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(p2kproc2(p2kproc3(mxKeyShuffle(mxKeyRotateLeftBits(mxKeyAlg1(mxKeyReverse(mxKeyShuffle(changeDuplicates(mxKeySwapBitsE(mxKeyNot(mxKeyReverse(mxKeyReverse(mxKeyXorRR(mxKeyAlg2(changeDuplicates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(p2kproc2(p2kproc3(mxKeySwapBitsRound(mxKeySwapBitsRound(mxKeyShuffle(mxKeyAlg2(mxKeyXor(mxKeyAlg2(mxKeyXor(p2kproc3(mxKeyAlg1(mxKeyAddRR(mxKeyXorRR(mxKeyByBitEnc(mxKeySwapMinors3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SwapBitsEE2(mxKeyNot(mxKeySwapBitsEE2(mxKeyRotEnc2(mxKeyReverse(mxKeySwapBitsD(p2kproc3(changeDuplicatesC2(mxKeyNot(mxKeySwapBitsRound(mxKeyShuffle(changeDuplicatesC2(mxKeyShuffle(mxKeyXor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Alg1(mxKeySwapBitsG(mxKeySwapBitsG(mxKeySwapBitsD(mxKeyAlg1(mxKeySwapBitsEE2(mxKeyRotateLeftBits(mxKeyReverse(changeDuplicatesC2(mxKeyNot(mxKeyXorB(mxKeySwapBitsRound(mxKeyNot(mxKeyAdd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RotateLeftBits(p2kproc3(mxKeyReverse(mxKeyAlg1(mxKeyXor(mxKeySwapBitsF(mxKeyNot(mxKeyByBitEnc(mxKeyXorRR(mxKeySwapBitsE(changeDuplicatesB(mxKeySwapBitsE(mxKeySwapMinors3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Alg1(mxKeyAddRR(mxKeyReverseBits(p2kproc3(mxKeyReverse(mxKeyNot(mxKeyAddRR(mxKeyRotEnc(mxKeySwapBitsRound(mxKeySwapBitsG(mxKeyAddRR(changeDuplicates(changeDuplicatesB(mxKeySwapBitsD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B(changeDuplicatesB(mxKeyNot(mxKeyNot(mxKeyXorRR(mxKeyXorRR(mxKeySwapBitsG(changeDuplicatesC2(mxKeyAlg1(mxKeyRotateLeftBits(mxKeyAddRR(changeDuplicatesC2(mxKeySwapBitsD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D(mxKeyByBitEnc(changeDuplicatesC2(mxKeyRotEnc(mxKeySwapBitsE(mxKeyRotEnc2(mxKeySwapBitsG(mxKeySwapMinors3(mxKeyAlg2(mxKeyXorB(mxKeyReverse(mxKeySwapBitsG(p2kproc3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Xor(mxKeyByBitEnc(mxKeySwapBitsRound(mxKeyAlg2(mxKeyReverseBits(mxKeySwapBitsRound(mxKeyAddRR(changeDuplicatesC2(mxKeyByBitEnc(changeDuplicatesC2(mxKeySwapBitsE(mxKeyReverseBits(mxKeySwapMinors3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Alg2(mxKeyAlg1(mxKeyAddRR(mxKeySwapMinors3(mxKeyXorB(mxKeySwapBitsEE2(mxKeyXorRR(mxKeySwapBitsF(mxKeyRotEnc2(mxKeyRotateLeftBits(mxKeySwapMinors3(changeDuplicatesC2(mxKeyReverseBits(p2kproc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(mxKeyRotEnc2(mxKeySwapBitsG(mxKeyAlg1(mxKeySwapBitsRound(mxKeyRotEnc2(mxKeyAlg2(mxKeyXor(mxKeyByBitEnc(mxKeySwapBitsRound(mxKeyNot(changeDuplicatesB(mxKeyAlg2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changeDuplicatesC2(mxKeyRotEnc(p2kproc3(mxKeyRotEnc(mxKeyAddRR(mxKeyReverse(mxKeySwapBitsRound(mxKeyAlg1(mxKeySwapBitsRound(mxKeySwapBitsRound(changeDuplicatesC2(mxKeyReverseBits(mxKeyAddRR(mxKeyRever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XorRR(mxKeyRotEnc(mxKeyAlg2(mxKeyByBitEnc(mxKeySwapBitsEE2(mxKeyXor(mxKeyNot(mxKeyAlg2(mxKeyAlg1(mxKeySwapBitsG(changeDuplicatesB(mxKeyShuffle(mxKeySwapBitsE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RotateLeftBits(mxKeyNot(mxKeySwapBitsG(mxKeyByBitEnc(changeDuplicates(mxKeySwapBitsRound(changeDuplicatesC2(mxKeyAlg1(mxKeyXor(mxKeyAlg2(mxKeyShuffle(mxKeySwapBitsD(mxKeyReverse(mxKeySwapBitsG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Alg1(mxKeySwapBitsEE2(mxKeyXorB(mxKeyAlg1(mxKeyByBitEnc(mxKeyXor(mxKeySwapBitsE(mxKeySwapBitsEE2(mxKeyReverseBits(mxKeySwapMinors3(mxKeyXor(mxKeySwapMinors3(mxKeyRotateLeftBits(mxKeyReverseBits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ByBitEnc(mxKeyReverse(mxKeyRotEnc2(mxKeyAddRR(mxKeyReverseBits(mxKeyRotEnc(mxKeySwapBitsE(mxKeySwapBitsG(mxKeyReverse(mxKeyNot(mxKeyReverseBits(mxKeyAlg1(mxKeyAlg1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SwapBitsEE2(p2kproc3(mxKeyAddRR(mxKeySwapBitsRound(mxKeyReverseBits(mxKeyXor(mxKeyAlg2(mxKeySwapBitsD(mxKeySwapBitsE(mxKeyXorRR(mxKeyRotateLeftBits(mxKeyAddRR(mxKeySwapBitsE(changeDuplicatesB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XorB(mxKeySwapBitsF(mxKeySwapBitsE(mxKeyRotateLeftBits(p2kproc3(mxKeyReverse(changeDuplicatesC2(mxKeySwapBitsE(mxKeyByBitEnc(mxKeyRotEnc2(mxKeyRotEnc2(changeDuplicatesB(mxKeyAlg2(mxKeyXor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SwapBitsF(mxKeyByBitEnc(mxKeySwapBitsF(mxKeyReverseBits(mxKeyNot(changeDuplicates(mxKeyXor(changeDuplicatesC2(mxKeyAlg1(mxKeyAlg2(mxKeyShuffle(mxKeyRotEnc2(mxKeyShuffle(mxKeySwapBitsG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RotEnc2(mxKeyXorRR(mxKeySwapBitsD(mxKeyByBitEnc(mxKeySwapBitsE(changeDuplicatesB(mxKeySwapMinors3(mxKeyRotateLeftBits(mxKeySwapBitsE(mxKeySwapMinors3(mxKeyShuffle(mxKeySwapBitsRound(changeDuplicates(mxKeySwapBitsF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ReverseBits(mxKeySwapMinors3(mxKeyRotEnc2(mxKeyXorB(mxKeyRotateLeftBits(mxKeyRotateLeftBits(mxKeyByBitEnc(mxKeyXor(changeDuplicatesB(mxKeySwapMinors3(mxKeySwapBitsG(changeDuplicatesB(mxKeyXor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(p2kproc2(p2kproc3(mxKeySwapBitsF(mxKeyXorB(mxKeyXorB(mxKeySwapBitsD(mxKeySwapBitsRound(mxKeySwapBitsEE2(mxKeyReverse(mxKeyByBitEnc(mxKeySwapBitsRound(mxKeyShuffle(mxKeyAlg1(mxKeySwapBitsF(mxKeyRotEnc2(changeDuplicate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E2(mxKeyRotEnc(mxKeySwapBitsD(mxKeyXorRR(mxKeyReverse(changeDuplicates(mxKeyNot(mxKeyRotEnc(changeDuplicates(mxKeyRotateLeftBits(changeDuplicatesB(changeDuplicatesC2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changeDuplicatesB(mxKeySwapBitsD(mxKeyShuffle(mxKeyXor(mxKeyRotEnc(mxKeyByBitEnc(mxKeyRotateLeftBits(mxKeyRotEnc2(mxKeySwapBitsEE2(p2kproc3(mxKeyXor(mxKeySwapBitsF(mxKeySwapMinors3(changeDuplicatesB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Alg2(mxKeyAlg1(mxKeyNot(changeDuplicates(p2kproc3(mxKeySwapBitsE(mxKeySwapBitsG(mxKeyByBitEnc(mxKeyAddRR(mxKeyXorB(mxKeyXorB(changeDuplicatesC2(mxKeySwapBitsE(mxKeyRotateLeft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SwapMinors3(mxKeyXor(changeDuplicatesB(mxKeyByBitEnc(mxKeyReverse(mxKeyReverseBits(mxKeySwapBitsE(mxKeySwapBitsG(mxKeyAlg1(mxKeyXorRR(mxKeyAlg1(mxKeyAlg1(mxKeyRotEnc(mxKeyXorRR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Alg1(mxKeyNot(mxKeySwapBitsD(mxKeyRotEnc(mxKeyXor(mxKeyRotEnc2(mxKeyXor(mxKeyAlg2(mxKeySwapMinors3(mxKeyXor(mxKeyNot(mxKeyXorRR(mxKeyXorRR(mxKeyNot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C2(mxKeyShuffle(mxKeyRotEnc2(mxKeyRotEnc(mxKeyAddRR(mxKeySwapMinors3(mxKeyRotEnc(mxKeySwapBitsRound(mxKeyXor(mxKeySwapBitsG(mxKeyReverseBits(mxKeySwapMinors3(mxKeyNot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RotEnc(mxKeySwapBitsE(mxKeyRotateLeftBits(p2kproc3(mxKeySwapBitsG(mxKeySwapBitsG(mxKeySwapBitsE(mxKeyByBitEnc(changeDuplicates(mxKeyShuffle(mxKeyReverseBits(mxKeySwapBitsE(changeDuplicatesB(mxKeySwapBits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Not(mxKeyXor(mxKeyXorB(mxKeySwapMinors3(mxKeySwapBitsD(mxKeySwapBitsE(changeDuplicatesB(mxKeyByBitEnc(mxKeyRotEnc(p2kproc3(mxKeySwapBitsRound(mxKeyAlg1(mxKeySwapBitsEE2(mxKeyByBi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SwapBitsE(mxKeyReverseBits(mxKeySwapBitsD(mxKeyRotateLeftBits(p2kproc3(mxKeyRotateLeftBits(mxKeySwapBitsEE2(mxKeyRotEnc2(mxKeyRotEnc2(p2kproc3(changeDuplicatesC2(mxKeyRotEnc2(mxKeyReverse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SwapBitsG(changeDuplicatesB(mxKeyXorRR(mxKeySwapBitsRound(mxKeyAddRR(mxKeyXor(mxKeySwapBitsRound(mxKeyReverseBits(mxKeySwapBitsD(mxKeySwapBitsD(changeDuplicatesB(mxKeyRotEnc(changeDuplicates(mxKeyShuffle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Xor(mxKeyXorRR(mxKeyAddRR(mxKeySwapBitsD(mxKeySwapBitsEE2(mxKeyRotEnc2(mxKeySwapBitsG(mxKeySwapBitsEE2(mxKeyAddRR(mxKeyReverseBits(mxKeyShuffle(mxKeyAlg1(mxKeyRotEnc2(changeDuplicatesB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(p2kproc2(p2kproc3(mxKeyAlg1(mxKeyXorRR(mxKeySwapBitsF(mxKeySwapBitsE(mxKeySwapBitsG(mxKeySwapBitsD(mxKeySwapBitsG(mxKeyRotateLeftBits(mxKeyReverse(mxKeyReverseBits(p2kproc3(mxKeySwapBitsRound(mxKeyAlg1(mxKeyRotEnc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SwapBitsE(mxKeySwapMinors3(mxKeyNot(mxKeySwapBitsD(mxKeyXorB(mxKeyNot(mxKeyAlg1(mxKeySwapBitsG(changeDuplicatesC2(changeDuplicates(mxKeyNot(mxKeyAlg1(mxKeyAddRR(mxKeyRotateLeft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Alg1(mxKeyAlg1(p2kproc3(mxKeyXorB(mxKeyAlg2(mxKeySwapMinors3(mxKeySwapBitsD(mxKeyAlg2(mxKeySwapBitsRound(changeDuplicatesC2(changeDuplicatesB(mxKeyXorRR(mxKeySwapBitsRound(mxKeyXo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SwapBitsG(mxKeySwapBitsEE2(mxKeyXorRR(mxKeySwapBitsG(mxKeySwapBitsRound(mxKeySwapBitsD(mxKeyAlg1(mxKeyRotEnc(mxKeyByBitEnc(mxKeyByBitEnc(changeDuplicates(mxKeyReverse(mxKeySwapBitsF(mxKeyAlg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ReverseBits(p2kproc3(mxKeyReverse(mxKeySwapBitsEE2(mxKeyXorB(mxKeyRotEnc(mxKeyXorB(mxKeySwapBitsRound(changeDuplicatesC2(changeDuplicates(mxKeyRotateLeftBits(mxKeySwapBitsE(mxKeyReverseBits(mxKeySwapBitsD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SwapMinors3(mxKeySwapBitsG(mxKeyAddRR(mxKeySwapBitsEE2(changeDuplicatesC2(mxKeyReverse(mxKeySwapBitsG(mxKeySwapBitsG(mxKeyReverseBits(mxKeyReverse(mxKeySwapBitsRound(mxKeySwapBitsEE2(mxKeyXor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changeDuplicates(mxKeySwapBitsG(mxKeyNot(mxKeySwapBitsG(mxKeyRotEnc2(mxKeyAlg2(mxKeySwapBitsD(changeDuplicates(mxKeyXorRR(mxKeyAlg1(mxKeyXor(mxKeyXor(mxKeyShuffle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Not(mxKeySwapBitsF(changeDuplicatesB(mxKeyXorRR(changeDuplicates(mxKeyXor(mxKeyReverseBits(mxKeyRotEnc2(mxKeyXorRR(p2kproc3(mxKeySwapBitsD(mxKeyNot(mxKeyNot(mxKeyRotateLeftBit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RotateLeftBits(mxKeyShuffle(mxKeyXorB(mxKeyReverseBits(mxKeyXorRR(mxKeyRotateLeftBits(mxKeySwapBitsD(changeDuplicates(mxKeyRotEnc(mxKeyAlg1(mxKeySwapBitsD(p2kproc3(mxKeySwapBitsD(mxKeySwapBitsD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Xor(p2kproc3(changeDuplicatesC2(mxKeySwapMinors3(mxKeySwapBitsE(mxKeyRotEnc(mxKeySwapBitsE(mxKeySwapMinors3(mxKeyRotEnc2(mxKeyShuffle(mxKeyReverseBits(mxKeySwapBitsG(changeDuplicatesC2(mxKeyAddR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Not(mxKeySwapBitsEE2(mxKeyXorB(mxKeyAlg1(mxKeySwapMinors3(mxKeySwapBitsG(mxKeyXorRR(mxKeySwapBitsD(mxKeyRotEnc(mxKeyNot(mxKeyRotEnc2(changeDuplicatesB(mxKeySwapBitsEE2(mxKeyAlg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AddRR(mxKeyAlg2(mxKeySwapBitsG(mxKeySwapBitsE(mxKeyNot(mxKeyAddRR(mxKeySwapBitsF(mxKeyReverse(mxKeySwapBitsG(mxKeySwapBitsD(mxKeySwapBitsEE2(mxKeySwapBitsEE2(mxKeySwapBitsE(mxKeyAlg1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SwapMinors3(mxKeyAddRR(mxKeyRotateLeftBits(changeDuplicates(changeDuplicatesC2(mxKeyAlg2(changeDuplicatesC2(mxKeyRotEnc2(mxKeySwapBitsRound(mxKeyRotEnc(mxKeyXor(mxKeyAddRR(changeDuplicates(mxKeyRotateLeft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(p2kproc2(p2kproc3(mxKeyRotEnc(mxKeyAddRR(mxKeyShuffle(mxKeyXorB(mxKeyAddRR(mxKeyXorB(mxKeySwapBitsG(changeDuplicatesB(changeDuplicatesC2(mxKeySwapBitsF(mxKeyRotEnc2(mxKeySwapMinors3(mxKeySwapBitsF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D(mxKeyXor(mxKeyRotateLeftBits(p2kproc3(mxKeySwapBitsD(p2kproc3(mxKeySwapBitsE(mxKeySwapBitsD(mxKeyXorB(mxKeySwapBitsE(mxKeySwapBitsF(mxKeyXor(changeDuplicates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E(mxKeySwapBitsF(mxKeyRotateLeftBits(changeDuplicatesC2(mxKeyAddRR(mxKeyShuffle(mxKeySwapBitsRound(mxKeyXor(changeDuplicatesC2(mxKeySwapBitsRound(mxKeyXor(mxKeyAddRR(mxKeyReverseBits(mxKeyNot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AddRR(mxKeyNot(mxKeySwapBitsF(mxKeyAlg2(p2kproc3(mxKeyAlg1(changeDuplicatesB(changeDuplicatesB(mxKeySwapBitsD(mxKeyByBitEnc(mxKeyRotateLeftBits(mxKeyAlg1(mxKeyXorB(mxKeyRotEn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ReverseBits(mxKeyAddRR(mxKeySwapMinors3(mxKeyAddRR(mxKeyRotateLeftBits(changeDuplicatesB(mxKeySwapBitsD(mxKeySwapMinors3(changeDuplicatesC2(changeDuplicatesC2(changeDuplicatesB(mxKeyRotEnc2(p2kproc3(mxKeyAdd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Reverse(mxKeyByBitEnc(changeDuplicates(mxKeySwapBitsEE2(mxKeySwapBitsEE2(mxKeyReverseBits(mxKeySwapBitsEE2(mxKeySwapMinors3(mxKeyReverse(mxKeyReverse(mxKeyRotEnc(mxKeySwapBitsD(mxKeySwapBitsF(mxKeyXo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AddRR(mxKeyXor(mxKeyRotEnc2(mxKeyXor(p2kproc3(mxKeyRotEnc2(mxKeySwapMinors3(mxKeyAlg1(mxKeyAddRR(mxKeyReverseBits(changeDuplicatesC2(changeDuplicatesB(mxKeyAddRR(mxKeyAlg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Xor(changeDuplicatesC2(mxKeySwapBitsE(mxKeyAddRR(changeDuplicatesC2(mxKeySwapBitsRound(mxKeySwapBitsE(mxKeyAlg2(changeDuplicatesB(mxKeyReverse(mxKeyRotEnc2(mxKeyAddRR(mxKeyAlg1(mxKeySwapBitsEE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D(mxKeySwapBitsRound(mxKeyRotEnc(mxKeyByBitEnc(mxKeyRotEnc2(mxKeyRotEnc(mxKeyRotEnc2(mxKeyReverse(mxKeyXorRR(mxKeyShuffle(mxKeyRotEnc(mxKeyReverse(changeDuplicatesC2(mxKeyXor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changeDuplicatesC2(mxKeyShuffle(mxKeyRotEnc2(mxKeyRotEnc(changeDuplicates(mxKeySwapBitsG(mxKeySwapBitsE(mxKeyReverse(changeDuplicates(mxKeyXorRR(mxKeySwapBitsRound(mxKeySwapBitsRound(mxKeyAlg2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huffle(mxKeyReverseBits(mxKeyReverseBits(mxKeyAlg1(mxKeySwapBitsE(mxKeyReverseBits(mxKeyRotEnc2(mxKeySwapBitsRound(mxKeySwapBitsF(mxKeyXorRR(changeDuplicates(mxKeySwapBitsF(mxKeyAddRR(mxKeyRotateLeftBit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changeDuplicates(mxKeySwapMinors3(mxKeySwapBitsD(mxKeyReverse(mxKeyAddRR(p2kproc3(mxKeyAddRR(mxKeySwapBitsF(mxKeySwapBitsD(mxKeyReverseBits(mxKeyReverse(mxKeySwapBitsF(changeDuplicatesB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p2kproc3(changeDuplicates(mxKeySwapBitsD(mxKeyXorB(changeDuplicates(mxKeySwapBitsD(mxKeyXor(mxKeyReverseBits(mxKeySwapBitsEE2(mxKeyAddRR(mxKeyNot(changeDuplicates(changeDuplicates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E(mxKeyRotEnc(mxKeyByBitEnc(changeDuplicates(mxKeyXor(mxKeyNot(mxKeyXorB(mxKeyXorRR(mxKeyXor(mxKeySwapBitsE(mxKeySwapBitsF(mxKeySwapBitsG(changeDuplicatesB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XorB(mxKeySwapBitsEE2(changeDuplicates(mxKeySwapBitsE(mxKeyNot(changeDuplicates(mxKeySwapBitsRound(mxKeyAlg2(mxKeySwapBitsE(mxKeyXorB(mxKeyAlg2(mxKeySwapBitsEE2(mxKeySwapBitsRound(changeDuplicates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changeDuplicatesB(mxKeyRotEnc2(mxKeySwapBitsF(mxKeySwapBitsRound(mxKeyXor(mxKeyAddRR(mxKeyRotEnc(changeDuplicatesB(mxKeyXor(mxKeySwapBitsF(mxKeyAlg1(mxKeyReverseBits(mxKeySwapBitsF(changeDuplicates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E(mxKeyRotEnc(mxKeySwapBitsEE2(mxKeyAddRR(changeDuplicates(mxKeyXorB(mxKeyReverseBits(mxKeySwapBitsRound(mxKeyXor(mxKeySwapBitsG(mxKeyShuffle(changeDuplicatesB(mxKeyReverseBits(mxKeySwapBits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G(mxKeyXorRR(mxKeyRotEnc2(mxKeyXorRR(mxKeyAlg1(mxKeyRotEnc2(mxKeySwapMinors3(mxKeySwapBitsE(mxKeyNot(mxKeySwapBitsE(mxKeySwapBitsRound(mxKeyShuffle(mxKeyAlg1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F(mxKeyNot(mxKeyXorB(mxKeyXorB(mxKeyAlg1(mxKeySwapBitsF(mxKeySwapBitsD(mxKeySwapBitsD(mxKeySwapBitsRound(mxKeyXor(mxKeyAlg1(mxKeySwapMinors3(changeDuplicates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ReverseBits(mxKeyByBitEnc(mxKeyReverseBits(mxKeyXor(mxKeyShuffle(mxKeyXorRR(mxKeyRotEnc2(mxKeySwapBitsEE2(mxKeySwapBitsEE2(mxKeyReverseBits(mxKeyXor(mxKeySwapBitsRound(changeDuplicates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Alg1(mxKeyShuffle(mxKeyReverse(mxKeyRotateLeftBits(mxKeyShuffle(mxKeySwapBitsD(mxKeyAlg2(mxKeyRotEnc(mxKeySwapBitsG(mxKeySwapBitsE(mxKeyAlg1(changeDuplicates(mxKeySwapBitsF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(p2kproc2(p2kproc3(mxKeySwapBitsD(p2kproc3(mxKeySwapBitsRound(changeDuplicatesB(mxKeySwapBitsRound(p2kproc3(mxKeyReverse(mxKeySwapBitsF(mxKeyXorB(mxKeyNot(mxKeySwapBitsRound(mxKeySwapBitsE(mxKeyRotEnc(mxKeySwapBits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(changeDuplicatesB(mxKeyReverseBits(mxKeySwapBitsEE2(mxKeyXorB(mxKeyRotateLeftBits(mxKeyNot(mxKeySwapBitsF(mxKeyXor(mxKeyAddRR(mxKeySwapBitsD(mxKeyAddRR(mxKeySwapBitsE(changeDuplicate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changeDuplicatesB(mxKeyRotateLeftBits(mxKeySwapMinors3(mxKeyByBitEnc(mxKeySwapBitsRound(mxKeyAlg2(mxKeyReverse(mxKeyXorRR(mxKeyAlg2(mxKeyRotateLeftBits(mxKeySwapBitsD(mxKeySwapBitsD(mxKeyReverse(changeDuplicates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B(mxKeyByBitEnc(mxKeySwapBitsD(changeDuplicates(mxKeyNot(p2kproc3(mxKeySwapBitsD(mxKeyAlg2(mxKeyAlg1(mxKeySwapBitsF(changeDuplicatesB(mxKeyXor(mxKeySwapMinors3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E(mxKeyNot(mxKeyNot(mxKeyNot(mxKeySwapBitsE(mxKeyRotEnc2(mxKeyRotEnc2(mxKeyXor(changeDuplicatesB(changeDuplicates(mxKeySwapMinors3(mxKeySwapBitsG(mxKeyByBitEnc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RR(changeDuplicatesC2(mxKeyXorB(mxKeySwapBitsF(mxKeyReverseBits(mxKeyXor(mxKeySwapMinors3(changeDuplicatesC2(changeDuplicatesB(mxKeyAlg2(mxKeySwapBitsRound(mxKeySwapBitsRound(mxKeyAlg2(mxKeySwapBitsG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G(mxKeySwapBitsE(mxKeyAddRR(mxKeySwapMinors3(mxKeyReverseBits(mxKeyReverse(mxKeyRotateLeftBits(mxKeySwapBitsEE2(mxKeyReverseBits(changeDuplicatesC2(mxKeyRotEnc2(mxKeyAlg2(mxKeyAlg1(p2kproc3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(mxKeySwapMinors3(mxKeyAlg2(mxKeyAddRR(changeDuplicatesC2(mxKeyNot(mxKeySwapBitsRound(p2kproc3(changeDuplicates(mxKeyRotEnc2(mxKeySwapBitsE(mxKeySwapMinors3(changeDuplicatesC2(mxKeyXor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otEnc(mxKeyXorRR(mxKeyByBitEnc(changeDuplicatesC2(mxKeySwapBitsF(mxKeySwapBitsRound(changeDuplicatesB(mxKeyReverseBits(mxKeySwapMinors3(mxKeyRotEnc(changeDuplicates(p2kproc3(mxKeyRotEnc2(mxKeyRever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changeDuplicatesB(mxKeyNot(mxKeySwapBitsF(mxKeySwapBitsF(mxKeyByBitEnc(mxKeyAlg2(mxKeyAlg1(mxKeySwapBitsRound(mxKeySwapBitsF(mxKeyRotateLeftBits(changeDuplicatesC2(mxKeySwapBitsEE2(mxKeySwapBitsF(mxKeyXor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(mxKeyXor(mxKeyRotateLeftBits(mxKeyRotEnc(mxKeyRotateLeftBits(p2kproc3(changeDuplicatesC2(mxKeyShuffle(mxKeyAlg2(mxKeyShuffle(changeDuplicatesC2(mxKeyShuffle(mxKeyReverse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F(mxKeySwapBitsE(mxKeyNot(changeDuplicates(p2kproc3(mxKeyRotateLeftBits(changeDuplicatesC2(mxKeySwapBitsEE2(changeDuplicatesC2(mxKeyShuffle(mxKeyXorRR(mxKeyRotEnc(changeDuplicates(mxKeySwapBit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Round(mxKeySwapMinors3(changeDuplicatesB(mxKeySwapBitsRound(mxKeyNot(mxKeyXorB(mxKeyXorRR(mxKeyShuffle(mxKeyAlg2(mxKeyAlg2(mxKeyNot(mxKeyXorRR(mxKeyReverse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Minors3(mxKeyXor(mxKeyAddRR(mxKeyReverseBits(mxKeyAddRR(changeDuplicates(mxKeyAlg2(mxKeyRotateLeftBits(mxKeyNot(mxKeySwapBitsD(mxKeyAlg1(mxKeyXor(mxKeySwapBitsF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RR(mxKeyAddRR(mxKeyReverseBits(mxKeySwapBitsD(mxKeySwapMinors3(mxKeySwapBitsEE2(mxKeyNot(mxKeyRotEnc2(changeDuplicates(mxKeyAlg2(mxKeyNot(changeDuplicatesB(mxKeyXor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huffle(mxKeyByBitEnc(mxKeyXorRR(mxKeyRotEnc2(mxKeyAlg2(mxKeyXor(mxKeySwapBitsD(mxKeyRotateLeftBits(mxKeySwapBitsEE2(mxKeyAlg1(mxKeySwapMinors3(changeDuplicatesC2(mxKeyReverseBits(changeDuplicates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B(mxKeyRotateLeftBits(mxKeyRotEnc(p2kproc3(mxKeyAddRR(changeDuplicatesC2(changeDuplicates(mxKeySwapBitsRound(mxKeySwapBitsRound(mxKeySwapBitsRound(mxKeyAlg2(mxKeyAddRR(changeDuplicatesB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changeDuplicatesC2(p2kproc3(mxKeyReverse(mxKeyByBitEnc(mxKeySwapBitsF(mxKeySwapBitsRound(mxKeyAlg1(mxKeyShuffle(p2kproc3(mxKeySwapBitsEE2(p2kproc3(mxKeyAlg1(changeDuplicatesC2(mxKeySwapMinors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B(mxKeyRotateLeftBits(mxKeySwapBitsE(changeDuplicatesC2(changeDuplicatesB(mxKeyRotEnc2(mxKeyReverse(mxKeySwapBitsG(mxKeySwapMinors3(mxKeyReverseBits(mxKeyReverseBits(mxKeyXorB(changeDuplicates(mxKeyRever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(mxKeyRotEnc2(mxKeySwapBitsD(mxKeySwapBitsG(mxKeyByBitEnc(mxKeyRotEnc(mxKeyRotateLeftBits(mxKeyXorB(mxKeyRotEnc2(mxKeySwapBitsRound(mxKeyXorRR(mxKeySwapBitsF(mxKeyNot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ByBitEnc(mxKeyShuffle(mxKeySwapBitsRound(mxKeyReverse(mxKeyShuffle(mxKeySwapMinors3(mxKeyXor(mxKeyReverseBits(mxKeyRotEnc(changeDuplicatesB(mxKeyRotateLeftBits(mxKeyRotEnc2(mxKeyReverseBits(mxKeyShuffl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otateLeftBits(mxKeyAlg2(mxKeyXorB(mxKeySwapBitsE(mxKeyXor(mxKeyRotateLeftBits(mxKeyAlg1(changeDuplicates(changeDuplicates(mxKeySwapBitsE(mxKeySwapBitsG(mxKeySwapBitsD(mxKeyAlg2(changeDuplicatesB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ByBitEnc(mxKeyAlg2(mxKeyRotateLeftBits(mxKeyByBitEnc(mxKeySwapBitsE(mxKeyReverseBits(mxKeyNot(mxKeyRotEnc(p2kproc3(mxKeyRotEnc(mxKeyXor(mxKeyRotEnc2(mxKeyXorB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otateLeftBits(p2kproc3(mxKeySwapBitsF(mxKeyReverseBits(mxKeySwapBitsG(mxKeyXorRR(mxKeyXorRR(mxKeySwapMinors3(changeDuplicatesC2(mxKeySwapBitsG(mxKeySwapBitsRound(mxKeyRotateLeftBits(mxKeyAlg1(mxKeyShuffl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RR(p2kproc3(mxKeyRotEnc2(mxKeyAlg2(mxKeyNot(mxKeyXor(changeDuplicates(mxKeyNot(mxKeyXor(mxKeyReverseBits(mxKeyReverseBits(mxKeyRotEnc(mxKeySwapMinors3(mxKeyRotEnc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Alg1(mxKeySwapBitsG(mxKeyShuffle(mxKeyXor(mxKeyAddRR(mxKeyReverseBits(mxKeySwapBitsG(mxKeySwapBitsE(mxKeyRotEnc2(mxKeyAddRR(mxKeyRotEnc(mxKeyRotEnc2(mxKeyAlg1(changeDuplicatesC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huffle(mxKeySwapBitsG(changeDuplicatesB(mxKeySwapBitsE(mxKeyAlg2(mxKeySwapBitsE(mxKeyByBitEnc(mxKeyReverseBits(mxKeyReverseBits(mxKeyByBitEnc(mxKeyReverseBits(mxKeyNot(mxKeyXor(mxKeyXor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Alg1(mxKeySwapBitsE(mxKeyByBitEnc(mxKeyXor(mxKeyRotateLeftBits(mxKeyRotEnc(mxKeyAlg1(mxKeySwapBitsG(mxKeyByBitEnc(mxKeySwapBitsF(mxKeyAlg2(mxKeyAlg2(mxKeySwapBitsG(p2kproc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p2kproc3(mxKeyAlg1(mxKeyRotEnc(mxKeyXorRR(mxKeyNot(mxKeyRotateLeftBits(mxKeyXorB(mxKeySwapBitsG(mxKeyXorRR(mxKeyRotEnc(mxKeyXor(mxKeySwapBitsG(mxKeyReverseBits(mxKeyXor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changeDuplicatesB(mxKeyAlg1(mxKeySwapBitsF(mxKeyAlg2(mxKeySwapBitsD(mxKeyAlg1(mxKeyRotEnc2(mxKeyXorB(changeDuplicatesB(changeDuplicatesB(mxKeySwapBitsRound(mxKeyRotEnc2(mxKeyByBitEnc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EE2(mxKeyXorRR(mxKeyRotEnc(mxKeyXorRR(mxKeyXorB(mxKeySwapMinors3(mxKeyByBitEnc(mxKeyAlg2(changeDuplicatesC2(mxKeySwapBitsG(p2kproc3(mxKeySwapBitsRound(mxKeyXor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everseBits(mxKeyByBitEnc(mxKeyXorB(changeDuplicates(mxKeyAlg1(mxKeyAddRR(mxKeyAlg2(mxKeySwapBitsF(mxKeyRotateLeftBits(mxKeySwapBitsE(changeDuplicatesC2(changeDuplicatesC2(mxKeySwapBitsF(changeDuplicates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AddRR(mxKeyNot(mxKeyRotEnc(mxKeySwapBitsEE2(mxKeySwapBitsEE2(mxKeyRotEnc(changeDuplicates(mxKeyAlg1(mxKeyXor(mxKeyAddRR(mxKeyRotateLeftBits(mxKeyXor(mxKeyAddRR(mxKeyRotateLeftBit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SwapBitsE(mxKeyShuffle(changeDuplicates(mxKeySwapBitsRound(mxKeyAddRR(mxKeyXorRR(mxKeyShuffle(mxKeyRotateLeftBits(mxKeyAlg1(mxKeySwapBitsF(mxKeySwapBitsE(mxKeyAlg2(changeDuplicatesB(mxKeySwapBitsE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changeDuplicates(mxKeyRotateLeftBits(mxKeyRotEnc(mxKeyReverse(mxKeyReverse(mxKeyNot(mxKeyRotEnc(mxKeyRotEnc(mxKeySwapMinors3(mxKeyByBitEnc(mxKeyNot(mxKeySwapMinors3(mxKeyAlg1(mxKeySwapBitsRound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otEnc(mxKeySwapBitsEE2(mxKeySwapBitsRound(mxKeySwapBitsG(mxKeyReverse(mxKeyReverseBits(mxKeySwapBitsEE2(p2kproc3(mxKeyRotateLeftBits(mxKeySwapBitsE(mxKeySwapBitsG(mxKeySwapBitsEE2(mxKeyNot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RR(mxKeyRotEnc(mxKeySwapMinors3(mxKeyByBitEnc(mxKeySwapBitsE(mxKeyXorRR(mxKeyAlg1(mxKeyRotateLeftBits(mxKeyRotEnc(mxKeySwapBitsRound(mxKeySwapBitsD(mxKeySwapBitsE(mxKeyRotateLeftBits(mxKeyAlg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XorRR(mxKeySwapBitsEE2(mxKeyNot(mxKeyByBitEnc(mxKeyByBitEnc(changeDuplicatesC2(mxKeySwapBitsG(mxKeySwapBitsRound(mxKeyNot(mxKeySwapBitsF(mxKeyXorRR(mxKeyAddRR(mxKeyXorRR(mxKeySwapBit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Not(mxKeySwapBitsE(mxKeyAlg1(mxKeyAlg1(changeDuplicatesC2(changeDuplicates(mxKeySwapBitsD(p2kproc3(mxKeyByBitEnc(mxKeyNot(changeDuplicatesB(mxKeyRotEnc(mxKeySwapMinors3(changeDuplicatesB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Alg1(mxKeyXor(mxKeyXorRR(p2kproc3(mxKeyRotEnc2(mxKeyAlg1(mxKeySwapBitsF(mxKeySwapMinors3(mxKeyAlg2(mxKeyByBitEnc(mxKeyShuffle(mxKeySwapBitsF(mxKeyXor(mxKeyShuffl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(p2kproc2(p2kproc3(mxKeyRotEnc(mxKeySwapBitsG(changeDuplicates(mxKeySwapBitsE(mxKeyRotEnc2(mxKeyAlg2(mxKeyAlg2(mxKeyXorB(mxKeySwapBitsE(mxKeyAlg2(mxKeyXor(mxKeyRotEnc(mxKeyXorRR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(mxKeyReverseBits(mxKeyXor(mxKeyReverse(mxKeyXorB(mxKeySwapBitsF(mxKeyReverseBits(mxKeyAddRR(mxKeySwapMinors3(mxKeyXor(mxKeySwapMinors3(changeDuplicates(mxKeySwapBitsF(mxKeyRotEnc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everse(mxKeySwapBitsG(mxKeySwapBitsG(mxKeySwapBitsEE2(mxKeyNot(mxKeyXorB(mxKeySwapBitsF(mxKeyByBitEnc(mxKeyShuffle(mxKeyAddRR(p2kproc3(mxKeyXorB(mxKeySwapBitsG(mxKeySwapBits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everseBits(mxKeySwapBitsRound(mxKeySwapBitsE(changeDuplicatesC2(mxKeyAlg1(mxKeyAlg2(changeDuplicates(mxKeyXor(mxKeySwapMinors3(changeDuplicatesC2(mxKeyReverse(mxKeyReverseBits(mxKeySwapBitsRound(changeDuplicates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E2(mxKeySwapBitsG(mxKeySwapBitsF(mxKeySwapBitsF(p2kproc3(changeDuplicates(mxKeyAlg2(mxKeySwapBitsF(mxKeyReverseBits(mxKeyAddRR(mxKeyXor(changeDuplicates(changeDuplicatesB(mxKeySwapBitsF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1(mxKeySwapBitsE(mxKeyAlg2(mxKeySwapBitsRound(changeDuplicatesB(mxKeySwapBitsRound(changeDuplicates(mxKeySwapMinors3(mxKeyReverse(changeDuplicatesC2(mxKeyByBitEnc(mxKeySwapMinors3(mxKeyRotateLeftBits(mxKeyRo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(mxKeyRotEnc(mxKeyAlg2(mxKeySwapMinors3(mxKeyAlg1(mxKeyRotateLeftBits(mxKeyXorRR(changeDuplicatesC2(mxKeyNot(mxKeyReverseBits(mxKeyXorRR(mxKeyReverseBits(mxKeyReverse(mxKeySwapBitsD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(mxKeyReverseBits(changeDuplicates(mxKeyXor(mxKeyReverseBits(changeDuplicatesC2(mxKeySwapBitsG(mxKeyAlg1(mxKeyByBitEnc(mxKeySwapBitsEE2(mxKeyShuffle(changeDuplicatesC2(changeDuplicates(mxKeyAlg2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Round(mxKeyRotateLeftBits(mxKeySwapBitsF(mxKeyShuffle(mxKeyByBitEnc(mxKeyByBitEnc(changeDuplicates(mxKeyReverse(mxKeySwapBitsEE2(mxKeyNot(mxKeyReverse(mxKeyReverse(changeDuplicates(mxKeyRotEnc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Enc(mxKeyRotEnc2(mxKeySwapBitsE(mxKeyAlg1(mxKeyRotEnc(mxKeyReverseBits(mxKeySwapBitsEE2(mxKeyReverse(mxKeyReverseBits(mxKeyXorB(mxKeyReverse(mxKeyRotEnc2(mxKeyAddRR(mxKeyReverse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everse(p2kproc3(mxKeyRotEnc2(mxKeyRotEnc(mxKeyXorB(mxKeyReverseBits(mxKeySwapBitsEE2(changeDuplicatesC2(mxKeyShuffle(mxKeyRotEnc(mxKeyShuffle(mxKeyAlg2(changeDuplicatesB(mxKeyXor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B(mxKeyReverse(mxKeySwapBitsEE2(mxKeyReverse(changeDuplicatesC2(mxKeyAddRR(changeDuplicates(mxKeySwapBitsF(changeDuplicatesB(p2kproc3(mxKeyReverseBits(mxKeyAlg2(mxKeyXor(mxKeyXorB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RotateLeftBits(mxKeyXorB(mxKeyNot(mxKeyRotateLeftBits(mxKeySwapBitsRound(mxKeySwapBitsG(changeDuplicates(mxKeyXorB(mxKeyXor(mxKeyByBitEnc(mxKeySwapBitsEE2(mxKeyAlg1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ateLeftBits(mxKeyAlg2(mxKeyReverseBits(p2kproc3(mxKeyByBitEnc(mxKeyAddRR(mxKeyAlg1(mxKeyReverse(p2kproc3(mxKeyByBitEnc(mxKeyShuffle(mxKeyAlg2(mxKeyXorB(mxKeyShuffle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everse(changeDuplicatesB(mxKeyAddRR(mxKeyRotateLeftBits(mxKeyXor(mxKeyAlg2(mxKeyRotateLeftBits(mxKeyXorB(mxKeySwapMinors3(mxKeyReverse(mxKeyRotEnc2(mxKeyAddRR(mxKeySwapBitsE(mxKeySwapBitsD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Enc2(mxKeyAlg2(changeDuplicatesC2(mxKeyXorRR(mxKeyAlg1(changeDuplicates(mxKeyAlg1(mxKeyXor(changeDuplicates(changeDuplicatesB(mxKeyAddRR(mxKeySwapMinors3(mxKeyByBitEnc(mxKeyShuffle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Round(mxKeyXorB(mxKeyByBitEnc(mxKeyAddRR(mxKeySwapBitsEE2(mxKeySwapBitsRound(mxKeyReverse(mxKeySwapBitsF(mxKeyNot(mxKeyRotEnc(mxKeyXorB(mxKeyAddRR(changeDuplicates(mxKeyAdd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D(mxKeyXor(mxKeySwapBitsE(mxKeyRotEnc2(mxKeySwapBitsE(mxKeySwapBitsE(mxKeyReverseBits(mxKeyByBitEnc(mxKeyXorB(mxKeySwapBitsEE2(mxKeySwapBitsRound(mxKeyReverseBits(mxKeyNot(mxKeyXo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Not(mxKeyXorRR(mxKeyRotateLeftBits(mxKeyXorB(mxKeyNot(mxKeyXorB(mxKeyAlg2(mxKeySwapBitsD(mxKeySwapBitsEE2(mxKeyRotEnc2(changeDuplicatesB(mxKeySwapMinors3(mxKeyShuffle(mxKeySwapBitsD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ddRR(mxKeyAlg2(mxKeySwapBitsD(mxKeyXor(mxKeyRotateLeftBits(mxKeySwapMinors3(mxKeyXorB(mxKeyRotEnc(mxKeySwapMinors3(mxKeySwapBitsE(changeDuplicatesB(mxKeySwapMinors3(mxKeySwapBitsD(mxKeySwapMinors3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(mxKeySwapBitsRound(mxKeyAlg2(mxKeyRotateLeftBits(changeDuplicatesC2(mxKeyXor(mxKeyByBitEnc(mxKeyXor(mxKeyXorB(mxKeyReverse(mxKeySwapBitsF(mxKeySwapBitsG(mxKeyAddRR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ateLeftBits(mxKeySwapMinors3(changeDuplicatesC2(mxKeySwapBitsEE2(changeDuplicatesB(mxKeySwapBitsD(mxKeySwapBitsD(mxKeyAlg1(mxKeyByBitEnc(mxKeyByBitEnc(mxKeyXorB(mxKeySwapBitsE(mxKeyRotateLeftBits(mxKeyRotateLeftBit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C2(mxKeyByBitEnc(mxKeyXorRR(mxKeySwapBitsD(mxKeyReverse(mxKeyRotateLeftBits(mxKeyShuffle(mxKeyXor(changeDuplicatesC2(mxKeyXor(mxKeySwapMinors3(changeDuplicatesC2(mxKeyAlg1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2(mxKeySwapMinors3(mxKeySwapBitsE(mxKeyXorB(mxKeyXorB(mxKeySwapMinors3(changeDuplicatesC2(mxKeyRotEnc2(mxKeySwapBitsD(mxKeyXorRR(mxKeyReverse(mxKeyAddRR(mxKeyAlg1(changeDuplicatesB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Xor(mxKeySwapBitsRound(mxKeyRotEnc(p2kproc3(changeDuplicatesB(mxKeyByBitEnc(mxKeyNot(mxKeyShuffle(p2kproc3(mxKeySwapBitsF(mxKeyReverse(mxKeyReverse(mxKeyRotEnc(mxKeyRever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Enc2(mxKeySwapBitsF(mxKeyAlg1(mxKeyByBitEnc(mxKeyShuffle(mxKeySwapBitsEE2(mxKeyRotEnc2(mxKeyXorB(mxKeyXorRR(mxKeyXorRR(changeDuplicatesB(mxKeySwapBitsRound(mxKeyReverse(mxKeyByBitEnc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everse(mxKeySwapBitsEE2(mxKeyReverseBits(changeDuplicates(mxKeyReverse(mxKeySwapBitsG(changeDuplicatesB(mxKeyRotEnc(mxKeySwapBitsE(p2kproc3(mxKeyReverse(mxKeySwapBitsE(mxKeyAlg2(mxKeyReverse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(mxKeySwapBitsF(mxKeySwapBitsD(mxKeyRotEnc(changeDuplicatesC2(mxKeyRotEnc2(mxKeyAlg2(mxKeyXorB(mxKeySwapMinors3(changeDuplicates(mxKeyRotEnc(mxKeyXorRR(mxKeySwapMinors3(mxKeyShuffle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G(mxKeySwapBitsEE2(mxKeySwapBitsE(mxKeyXor(mxKeyAddRR(mxKeySwapBitsF(mxKeySwapBitsD(mxKeySwapMinors3(p2kproc3(mxKeyAddRR(p2kproc3(mxKeySwapBitsRound(mxKeySwapMinors3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XorRR(mxKeyReverse(mxKeySwapMinors3(mxKeySwapBitsRound(mxKeyReverseBits(mxKeyRotEnc(changeDuplicatesC2(mxKeyRotEnc(mxKeyByBitEnc(mxKeySwapBitsG(changeDuplicatesB(changeDuplicatesC2(changeDuplicatesC2(mxKeySwapBits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huffle(mxKeyRotateLeftBits(mxKeySwapBitsG(mxKeySwapBitsE(mxKeySwapMinors3(changeDuplicates(mxKeyAlg1(mxKeyReverseBits(mxKeyRotEnc(mxKeyShuffle(mxKeyAlg1(mxKeyRotEnc2(mxKeyReverseBits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(changeDuplicates(changeDuplicates(mxKeyXorB(mxKeySwapMinors3(changeDuplicatesC2(mxKeySwapBitsEE2(mxKeySwapMinors3(mxKeyXorB(mxKeySwapBitsE(mxKeyShuffle(mxKeyRotEnc(mxKeyXor(mxKeySwapBitsD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2(mxKeyByBitEnc(mxKeyReverse(mxKeyReverseBits(changeDuplicates(mxKeyShuffle(mxKeySwapBitsEE2(mxKeyByBitEnc(mxKeyShuffle(mxKeyNot(mxKeyShuffle(mxKeyAlg2(p2kproc3(mxKeyAlg1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(mxKeySwapMinors3(mxKeyAlg1(changeDuplicates(mxKeyRotEnc(changeDuplicatesC2(mxKeyXorRR(mxKeyAlg2(mxKeyXorB(mxKeyAlg1(p2kproc3(p2kproc3(changeDuplicatesB(mxKeyAddR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B(mxKeyXorRR(mxKeyXorRR(mxKeyNot(mxKeyByBitEnc(mxKeyXorB(changeDuplicatesC2(mxKeyAlg2(mxKeySwapBitsD(mxKeySwapBitsF(mxKeySwapMinors3(mxKeyRotateLeftBits(mxKeyRotEnc2(p2kproc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EE2(changeDuplicatesB(mxKeySwapMinors3(changeDuplicatesB(mxKeySwapMinors3(mxKeySwapMinors3(mxKeySwapBitsG(changeDuplicatesC2(mxKeyByBitEnc(mxKeySwapBitsG(changeDuplicatesB(changeDuplicates(mxKeySwapBitsG(mxKeyShuffle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XorB(mxKeySwapBitsRound(mxKeyAlg1(p2kproc3(mxKeyByBitEnc(mxKeySwapBitsEE2(mxKeySwapBitsRound(mxKeyAlg2(mxKeyRotateLeftBits(mxKeyAddRR(changeDuplicates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2(mxKeyReverseBits(mxKeyNot(mxKeyAlg2(mxKeySwapMinors3(mxKeyRotEnc2(mxKeyRotEnc2(mxKeyShuffle(changeDuplicatesC2(mxKeyXorB(mxKeyNot(mxKeySwapBitsG(mxKeySwapMinors3(mxKeyRo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XorB(changeDuplicatesB(mxKeyAlg1(mxKeySwapBitsD(mxKeySwapBitsE(mxKeyAlg1(mxKeyXorRR(changeDuplicates(changeDuplicates(mxKeyRotEnc(mxKeyXorB(mxKeyAddRR(mxKeySwapMinors3(p2kproc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BitsG(p2kproc3(mxKeySwapBitsEE2(mxKeyXorB(mxKeySwapBitsD(mxKeyReverse(mxKeyRotEnc(mxKeySwapBitsRound(mxKeyXorB(mxKeyByBitEnc(mxKeyShuffle(mxKeySwapBitsF(changeDuplicates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Xor(mxKeyAlg1(mxKeyXorB(mxKeyAlg2(mxKeyRotateLeftBits(p2kproc3(mxKeySwapBitsE(mxKeyRotEnc2(mxKeyXorB(mxKeySwapBitsF(mxKeyAddRR(mxKeyXorB(mxKeyNot(mxKeySwapBitsF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changeDuplicatesB(mxKeyReverseBits(mxKeyAlg2(mxKeyAddRR(mxKeySwapBitsEE2(mxKeyRotEnc2(mxKeyAlg1(mxKeyAlg2(mxKeySwapBitsEE2(mxKeySwapBitsD(changeDuplicates(mxKeyRotateLeftBits(mxKeyRotEnc(mxKeyRotEnc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ddRR(mxKeyAddRR(mxKeyAlg1(mxKeyAddRR(changeDuplicatesB(mxKeySwapBitsD(mxKeyAlg1(mxKeyRotEnc2(mxKeyReverse(mxKeyReverse(mxKeyRotEnc2(mxKeyRotateLeftBits(changeDuplicates(mxKeyAdd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RotateLeftBits(mxKeyRotEnc(mxKeySwapBitsRound(mxKeyAddRR(mxKeyXorB(mxKeySwapBitsE(changeDuplicates(mxKeyByBitEnc(mxKeySwapBitsE(mxKeyAlg1(changeDuplicatesC2(changeDuplicatesB(mxKeySwapBitsG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SwapMinors3(mxKeySwapBitsF(mxKeyReverseBits(p2kproc3(mxKeyRotEnc2(changeDuplicatesC2(mxKeySwapBitsRound(mxKeyReverseBits(mxKeySwapBitsF(mxKeyShuffle(mxKeyShuffle(changeDuplicatesC2(mxKeyRotateLeftBits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(p2kproc2(p2kproc3(mxKeyAlg1(mxKeySwapBitsG(mxKeySwapBitsG(mxKeyByBitEnc(mxKeySwapBitsF(mxKeyXorB(mxKeySwapBitsG(mxKeyXorRR(mxKeyXor(mxKeySwapMinors3(mxKeyReverseBits(mxKeyRotEnc(mxKeySwapBitsE(mxKeyXorR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mxKeySwapMinors3(mxKeySwapBitsRound(changeDuplicatesB(mxKeyAlg1(mxKeySwapBitsD(mxKeySwapBitsRound(mxKeySwapMinors3(mxKeyRotEnc2(changeDuplicates(mxKeyAlg1(mxKeyXor(mxKeyNot(changeDuplicatesB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everseBits(mxKeySwapBitsD(mxKeySwapBitsRound(changeDuplicates(mxKeyReverse(mxKeyAlg2(mxKeyShuffle(mxKeySwapBitsD(mxKeyReverse(mxKeyXorRR(mxKeyReverseBits(changeDuplicatesB(p2kproc3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lg1(mxKeyByBitEnc(mxKeyXor(mxKeyXor(mxKeySwapBitsEE2(mxKeyAlg1(mxKeyRotEnc2(mxKeySwapBitsE(mxKeySwapBitsRound(p2kproc3(mxKeySwapMinors3(mxKeyNot(mxKeyReverse(p2kproc3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ddRR(mxKeyAlg1(p2kproc3(mxKeySwapBitsRound(mxKeyRotateLeftBits(mxKeyRotEnc(mxKeyNot(mxKeyShuffle(changeDuplicates(mxKeySwapBitsG(mxKeyReverse(mxKeyReverseBits(mxKeyNot(mxKeyRever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p2kproc3(p2kproc3(mxKeyXor(mxKeySwapBitsG(mxKeyShuffle(mxKeySwapMinors3(mxKeyRotEnc(mxKeySwapBitsD(mxKeyRotEnc(mxKeyRotateLeftBits(mxKeySwapMinors3(p2kproc3(mxKeyRotEnc2(mxKeyRotEn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B(mxKeyRotateLeftBits(changeDuplicatesC2(mxKeyRotEnc(changeDuplicatesC2(mxKeySwapBitsF(mxKeySwapMinors3(mxKeyXor(changeDuplicates(mxKeyAlg1(mxKeyAlg1(mxKeySwapBitsRound(mxKeySwapBitsD(changeDuplicate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Round(mxKeyXor(changeDuplicatesB(mxKeyRotEnc(mxKeyAddRR(changeDuplicatesC2(mxKeyRotateLeftBits(changeDuplicates(mxKeyByBitEnc(mxKeySwapBitsE(mxKeyReverseBits(mxKeyAddRR(mxKeySwapBitsD(mxKeyNot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huffle(mxKeySwapBitsF(mxKeyRotEnc(changeDuplicatesB(mxKeyRotEnc2(mxKeySwapBitsE(mxKeyByBitEnc(changeDuplicatesC2(mxKeyAlg2(changeDuplicatesB(mxKeyReverse(mxKeyXorB(mxKeyAddRR(mxKeyReverse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G(mxKeySwapBitsEE2(mxKeyReverse(mxKeySwapBitsF(changeDuplicates(mxKeyXor(changeDuplicates(mxKeySwapMinors3(mxKeyShuffle(changeDuplicates(mxKeySwapBitsEE2(mxKeySwapMinors3(mxKeySwapBitsEE2(mxKeyNot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XorRR(mxKeySwapBitsG(mxKeySwapBitsRound(changeDuplicatesB(mxKeySwapBitsE(changeDuplicatesB(changeDuplicatesC2(mxKeySwapBitsF(mxKeyRotEnc2(mxKeyShuffle(changeDuplicatesB(p2kproc3(mxKeySwapBitsG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EE2(mxKeyAlg1(mxKeyRotEnc(changeDuplicatesC2(mxKeySwapBitsEE2(mxKeySwapMinors3(changeDuplicatesC2(changeDuplicatesB(mxKeyAlg2(mxKeyAddRR(mxKeyXorB(mxKeyRotateLeftBits(mxKeyAlg2(mxKeySwapBitsF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everseBits(mxKeyXor(changeDuplicates(mxKeySwapBitsD(mxKeyByBitEnc(mxKeyReverseBits(mxKeyAlg1(mxKeyRotEnc(mxKeySwapBitsD(mxKeyByBitEnc(mxKeySwapBitsE(mxKeyXor(changeDuplicates(mxKeyShuffle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mxKeyRotEnc2(mxKeySwapBitsD(mxKeyXor(mxKeyRotEnc(mxKeyAddRR(mxKeySwapBitsF(mxKeyXor(mxKeySwapBitsE(changeDuplicatesB(mxKeyReverseBits(mxKeySwapBitsF(mxKeyAlg2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Minors3(mxKeyRotateLeftBits(mxKeyAddRR(changeDuplicates(mxKeyRotEnc2(changeDuplicatesB(mxKeySwapBitsRound(mxKeyShuffle(mxKeyReverseBits(mxKeySwapBitsF(mxKeyAddRR(mxKeyRotateLeftBits(mxKeyReverseBits(mxKeyAdd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B(mxKeyAlg2(mxKeyShuffle(mxKeyShuffle(mxKeyAddRR(p2kproc3(mxKeyShuffle(mxKeySwapBitsF(mxKeyReverseBits(changeDuplicatesC2(mxKeyAlg2(mxKeySwapMinors3(mxKeyAlg1(mxKeyNot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C2(mxKeyShuffle(mxKeySwapBitsG(mxKeyByBitEnc(changeDuplicates(mxKeyAlg2(mxKeyShuffle(mxKeyXorRR(mxKeyRotEnc(p2kproc3(mxKeyShuffle(mxKeyXorRR(mxKeySwapBitsD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huffle(changeDuplicates(mxKeySwapBitsRound(changeDuplicates(mxKeyReverse(mxKeyRotEnc2(mxKeySwapBitsE(mxKeySwapBitsG(mxKeyXorRR(changeDuplicates(changeDuplicatesC2(mxKeyAddRR(mxKeySwapBitsF(mxKeyShuffl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Shuffle(changeDuplicatesB(mxKeyAddRR(mxKeySwapBitsRound(mxKeyReverse(mxKeySwapMinors3(p2kproc3(mxKeyByBitEnc(mxKeyAlg2(mxKeyAlg2(mxKeyXorB(mxKeyXorB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(mxKeyByBitEnc(mxKeyAlg2(mxKeySwapBitsF(mxKeyReverse(changeDuplicatesC2(mxKeyRotateLeftBits(mxKeySwapBitsF(mxKeyReverseBits(changeDuplicatesC2(p2kproc3(mxKeyAddRR(mxKeyXor(mxKeyRotEnc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ddRR(changeDuplicates(mxKeyByBitEnc(mxKeyAlg1(mxKeyRotEnc(mxKeyAlg1(changeDuplicatesB(mxKeyAddRR(mxKeyAlg2(mxKeyShuffle(mxKeyAlg2(mxKeyReverse(mxKeySwapBitsF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RotateLeftBits(mxKeyXorRR(mxKeyShuffle(mxKeySwapBitsD(mxKeyByBitEnc(mxKeyRotEnc(mxKeyAlg1(mxKeyReverse(mxKeyAlg2(mxKeyAddRR(mxKeyReverse(mxKeySwapBitsE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ByBitEnc(mxKeyByBitEnc(p2kproc3(mxKeyByBitEnc(mxKeyAlg1(mxKeyAlg1(mxKeyXorRR(mxKeyAlg1(mxKeySwapBitsRound(mxKeySwapBitsEE2(p2kproc3(mxKeySwapBitsF(mxKeyReverse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huffle(mxKeySwapBitsD(mxKeyShuffle(mxKeyByBitEnc(mxKeyByBitEnc(changeDuplicatesB(changeDuplicatesB(mxKeySwapBitsG(mxKeyRotateLeftBits(mxKeyAddRR(mxKeySwapBitsF(p2kproc3(mxKeyAddRR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Enc2(changeDuplicates(changeDuplicatesB(mxKeyReverse(mxKeySwapBitsE(mxKeySwapMinors3(mxKeySwapBitsE(mxKeyByBitEnc(mxKeyXor(mxKeyReverseBits(mxKeyAlg1(mxKeyXorB(mxKeySwapBitsG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ByBitEnc(mxKeyXor(mxKeyAddRR(mxKeySwapBitsD(mxKeyNot(mxKeyXor(mxKeyShuffle(mxKeySwapMinors3(changeDuplicatesB(mxKeyNot(mxKeySwapBitsG(mxKeyNot(mxKeyReverse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(mxKeyXor(changeDuplicates(mxKeyXorB(changeDuplicates(changeDuplicates(mxKeyXorRR(mxKeyAlg1(mxKeyAlg1(mxKeyReverseBits(changeDuplicatesB(mxKeySwapBitsG(mxKeyShuffle(mxKeySwapMinors3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Not(mxKeyRotateLeftBits(mxKeyAlg2(mxKeyXorB(mxKeyNot(mxKeySwapBitsF(mxKeySwapMinors3(mxKeySwapBitsE(changeDuplicates(p2kproc3(mxKeySwapMinors3(mxKeyXorRR(mxKeySwapBitsEE2(mxKeyReverse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p2kproc3(mxKeyXorB(mxKeyXorB(mxKeySwapBitsF(mxKeyShuffle(mxKeySwapBitsEE2(mxKeySwapBitsE(mxKeyAlg1(mxKeyNot(mxKeyXorB(p2kproc3(mxKeySwapBitsE(mxKeyReverse(mxKeySwapBitsF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huffle(mxKeyRotEnc(mxKeySwapBitsE(changeDuplicates(mxKeyShuffle(mxKeySwapBitsF(mxKeyXorB(mxKeyAlg2(mxKeyRotateLeftBits(mxKeyShuffle(mxKeyReverseBits(mxKeyRotateLeftBits(mxKeySwapBitsF(mxKeyRotEn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ddRR(mxKeyReverseBits(mxKeyAddRR(mxKeySwapBitsE(mxKeyRotateLeftBits(mxKeyXor(p2kproc3(mxKeyAlg1(mxKeyAlg1(p2kproc3(mxKeyShuffle(mxKeyReverse(mxKeySwapBitsE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RR(mxKeyAddRR(p2kproc3(mxKeyAlg1(mxKeyRotEnc2(mxKeyShuffle(mxKeySwapMinors3(mxKeyXorRR(mxKeyNot(mxKeyRotateLeftBits(changeDuplicatesC2(mxKeyAddRR(mxKeySwapBitsD(mxKeyRotateLeft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lg1(mxKeySwapBitsG(mxKeyReverse(mxKeyXor(mxKeyReverse(mxKeySwapBitsEE2(mxKeySwapBitsE(changeDuplicatesB(mxKeySwapMinors3(mxKeySwapBitsG(changeDuplicatesB(mxKeySwapBitsG(mxKeyReverseBits(mxKeyAlg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(mxKeyReverse(mxKeyRotEnc2(mxKeySwapBitsG(mxKeySwapBitsRound(mxKeyXor(mxKeySwapBitsE(changeDuplicatesB(p2kproc3(changeDuplicatesC2(mxKeyReverse(mxKeySwapBitsE(mxKeyAlg1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D(mxKeySwapBitsEE2(mxKeyReverseBits(mxKeyXorB(mxKeyXorRR(mxKeyXor(mxKeyShuffle(mxKeyRotEnc(mxKeySwapMinors3(mxKeyReverseBits(mxKeyReverse(mxKeyAddRR(mxKeySwapBit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Enc(mxKeySwapBitsG(p2kproc3(mxKeyAlg1(mxKeyAlg1(mxKeySwapBitsD(mxKeyByBitEnc(mxKeySwapBitsD(mxKeySwapBitsF(mxKeyShuffle(changeDuplicates(mxKeyRotEnc2(mxKeyRotEnc(mxKeyXo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Round(mxKeyReverseBits(mxKeyXorB(mxKeyAddRR(mxKeyXorRR(p2kproc3(changeDuplicatesB(mxKeySwapBitsG(mxKeySwapMinors3(mxKeyShuffle(changeDuplicates(mxKeyShuffle(mxKeySwapBitsE(mxKeySwapBitsG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ByBitEnc(mxKeyXor(mxKeyAlg2(mxKeyReverse(mxKeySwapMinors3(p2kproc3(mxKeyXor(mxKeyXorB(mxKeyAlg2(mxKeyXorB(mxKeySwapBitsE(changeDuplicatesC2(mxKeySwapBitsE(mxKeyNot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ByBitEnc(mxKeyXorB(mxKeyReverseBits(mxKeyAddRR(mxKeySwapMinors3(mxKeyRotEnc(mxKeySwapBitsG(mxKeySwapBitsE(mxKeyRotEnc2(p2kproc3(mxKeySwapMinors3(mxKeyXor(changeDuplicatesB(mxKeyAlg1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B(mxKeyByBitEnc(mxKeyReverseBits(mxKeyXorRR(changeDuplicatesB(mxKeySwapBitsF(mxKeyAlg2(changeDuplicatesB(mxKeyXorB(mxKeyShuffle(mxKeyReverseBits(changeDuplicatesB(mxKeyXorB(p2kproc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(mxKeySwapBitsEE2(mxKeyByBitEnc(mxKeyRotateLeftBits(mxKeyAddRR(changeDuplicatesB(mxKeyReverse(mxKeySwapBitsRound(mxKeyByBitEnc(mxKeyAddRR(mxKeySwapBitsRound(mxKeySwapBitsE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p2kproc3(mxKeySwapMinors3(mxKeyRotEnc2(mxKeySwapBitsD(mxKeySwapBitsEE2(mxKeySwapBitsD(changeDuplicatesB(mxKeySwapBitsD(mxKeySwapBitsEE2(mxKeySwapMinors3(changeDuplicates(changeDuplicatesB(p2kproc3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C2(mxKeySwapBitsRound(changeDuplicatesC2(mxKeyReverse(mxKeyReverse(mxKeySwapMinors3(mxKeyXorRR(mxKeyRotEnc2(mxKeyXorRR(mxKeyXorB(mxKeyNot(mxKeyRotEnc2(mxKeySwapBitsD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Enc(mxKeyXorB(mxKeyRotateLeftBits(changeDuplicates(mxKeyAlg1(changeDuplicatesB(mxKeyAlg2(mxKeyNot(mxKeyNot(mxKeySwapBitsD(mxKeySwapBitsE(mxKeyRotateLeftBits(mxKeySwapMinors3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B(mxKeyAddRR(mxKeySwapBitsE(mxKeySwapBitsE(mxKeyRotEnc(mxKeyRotEnc(mxKeyRotateLeftBits(mxKeyRotEnc(mxKeyRotateLeftBits(mxKeyReverseBits(mxKeyAddRR(changeDuplicates(mxKeySwapBitsG(mxKeySwapBitsRoun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C2(mxKeyShuffle(mxKeyXorRR(mxKeyRotateLeftBits(changeDuplicatesC2(mxKeyShuffle(changeDuplicatesB(mxKeyAlg2(mxKeyAlg2(mxKeyAlg1(mxKeySwapBitsF(mxKeyReverseBits(mxKeyNot(mxKeyAdd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(mxKeySwapBitsE(mxKeyAlg1(mxKeySwapBitsG(mxKeyRotEnc2(mxKeySwapBitsRound(mxKeyRotEnc2(mxKeyByBitEnc(mxKeyRotEnc2(mxKeySwapBitsG(mxKeyNot(mxKeySwapMinors3(changeDuplicates(p2kproc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EE2(mxKeyAlg1(mxKeySwapBitsG(p2kproc3(mxKeyRotEnc(mxKeyNot(mxKeyXor(mxKeyRotEnc2(mxKeySwapBitsEE2(mxKeyReverseBits(changeDuplicates(mxKeyAddRR(mxKeyXorRR(mxKeyXor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B(mxKeyXorB(mxKeyAddRR(mxKeyRotEnc(changeDuplicatesC2(mxKeyRotateLeftBits(mxKeyRotEnc2(mxKeyAddRR(mxKeySwapBitsG(mxKeyXor(mxKeyRotateLeftBits(mxKeySwapBitsF(changeDuplicates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(mxKeyRotEnc2(mxKeyRotateLeftBits(changeDuplicates(mxKeyXor(mxKeyRotateLeftBits(mxKeySwapBitsF(mxKeyAlg1(mxKeySwapBitsG(mxKeySwapBitsF(mxKeySwapBitsEE2(mxKeySwapBitsE(mxKeySwapBitsE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B(mxKeySwapBitsD(mxKeyAddRR(mxKeySwapBitsD(changeDuplicatesB(mxKeyRotEnc2(mxKeySwapBitsE(mxKeyRotateLeftBits(changeDuplicates(changeDuplicates(mxKeyByBitEnc(mxKeyAlg2(mxKeySwapBitsD(mxKeySwapBit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G(mxKeyRotateLeftBits(mxKeyReverseBits(changeDuplicates(mxKeyAddRR(mxKeyXor(mxKeyXorB(mxKeyReverse(mxKeyRotEnc(mxKeyRotEnc2(mxKeyNot(mxKeyRotateLeftBits(mxKeySwapBitsG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B(mxKeySwapBitsG(mxKeyNot(mxKeySwapBitsF(mxKeySwapBitsE(changeDuplicates(mxKeyXorRR(mxKeyAlg2(p2kproc3(mxKeySwapBitsG(mxKeyByBitEnc(mxKeySwapBitsF(mxKeyXorRR(mxKeySwapBitsG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changeDuplicates(p2kproc3(mxKeyAddRR(mxKeyRotEnc(mxKeySwapBitsRound(mxKeyNot(changeDuplicates(mxKeySwapBitsG(mxKeyByBitEnc(mxKeyXorRR(mxKeySwapBitsG(mxKeySwapBitsF(mxKeySwapBitsD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Enc2(mxKeySwapMinors3(mxKeyAddRR(mxKeyRotateLeftBits(mxKeySwapBitsD(mxKeySwapBitsE(mxKeyNot(mxKeyAlg2(mxKeySwapBitsF(changeDuplicates(mxKeyReverseBits(mxKeyAddRR(mxKeyReverseBits(mxKeyRotEnc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otEnc(mxKeyByBitEnc(mxKeySwapBitsRound(mxKeyXorRR(mxKeySwapBitsG(mxKeyRotEnc(mxKeyReverse(changeDuplicates(p2kproc3(mxKeyXorRR(mxKeySwapBitsD(mxKeyByBitEnc(mxKeyByBitEnc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ddRR(mxKeyNot(mxKeySwapBitsEE2(mxKeySwapBitsD(mxKeyByBitEnc(mxKeyRotEnc(mxKeySwapBitsD(mxKeyRotEnc(mxKeySwapBitsD(changeDuplicatesC2(mxKeyRotEnc(mxKeyXorRR(mxKeyRotEnc2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p2kproc3(mxKeyAlg2(mxKeyReverse(mxKeyRotEnc(mxKeyAlg2(mxKeyAlg1(mxKeyRotateLeftBits(mxKeyAddRR(mxKeySwapBitsG(changeDuplicatesC2(mxKeySwapBitsEE2(mxKeyByBitEnc(mxKeyAddRR(mxKeySwapBitsD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B(mxKeyRotateLeftBits(mxKeySwapBitsRound(changeDuplicates(mxKeySwapBitsD(mxKeyRotEnc2(mxKeyNot(mxKeyNot(mxKeyByBitEnc(changeDuplicates(changeDuplicatesB(mxKeyAlg2(mxKeyRotateLeftBits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ReverseBits(mxKeyAlg1(changeDuplicatesC2(mxKeySwapMinors3(changeDuplicates(mxKeySwapBitsEE2(mxKeySwapBitsF(mxKeyAlg1(mxKeyNot(mxKeySwapBitsD(mxKeySwapBitsRound(mxKeyXorRR(mxKeyXo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lg1(mxKeyXor(mxKeyRotateLeftBits(mxKeySwapBitsRound(mxKeySwapMinors3(mxKeyAlg2(mxKeyReverseBits(mxKeyByBitEnc(changeDuplicatesC2(mxKeyAlg1(mxKeyAddRR(mxKeyNot(changeDuplicatesC2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huffle(mxKeyRotEnc2(mxKeyXorB(mxKeyAlg1(mxKeyNot(mxKeySwapBitsG(mxKeySwapBitsEE2(changeDuplicatesB(mxKeyXorB(mxKeySwapBitsE(mxKeySwapBitsD(mxKeyRotEnc(p2kproc3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RotEnc(mxKeySwapBitsE(mxKeyAlg1(mxKeyReverse(mxKeySwapMinors3(changeDuplicatesC2(p2kproc3(mxKeyXorB(mxKeyRotEnc(mxKeyNot(mxKeySwapBitsF(mxKeySwapBitsRound(changeDuplicates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XorB(mxKeyShuffle(mxKeyNot(mxKeyAddRR(mxKeyAddRR(mxKeySwapBitsG(mxKeyXor(mxKeyXorB(mxKeyXor(mxKeySwapBitsE(mxKeyAlg1(mxKeyXorB(mxKeyRotEnc2(mxKeySwapBitsE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F(mxKeyByBitEnc(p2kproc3(mxKeyNot(mxKeyXor(mxKeyAlg1(mxKeyShuffle(mxKeyRotateLeftBits(mxKeyAlg1(mxKeyXorB(changeDuplicatesB(p2kproc3(mxKeySwapBitsG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F(mxKeyReverse(mxKeyReverseBits(mxKeySwapBitsG(mxKeyAlg1(mxKeySwapBitsD(mxKeyReverseBits(changeDuplicates(mxKeySwapBitsRound(changeDuplicates(mxKeyReverse(mxKeySwapBitsD(mxKeyRotEnc(changeDuplicate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p2kproc3(mxKeyXorB(mxKeyByBitEnc(mxKeyRotateLeftBits(mxKeyByBitEnc(p2kproc3(mxKeyNot(mxKeyRotEnc2(mxKeyAlg1(mxKeySwapBitsEE2(p2kproc3(mxKeySwapBitsEE2(mxKeyXorB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Round(mxKeyXorRR(mxKeyByBitEnc(mxKeyXor(mxKeySwapBitsE(changeDuplicatesB(mxKeyXorB(mxKeyAddRR(mxKeyShuffle(mxKeySwapBitsG(mxKeySwapBitsG(mxKeySwapBitsD(mxKeySwapBitsG(changeDuplicatesC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lg1(changeDuplicatesB(mxKeyRotEnc(mxKeyAddRR(mxKeySwapBitsEE2(changeDuplicates(mxKeyReverse(mxKeyXorRR(mxKeyShuffle(mxKeySwapMinors3(mxKeyByBitEnc(changeDuplicatesC2(mxKeyRotEnc(mxKeyXo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everseBits(mxKeySwapBitsE(changeDuplicatesB(mxKeySwapMinors3(mxKeySwapBitsRound(changeDuplicatesC2(mxKeyNot(mxKeyShuffle(mxKeySwapBitsE(mxKeyRotEnc(mxKeyRotEnc2(mxKeyReverse(changeDuplicatesB(mxKeyNot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ReverseBits(mxKeyRotEnc(mxKeySwapBitsE(mxKeyReverse(mxKeySwapBitsRound(mxKeySwapBitsG(changeDuplicates(mxKeyXorB(mxKeySwapBitsG(changeDuplicatesC2(mxKeySwapMinors3(mxKeyXor(mxKeyXorRR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Alg2(mxKeyReverseBits(changeDuplicates(mxKeySwapMinors3(changeDuplicatesC2(mxKeySwapBitsF(mxKeySwapBitsRound(mxKeySwapBitsG(mxKeyAlg2(mxKeyRotateLeftBits(mxKeySwapBitsF(mxKeyByBitEnc(mxKeyXorRR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(p2kproc2(p2kproc3(mxKeySwapBitsD(mxKeySwapMinors3(mxKeyXor(mxKeyReverseBits(mxKeyXorB(mxKeySwapBitsG(mxKeyShuffle(mxKeySwapBitsD(mxKeyAddRR(mxKeyAddRR(p2kproc3(mxKeyRotateLeftBits(mxKeyXorB(changeDuplicatesB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(mxKeyAlg1(mxKeyAddRR(mxKeySwapMinors3(mxKeyXorRR(mxKeyRotateLeftBits(mxKeyXorB(mxKeyAlg1(mxKeyRotateLeftBits(mxKeyReverseBits(mxKeyAddRR(mxKeyXor(mxKeyNot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Not(mxKeyXorB(mxKeySwapMinors3(mxKeySwapBitsG(mxKeySwapBitsRound(p2kproc3(mxKeyRotEnc2(mxKeyReverse(mxKeySwapMinors3(mxKeySwapBitsRound(mxKeyReverseBits(mxKeyAlg2(mxKeyNot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(mxKeyAlg2(mxKeySwapBitsF(mxKeySwapBitsF(mxKeyNot(mxKeySwapBitsEE2(mxKeyAddRR(mxKeySwapBitsRound(mxKeyAddRR(mxKeyRotEnc(mxKeySwapBitsEE2(mxKeyRotEnc(mxKeyNot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changeDuplicates(mxKeyByBitEnc(mxKeyNot(mxKeyNot(mxKeyAddRR(mxKeyRotEnc(mxKeySwapMinors3(mxKeySwapBitsF(mxKeyXorRR(mxKeyXor(mxKeyRotEnc(changeDuplicates(mxKeySwapBitsD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(p2kproc3(mxKeySwapBitsEE2(mxKeyShuffle(mxKeyRotEnc2(mxKeyReverseBits(mxKeyShuffle(mxKeySwapBitsE(mxKeySwapBitsE(mxKeySwapMinors3(changeDuplicatesB(changeDuplicates(mxKeyXorB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mxKeyReverse(mxKeyRotEnc2(p2kproc3(mxKeyReverseBits(mxKeyXorB(mxKeyShuffle(mxKeyReverseBits(mxKeyAlg1(mxKeySwapBitsG(mxKeyAddRR(mxKeyXorB(mxKeyShuffle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Round(mxKeySwapBitsF(mxKeySwapMinors3(mxKeyXorRR(changeDuplicatesC2(changeDuplicatesB(mxKeyAlg1(mxKeyNot(changeDuplicatesB(mxKeyByBitEnc(mxKeyRotateLeftBits(mxKeyRotEnc(mxKeyByBitEnc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(mxKeySwapMinors3(mxKeySwapBitsE(mxKeySwapBitsG(mxKeyAlg1(changeDuplicatesC2(mxKeySwapBitsRound(mxKeySwapBitsF(mxKeyReverse(mxKeyRotEnc(mxKeyAlg1(mxKeyAlg1(mxKeyAlg1(mxKeyShuffl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Not(mxKeyRotEnc2(mxKeyNot(mxKeySwapBitsEE2(mxKeyReverseBits(mxKeySwapMinors3(mxKeyXorB(mxKeyXor(mxKeyRotEnc2(mxKeyShuffle(mxKeyAddRR(mxKeyAlg1(mxKeyRotEnc2(mxKeyXo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mxKeySwapBitsF(changeDuplicatesC2(changeDuplicates(changeDuplicatesB(mxKeyReverseBits(mxKeyReverse(mxKeyRotateLeftBits(mxKeySwapBitsEE2(mxKeyReverse(mxKeyAlg1(mxKeySwapBitsF(mxKeyByBitEnc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G(mxKeySwapBitsD(mxKeyShuffle(mxKeySwapBitsEE2(mxKeySwapBitsF(mxKeyShuffle(mxKeyAlg1(mxKeyAddRR(mxKeyXorRR(mxKeyXorB(mxKeyXorB(mxKeyXor(mxKeySwapBitsF(mxKeySwapBit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2(mxKeyByBitEnc(mxKeySwapBitsF(mxKeyRotEnc(changeDuplicatesC2(changeDuplicatesB(changeDuplicates(mxKeyRotEnc2(changeDuplicatesC2(p2kproc3(mxKeySwapBitsE(mxKeySwapMinors3(mxKeySwapBitsF(mxKeyNot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Round(mxKeyXor(mxKeyAddRR(mxKeyAddRR(changeDuplicates(mxKeyByBitEnc(mxKeySwapBitsF(mxKeyAlg2(mxKeyAlg2(mxKeyShuffle(mxKeyRotEnc(mxKeyXorRR(mxKeyReverseBits(mxKeyShuffl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B(mxKeySwapBitsF(mxKeyRotEnc(mxKeyXor(changeDuplicates(mxKeySwapBitsRound(mxKeySwapBitsF(mxKeyNot(mxKeySwapBitsRound(mxKeyRotEnc2(mxKeySwapBitsG(mxKeySwapBitsG(p2kproc3(mxKeyRotEn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E(changeDuplicates(mxKeyAlg1(mxKeyAddRR(mxKeyAlg2(mxKeyAddRR(mxKeyXorB(p2kproc3(mxKeyRotEnc2(mxKeySwapBitsG(mxKeyAlg2(mxKeySwapBitsG(changeDuplicatesB(changeDuplicates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mxKeyAddRR(mxKeyXorB(mxKeyAlg1(mxKeyXor(p2kproc3(mxKeyXorRR(p2kproc3(mxKeySwapBitsG(mxKeySwapMinors3(mxKeySwapBitsG(mxKeySwapBitsEE2(mxKeyShuffle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mxKeyAlg2(mxKeySwapBitsF(mxKeySwapBitsE(mxKeyReverse(p2kproc3(mxKeyAlg1(mxKeySwapBitsD(mxKeySwapMinors3(mxKeyReverseBits(mxKeyReverse(mxKeyShuffle(mxKeyByBitEnc(mxKeyAlg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Bits(mxKeyAlg1(changeDuplicatesB(p2kproc3(mxKeyRotateLeftBits(mxKeyShuffle(mxKeySwapBitsD(mxKeyXorRR(mxKeySwapBitsRound(mxKeySwapBitsF(mxKeyAlg1(mxKeyRotateLeftBits(mxKeyAddRR(p2kproc3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p2kproc3(mxKeyNot(mxKeySwapBitsRound(mxKeySwapMinors3(mxKeySwapBitsG(mxKeyReverse(mxKeyRotateLeftBits(mxKeyXorB(mxKeyShuffle(mxKeyByBitEnc(mxKeyAddRR(mxKeyNot(changeDuplicates(mxKeyRotateLeftBits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ddRR(mxKeyAddRR(mxKeyReverse(mxKeyRotEnc2(mxKeyNot(mxKeyShuffle(mxKeyXorRR(mxKeyRotEnc(mxKeyXor(changeDuplicatesB(mxKeyAddRR(mxKeyReverseBits(p2kproc3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SwapBitsEE2(mxKeyAlg2(mxKeyAlg2(mxKeySwapBitsG(mxKeySwapBitsF(mxKeyAddRR(mxKeyReverse(mxKeyRotEnc2(mxKeySwapBitsEE2(changeDuplicatesB(mxKeyShuffle(p2kproc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Minors3(p2kproc3(mxKeyRotEnc(mxKeySwapBitsG(mxKeyXor(changeDuplicatesC2(mxKeySwapBitsRound(mxKeyXor(mxKeyShuffle(mxKeyRotateLeftBits(mxKeyRotateLeftBits(p2kproc3(mxKeyAlg2(mxKeyXo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E(changeDuplicates(mxKeyXorRR(changeDuplicatesC2(mxKeySwapBitsG(p2kproc3(mxKeyRotEnc(changeDuplicatesB(mxKeySwapBitsRound(changeDuplicatesC2(mxKeyReverseBits(mxKeyXorB(mxKeyRotateLeftBits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p2kproc3(mxKeyXorB(mxKeyAddRR(changeDuplicatesC2(mxKeySwapBitsRound(mxKeyRotateLeftBits(changeDuplicates(mxKeyNot(mxKeySwapBitsF(mxKeyXorRR(p2kproc3(changeDuplicatesC2(mxKeySwapMinors3(mxKeySwapMinors3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(mxKeyXor(mxKeySwapBitsRound(mxKeyRotEnc2(mxKeyAlg1(changeDuplicatesC2(mxKeySwapBitsG(mxKeySwapBitsD(mxKeyAlg1(mxKeyByBitEnc(mxKeyXor(mxKeyShuffle(mxKeyAlg1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D(mxKeyRotEnc(mxKeyReverseBits(mxKeyByBitEnc(mxKeyXorB(mxKeyNot(mxKeySwapBitsF(mxKeySwapBitsRound(mxKeyRotEnc(changeDuplicatesC2(mxKeySwapMinors3(mxKeySwapBitsRound(mxKeyAlg1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(mxKeyRotEnc2(mxKeyNot(mxKeyShuffle(mxKeyReverseBits(changeDuplicatesC2(mxKeySwapBitsRound(mxKeySwapBitsE(mxKeyReverseBits(mxKeyRotEnc2(mxKeyByBitEnc(mxKeySwapBitsF(mxKeyRotEnc(changeDuplicatesB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C2(mxKeySwapBitsEE2(mxKeyReverseBits(mxKeySwapBitsRound(changeDuplicatesB(mxKeyAddRR(mxKeyNot(mxKeySwapBitsF(mxKeySwapBitsE(mxKeyXorRR(mxKeyXorRR(mxKeySwapMinors3(changeDuplicatesC2(p2kproc3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(mxKeyReverse(mxKeyXor(mxKeySwapBitsG(mxKeySwapBitsG(mxKeyNot(changeDuplicatesB(mxKeyReverseBits(mxKeySwapBitsD(mxKeySwapBitsRound(mxKeyAddRR(mxKeyNot(mxKeyXorRR(changeDuplicates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(mxKeySwapBitsG(mxKeyShuffle(mxKeySwapBitsF(mxKeyAlg2(mxKeySwapBitsEE2(mxKeyRotEnc2(changeDuplicatesC2(mxKeySwapMinors3(mxKeyByBitEnc(mxKeySwapBitsD(mxKeySwapBitsE(mxKeySwapBitsG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B(mxKeyRotEnc(mxKeySwapBitsE(mxKeySwapBitsEE2(mxKeyNot(mxKeyXorRR(mxKeySwapBitsF(mxKeySwapBitsRound(mxKeyReverseBits(mxKeyNot(mxKeyXorB(mxKeySwapBitsEE2(mxKeySwapBitsG(mxKeySwapBitsF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huffle(mxKeyXor(changeDuplicatesC2(mxKeyXor(mxKeyRotEnc2(changeDuplicatesB(mxKeyShuffle(mxKeyNot(mxKeySwapMinors3(mxKeySwapBitsD(mxKeyRotateLeftBits(mxKeyRotEnc2(mxKeyByBitEnc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B(mxKeyAlg1(mxKeyShuffle(p2kproc3(mxKeySwapBitsE(mxKeyByBitEnc(mxKeyAddRR(mxKeyRotateLeftBits(mxKeySwapBitsRound(mxKeyAlg1(mxKeyAddRR(mxKeyRotateLeftBits(mxKeyXorRR(mxKeySwapBitsRoun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Not(changeDuplicates(mxKeyReverseBits(mxKeySwapBitsG(changeDuplicates(changeDuplicatesC2(mxKeyNot(mxKeySwapBitsD(mxKeyAlg2(mxKeyXorRR(mxKeySwapBitsF(mxKeySwapBitsG(changeDuplicatesC2(mxKeyNot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G(mxKeyByBitEnc(changeDuplicatesB(changeDuplicatesC2(mxKeyAddRR(changeDuplicatesB(mxKeyReverse(mxKeyAlg2(mxKeyXorRR(mxKeyReverseBits(mxKeyRotEnc2(mxKeyReverseBits(mxKeyXor(mxKeyShuffle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(mxKeyXorB(mxKeySwapBitsF(mxKeyAddRR(mxKeyShuffle(mxKeyRotEnc(mxKeySwapBitsF(mxKeyAlg2(mxKeySwapBitsE(mxKeyReverseBits(mxKeyShuffle(mxKeyReverseBits(mxKeyRotEnc2(mxKeyAlg1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ByBitEnc(mxKeyAlg1(mxKeyAlg2(mxKeyRotateLeftBits(mxKeySwapBitsEE2(p2kproc3(mxKeyRotEnc2(mxKeySwapBitsRound(mxKeyReverse(mxKeyAlg2(p2kproc3(mxKeyRotEnc2(mxKeyRotateLeftBits(mxKeyRotateLeft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B(changeDuplicatesB(mxKeySwapMinors3(mxKeyAlg2(mxKeyReverseBits(mxKeySwapMinors3(mxKeySwapBitsE(mxKeyNot(mxKeyRotEnc2(mxKeyRotEnc2(mxKeyXorRR(changeDuplicatesB(mxKeyAlg1(changeDuplicatesB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E(mxKeySwapBitsG(mxKeyReverse(mxKeySwapBitsRound(changeDuplicatesC2(mxKeyShuffle(changeDuplicatesB(mxKeySwapBitsD(mxKeyXorB(mxKeySwapBitsG(mxKeyXorB(mxKeyReverse(changeDuplicatesC2(mxKeyAdd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1(mxKeyAddRR(mxKeyRotEnc(changeDuplicatesB(mxKeySwapMinors3(p2kproc3(mxKeyRotateLeftBits(changeDuplicates(mxKeyByBitEnc(mxKeySwapBitsEE2(mxKeyShuffle(mxKeyShuffle(mxKeyRotEnc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EE2(p2kproc3(changeDuplicates(mxKeyRotateLeftBits(mxKeyReverse(mxKeySwapBitsRound(changeDuplicatesB(mxKeyRotEnc2(mxKeySwapBitsG(mxKeyReverse(mxKeyAlg2(mxKeyShuffle(mxKeySwapBitsE(mxKeySwapBitsF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ddRR(mxKeyAddRR(mxKeyXorRR(changeDuplicatesC2(mxKeyXor(mxKeyAlg1(mxKeyXorB(mxKeyAddRR(changeDuplicates(changeDuplicatesC2(mxKeyReverse(mxKeyRotateLeftBits(mxKeyAddRR(mxKeyReverse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(mxKeySwapBitsE(mxKeyRotEnc2(mxKeyRotEnc2(changeDuplicatesB(changeDuplicatesB(mxKeyNot(changeDuplicatesC2(mxKeySwapBitsF(mxKeySwapBitsE(mxKeyAlg2(mxKeyAddRR(changeDuplicatesC2(mxKeyShuffl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RR(mxKeyAddRR(mxKeyRotEnc(mxKeySwapBitsEE2(mxKeySwapBitsEE2(mxKeySwapBitsEE2(mxKeyRotateLeftBits(mxKeyNot(mxKeyReverse(mxKeyAlg1(mxKeyXorRR(p2kproc3(changeDuplicatesB(mxKeyReverse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D(changeDuplicatesC2(p2kproc3(changeDuplicatesB(mxKeyRotEnc(changeDuplicatesC2(mxKeyXorRR(mxKeyShuffle(mxKeyXor(mxKeyAddRR(mxKeyByBitEnc(mxKeyRotEnc(mxKeySwapBitsE(p2kproc3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Bits(mxKeyRotEnc(mxKeyXorRR(mxKeyRotEnc2(mxKeySwapBitsE(mxKeyRotateLeftBits(mxKeyRotEnc2(changeDuplicatesC2(mxKeySwapMinors3(mxKeyAlg1(mxKeyReverseBits(mxKeyAlg1(mxKeySwapBitsEE2(mxKeyRo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otEnc2(mxKeyXorB(mxKeyXorRR(mxKeySwapMinors3(mxKeySwapBitsD(mxKeyShuffle(mxKeyAlg2(mxKeySwapBitsD(changeDuplicatesC2(mxKeyShuffle(mxKeyXorB(changeDuplicates(p2kproc3(mxKeyAlg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EE2(mxKeyRotEnc2(mxKeyAlg2(mxKeyReverseBits(mxKeyXorB(changeDuplicatesC2(p2kproc3(changeDuplicatesB(mxKeyXorRR(mxKeySwapBitsE(mxKeySwapMinors3(mxKeySwapBitsE(mxKeyRotEnc2(mxKeyRotateLeft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D(changeDuplicatesB(mxKeyReverseBits(mxKeyAlg1(mxKeyRotateLeftBits(mxKeySwapBitsE(mxKeyNot(mxKeySwapMinors3(mxKeyRotEnc2(mxKeyAddRR(mxKeySwapBitsD(mxKeySwapMinors3(mxKeyAlg2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D(mxKeySwapBitsF(p2kproc3(mxKeyRotEnc(mxKeyXor(mxKeyAddRR(mxKeySwapBitsEE2(mxKeySwapBitsE(mxKeyAlg2(changeDuplicates(mxKeyAlg1(mxKeySwapBitsRound(mxKeyReverse(mxKeyAdd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F(mxKeyAddRR(mxKeyRotateLeftBits(mxKeySwapBitsD(mxKeyShuffle(changeDuplicatesC2(mxKeyRotateLeftBits(mxKeySwapBitsE(mxKeySwapBitsRound(changeDuplicatesC2(mxKeyReverse(mxKeyByBitEnc(mxKeySwapBitsE(changeDuplicatesC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RR(mxKeyByBitEnc(mxKeyRotEnc2(mxKeyRotEnc(changeDuplicatesC2(mxKeySwapBitsEE2(mxKeyXor(mxKeySwapBitsG(p2kproc3(mxKeySwapBitsE(changeDuplicates(changeDuplicates(mxKeyAlg2(mxKeyRotateLeftBits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huffle(mxKeyXorB(mxKeyReverse(mxKeySwapBitsF(mxKeyXorB(mxKeyNot(mxKeyAlg1(mxKeySwapBitsE(mxKeyXor(mxKeySwapMinors3(mxKeyXorB(mxKeyXor(mxKeyAlg1(mxKeyRever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(mxKeySwapBitsRound(mxKeyAlg2(mxKeySwapMinors3(mxKeyXor(changeDuplicates(mxKeyAlg2(mxKeyXorB(mxKeyXorRR(mxKeyRotEnc(mxKeyRotateLeftBits(changeDuplicates(mxKeyXorRR(mxKeySwapBitsG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changeDuplicatesB(mxKeyByBitEnc(mxKeyXor(mxKeyXorRR(mxKeySwapBitsE(mxKeyNot(changeDuplicatesC2(mxKeyShuffle(mxKeySwapBitsD(mxKeyReverseBits(mxKeySwapBitsG(mxKeyReverse(mxKeyRotEnc2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2(mxKeyXorB(mxKeyRotateLeftBits(mxKeyShuffle(p2kproc3(mxKeySwapMinors3(p2kproc3(mxKeyRotEnc2(mxKeyRotateLeftBits(mxKeyNot(mxKeyNot(mxKeySwapBitsRound(mxKeyXorRR(mxKeySwapBitsG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BitsD(mxKeySwapBitsG(mxKeyShuffle(mxKeyAlg1(mxKeyByBitEnc(mxKeyShuffle(mxKeyRotateLeftBits(mxKeyAlg1(changeDuplicates(mxKeyRotateLeftBits(mxKeySwapBitsE(mxKeySwapBitsG(mxKeyAlg1(mxKeyShuffl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wapMinors3(mxKeyReverseBits(mxKeySwapBitsG(mxKeyXor(mxKeyReverseBits(mxKeyRotateLeftBits(mxKeyShuffle(p2kproc3(mxKeyRotEnc2(mxKeySwapBitsE(mxKeyXorB(mxKeyByBitEnc(mxKeySwapBitsEE2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1(changeDuplicatesC2(mxKeyXorB(mxKeyReverseBits(mxKeyAddRR(mxKeySwapBitsE(mxKeyXorB(mxKeyXorB(mxKeyReverseBits(mxKeyRotateLeftBits(mxKeySwapMinors3(p2kproc3(mxKeySwapBitsF(mxKeySwapBitsD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XorRR(mxKeySwapBitsE(mxKeyRotEnc(mxKeySwapMinors3(mxKeySwapMinors3(mxKeySwapMinors3(mxKeyNot(mxKeyRotEnc2(mxKeyXorRR(mxKeySwapBitsD(changeDuplicatesC2(changeDuplicates(mxKeyAlg2(mxKeyRotEnc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Alg1(mxKeySwapMinors3(mxKeySwapBitsEE2(mxKeySwapMinors3(mxKeyAlg2(mxKeyRotEnc2(mxKeyNot(mxKeyRotateLeftBits(mxKeyAddRR(mxKeyAlg2(changeDuplicatesC2(mxKeyAlg1(changeDuplicatesB(mxKeyReverseBits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Reverse(mxKeyAlg2(changeDuplicatesB(mxKeySwapBitsRound(mxKeyXorB(mxKeyAlg1(mxKeyAlg2(mxKeySwapBitsD(mxKeyReverseBits(mxKeySwapBitsRound(mxKeyRotateLeftBits(mxKeyNot(mxKeyAlg2(mxKeyAddR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Shuffle(mxKeySwapBitsG(mxKeyRotEnc(mxKeyReverseBits(mxKeyRotateLeftBits(mxKeySwapBitsD(mxKeySwapBitsD(mxKeyReverseBits(mxKeyAlg1(mxKeyXor(mxKeyReverseBits(mxKeySwapBitsD(mxKeyAlg2(mxKeySwapMinors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(p2kproc2(p2kproc3(mxKeyNot(mxKeyXorRR(p2kproc3(mxKeyShuffle(mxKeySwapBitsG(mxKeySwapMinors3(mxKeyNot(mxKeySwapBitsRound(mxKeySwapMinors3(mxKeyAddRR(mxKeyReverse(mxKeyXorRR(mxKeySwapBitsD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C2(mxKeyReverseBits(mxKeySwapBitsF(mxKeyAlg2(mxKeySwapBitsG(p2kproc3(mxKeyReverseBits(mxKeyReverse(mxKeyAddRR(mxKeySwapBitsD(mxKeyReverse(mxKeyRotEnc(changeDuplicates(mxKeyShuffl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2(mxKeyXorB(mxKeySwapBitsF(changeDuplicatesB(mxKeySwapBitsG(mxKeySwapMinors3(mxKeySwapBitsRound(changeDuplicatesB(changeDuplicatesC2(mxKeyAddRR(mxKeyRotEnc2(mxKeyAlg2(mxKeyXorRR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mxKeySwapBitsRound(mxKeySwapMinors3(changeDuplicatesC2(mxKeyShuffle(mxKeyByBitEnc(mxKeyRotEnc2(mxKeyAlg2(mxKeyXorRR(mxKeyRotEnc(mxKeySwapBitsF(mxKeyRotEnc(mxKeyAlg2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C2(mxKeyXorRR(mxKeyAlg2(mxKeyRotateLeftBits(mxKeyXorB(p2kproc3(mxKeyNot(mxKeyXorB(mxKeyAddRR(mxKeyAlg2(mxKeyRotEnc2(changeDuplicates(p2kproc3(mxKeyNot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ReverseBits(mxKeyShuffle(mxKeySwapBitsRound(mxKeySwapMinors3(mxKeyXorRR(mxKeyByBitEnc(mxKeyAlg2(mxKeySwapBitsD(mxKeySwapBitsRound(changeDuplicates(mxKeyReverseBits(mxKeyShuffle(mxKeyXor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ateLeftBits(p2kproc3(mxKeyNot(mxKeyRotEnc2(mxKeyReverseBits(mxKeySwapBitsF(mxKeySwapMinors3(mxKeyXorRR(mxKeySwapBitsF(changeDuplicates(mxKeyByBitEnc(mxKeyByBitEnc(mxKeySwapBitsF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mxKeySwapBitsRound(mxKeySwapBitsRound(mxKeyByBitEnc(changeDuplicatesB(mxKeyAlg2(mxKeyRotateLeftBits(mxKeyAlg1(mxKeyAlg2(mxKeyRotateLeftBits(changeDuplicatesB(mxKeyAlg2(mxKeyRotEnc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ReverseBits(mxKeyShuffle(mxKeySwapBitsRound(mxKeySwapBitsF(mxKeyXorB(mxKeyByBitEnc(changeDuplicatesB(mxKeyNot(mxKeySwapBitsEE2(mxKeyReverseBits(changeDuplicates(mxKeySwapBitsD(mxKeyAlg1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ddRR(mxKeySwapBitsF(mxKeyByBitEnc(p2kproc3(changeDuplicatesB(mxKeyNot(mxKeySwapBitsF(mxKeySwapBitsD(mxKeyAlg2(mxKeyAddRR(mxKeySwapBitsF(changeDuplicatesB(mxKeyReverse(mxKeySwapBitsE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(mxKeyRotateLeftBits(mxKeyByBitEnc(mxKeyXorRR(changeDuplicatesB(mxKeyAddRR(changeDuplicates(mxKeyNot(changeDuplicatesC2(mxKeyAlg1(mxKeyAddRR(mxKeyXorB(mxKeyXor(mxKeyShuffle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mxKeySwapBitsRound(mxKeySwapBitsE(changeDuplicatesB(mxKeyReverseBits(mxKeyRotateLeftBits(mxKeyShuffle(mxKeyXorRR(mxKeyRotateLeftBits(mxKeyByBitEnc(mxKeySwapBitsEE2(changeDuplicates(mxKeyReverseBits(mxKeySwapBitsD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mxKeyXor(mxKeyNot(mxKeyReverseBits(p2kproc3(mxKeyXorRR(p2kproc3(mxKeyXor(mxKeySwapBitsRound(mxKeyAddRR(mxKeySwapBitsD(mxKeyReverseBits(mxKeyReverse(mxKeySwapBitsF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F(mxKeyAlg1(mxKeyAddRR(changeDuplicatesB(changeDuplicatesC2(mxKeyXor(mxKeyReverseBits(mxKeyXorRR(mxKeyShuffle(p2kproc3(mxKeyXorB(mxKeyAddRR(mxKeyReverse(mxKeyAddRR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mxKeySwapBitsD(changeDuplicates(mxKeyAlg2(mxKeySwapBitsE(mxKeySwapBitsRound(mxKeyAlg2(mxKeyRotEnc(mxKeySwapBitsE(mxKeyNot(mxKeyShuffle(mxKeyAlg1(mxKeyShuffle(mxKeyRotateLeftBits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Round(changeDuplicatesB(mxKeySwapBitsE(mxKeyNot(mxKeyReverse(mxKeyRotEnc2(mxKeyAddRR(mxKeyReverseBits(mxKeySwapBitsE(mxKeyShuffle(mxKeySwapMinors3(mxKeySwapBitsE(mxKeySwapBitsG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Alg1(changeDuplicatesC2(mxKeyXorRR(mxKeySwapBitsE(mxKeyRotEnc2(mxKeyAlg2(changeDuplicatesC2(mxKeyShuffle(mxKeyAddRR(changeDuplicates(mxKeySwapBitsEE2(mxKeySwapBitsD(mxKeyAddR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SwapBitsG(mxKeySwapMinors3(mxKeySwapMinors3(changeDuplicatesB(mxKeyReverseBits(mxKeySwapBitsEE2(mxKeyByBitEnc(mxKeySwapMinors3(mxKeyXorB(mxKeySwapBitsE(mxKeySwapBitsEE2(mxKeyXor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SwapBitsD(mxKeyXorRR(changeDuplicatesB(mxKeyXorRR(mxKeyRotEnc(mxKeyRotateLeftBits(mxKeyReverseBits(mxKeySwapBitsF(mxKeyXorB(mxKeyAlg2(mxKeySwapBitsRound(mxKeyXor(mxKeySwapBit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p2kproc3(mxKeyRotateLeftBits(mxKeyShuffle(mxKeyXorRR(mxKeySwapBitsF(mxKeyAlg1(mxKeySwapBitsEE2(mxKeyAlg2(mxKeyRotEnc2(mxKeySwapBitsE(p2kproc3(mxKeySwapBitsE(changeDuplicatesC2(mxKeyAdd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G(p2kproc3(mxKeyNot(mxKeyRotateLeftBits(mxKeySwapBitsF(mxKeyReverse(mxKeyByBitEnc(changeDuplicates(p2kproc3(changeDuplicatesC2(mxKeySwapMinors3(mxKeyAlg1(changeDuplicatesB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p2kproc3(mxKeyReverse(mxKeyXorB(mxKeySwapBitsRound(mxKeySwapBitsG(mxKeyXor(mxKeySwapBitsRound(mxKeyXorB(mxKeyReverse(changeDuplicatesC2(mxKeyAlg1(changeDuplicatesC2(mxKeyShuffle(changeDuplicatesB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(mxKeyReverseBits(mxKeySwapBitsF(mxKeyRotEnc(mxKeySwapBitsE(mxKeyReverseBits(mxKeyRotEnc(mxKeySwapMinors3(mxKeyAddRR(mxKeySwapBitsF(mxKeyByBitEnc(mxKeyNot(mxKeyShuffle(mxKeyXor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(mxKeyAlg1(mxKeySwapBitsE(mxKeySwapBitsE(mxKeyNot(mxKeyAddRR(mxKeyXorB(mxKeySwapBitsD(mxKeyNot(mxKeyAlg1(mxKeyRotEnc(mxKeyXorRR(mxKeyAddRR(mxKeyXor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F(p2kproc3(mxKeyByBitEnc(mxKeySwapBitsRound(p2kproc3(mxKeyRotEnc(mxKeyXor(mxKeyAlg1(changeDuplicatesC2(mxKeyByBitEnc(mxKeySwapMinors3(changeDuplicatesB(mxKeySwapBitsE(mxKeyNot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SwapBitsG(mxKeySwapBitsE(mxKeySwapBitsD(mxKeySwapMinors3(mxKeyXorRR(mxKeyByBitEnc(mxKeySwapBitsEE2(changeDuplicates(mxKeyShuffle(mxKeyXor(mxKeyNot(mxKeyRotateLeftBits(mxKeySwapBitsG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(mxKeyRotEnc(mxKeySwapBitsF(mxKeyXor(mxKeyRotEnc2(mxKeyByBitEnc(mxKeyRotateLeftBits(mxKeyAlg1(mxKeySwapBitsG(changeDuplicatesB(mxKeyAlg1(mxKeyNot(mxKeyAddRR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Xor(mxKeyRotateLeftBits(mxKeyAddRR(mxKeySwapBitsE(changeDuplicatesB(changeDuplicates(changeDuplicatesC2(mxKeySwapMinors3(mxKeyRotEnc2(mxKeyShuffle(mxKeyShuffle(mxKeyAddRR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G(mxKeyXorB(mxKeySwapBitsG(mxKeyByBitEnc(mxKeyXorRR(mxKeySwapBitsE(mxKeyByBitEnc(mxKeySwapBitsE(mxKeyAlg2(mxKeySwapMinors3(mxKeyRotEnc2(mxKeyReverseBits(mxKeySwapBitsG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RotateLeftBits(mxKeySwapBitsD(mxKeySwapBitsE(mxKeySwapBitsG(mxKeySwapBitsEE2(mxKeyNot(mxKeyAlg2(mxKeyXorRR(changeDuplicates(mxKeyAlg1(mxKeyXorRR(mxKeySwapBitsG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Xor(mxKeyXorB(p2kproc3(mxKeySwapBitsF(changeDuplicates(mxKeyXor(changeDuplicates(changeDuplicatesC2(mxKeyXor(changeDuplicates(mxKeyShuffle(mxKeyAddRR(changeDuplicates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RR(changeDuplicatesC2(mxKeyRotateLeftBits(mxKeyRotEnc(mxKeyRotEnc(mxKeyXorRR(mxKeyXorB(changeDuplicatesB(mxKeyAlg2(mxKeyXorRR(mxKeyNot(mxKeySwapBitsE(mxKeyAlg1(mxKeyShuffle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(mxKeyReverseBits(mxKeyReverse(mxKeyXorRR(mxKeyRotateLeftBits(mxKeyAddRR(mxKeyReverse(mxKeyXor(mxKeySwapBitsE(mxKeyXorRR(changeDuplicatesB(mxKeyReverseBits(mxKeyByBitEnc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G(mxKeyAlg1(mxKeySwapBitsF(mxKeyXorRR(mxKeySwapBitsE(mxKeyRotEnc(mxKeyXorRR(mxKeyXorB(mxKeySwapBitsF(mxKeyRotEnc2(mxKeySwapBitsG(mxKeySwapBitsE(changeDuplicatesC2(mxKeySwapBitsD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(p2kproc3(mxKeyAddRR(mxKeyReverseBits(changeDuplicatesB(mxKeyAddRR(mxKeyAddRR(p2kproc3(mxKeyXorB(mxKeySwapBitsF(mxKeyRotEnc2(mxKeyXorB(mxKeyXorRR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Alg1(mxKeyRotEnc(mxKeyRotateLeftBits(mxKeyShuffle(mxKeyRotEnc2(mxKeySwapBitsF(mxKeyAlg1(mxKeyShuffle(mxKeyXor(mxKeySwapBitsD(mxKeyRotateLeftBits(mxKeyXor(mxKeyAdd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D(mxKeySwapBitsD(changeDuplicatesB(mxKeyXorB(mxKeySwapMinors3(mxKeySwapBitsE(mxKeySwapBitsE(mxKeySwapBitsRound(mxKeyAlg1(mxKeySwapBitsF(changeDuplicatesC2(mxKeyByBitEnc(mxKeyRotateLeftBits(mxKeySwapBitsF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B(mxKeyRotEnc2(p2kproc3(mxKeySwapMinors3(mxKeyRotEnc2(changeDuplicatesC2(p2kproc3(p2kproc3(changeDuplicatesB(mxKeyXorB(mxKeySwapBitsF(mxKeyXor(changeDuplicates(mxKeyAlg1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Not(mxKeySwapBitsE(mxKeySwapMinors3(mxKeyAddRR(changeDuplicatesC2(mxKeySwapBitsD(mxKeyNot(mxKeyXorB(changeDuplicatesB(changeDuplicates(mxKeyShuffle(mxKeyAlg1(mxKeySwapBitsG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mxKeyXorB(p2kproc3(mxKeyAlg1(mxKeySwapBitsG(mxKeyRotEnc2(mxKeySwapBitsD(mxKeyXor(mxKeyReverse(mxKeyAlg2(mxKeyAlg1(mxKeyXorB(changeDuplicatesB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C2(mxKeyRotEnc2(mxKeyNot(mxKeyRotEnc2(changeDuplicatesC2(p2kproc3(mxKeyRotEnc2(mxKeyByBitEnc(mxKeyNot(mxKeySwapBitsRound(mxKeyXorB(mxKeyXorB(mxKeySwapBitsF(changeDuplicates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changeDuplicatesC2(mxKeyReverse(mxKeyRotEnc(mxKeySwapBitsRound(mxKeySwapBitsF(mxKeySwapBitsD(mxKeyRotEnc2(mxKeyRotEnc(mxKeyShuffle(mxKeyReverseBits(mxKeyAlg1(changeDuplicatesC2(mxKeyShuffle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(mxKeyXor(mxKeyRotEnc(mxKeySwapBitsF(mxKeyRotEnc(mxKeyXorB(mxKeyReverse(mxKeySwapBitsEE2(changeDuplicates(mxKeySwapBitsE(mxKeyRotateLeftBits(mxKeySwapBitsD(changeDuplicatesB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XorB(mxKeySwapMinors3(mxKeyRotEnc2(mxKeySwapBitsE(p2kproc3(mxKeySwapBitsG(mxKeyAlg2(mxKeySwapMinors3(changeDuplicatesB(mxKeyShuffle(mxKeyRotateLeftBits(mxKeyAlg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ByBitEnc(mxKeyXor(mxKeyReverseBits(mxKeyRotateLeftBits(mxKeyRotateLeftBits(p2kproc3(mxKeySwapBitsG(mxKeySwapBitsG(mxKeyReverseBits(mxKeyReverse(mxKeyRotEnc(mxKeyAlg1(mxKeyXorB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XorB(mxKeySwapBitsG(changeDuplicatesC2(mxKeySwapMinors3(mxKeyAlg2(mxKeySwapBitsF(mxKeySwapBitsF(mxKeySwapBitsG(changeDuplicatesB(mxKeySwapBitsF(mxKeySwapBitsF(mxKeySwapBitsG(mxKeyRotateLeftBits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2(changeDuplicatesB(mxKeyAddRR(mxKeyShuffle(mxKeyNot(p2kproc3(mxKeyRotEnc2(mxKeyRotEnc(mxKeySwapBitsRound(mxKeyAlg1(mxKeySwapMinors3(mxKeyXorRR(mxKeyAddRR(mxKeyReverse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mxKeyRotateLeftBits(mxKeySwapBitsEE2(mxKeySwapMinors3(mxKeySwapBitsG(mxKeySwapBitsF(mxKeyXorRR(mxKeyAddRR(changeDuplicatesB(mxKeyXorB(mxKeySwapBitsF(mxKeySwapMinors3(mxKeyAlg2(mxKeyReverseBit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SwapBitsG(changeDuplicatesC2(mxKeyRotEnc(mxKeySwapBitsE(mxKeyXorB(changeDuplicates(changeDuplicates(mxKeyNot(mxKeySwapBitsD(mxKeySwapBitsEE2(mxKeyRotEnc2(mxKeyXorB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(mxKeySwapBitsD(mxKeyRotateLeftBits(mxKeyAddRR(mxKeyAlg2(mxKeyRotateLeftBits(mxKeyRotateLeftBits(mxKeyRotateLeftBits(mxKeyAlg2(mxKeySwapBitsD(mxKeyShuffle(p2kproc3(changeDuplicatesB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mxKeyReverseBits(mxKeySwapBitsEE2(mxKeySwapMinors3(changeDuplicatesC2(mxKeyAlg2(mxKeySwapBitsE(mxKeySwapMinors3(mxKeySwapBitsG(mxKeyAlg2(mxKeyRotEnc2(mxKeyByBitEnc(mxKeyXor(mxKeyRotEnc2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(mxKeySwapBitsE(mxKeyNot(mxKeyAddRR(mxKeyRotEnc2(mxKeyNot(mxKeyRotateLeftBits(mxKeySwapMinors3(mxKeyReverse(mxKeyShuffle(changeDuplicatesC2(mxKeyReverseBits(mxKeySwapBitsG(mxKeySwapBitsG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mxKeySwapBitsEE2(mxKeySwapBitsE(changeDuplicatesC2(p2kproc3(changeDuplicatesB(mxKeyRotEnc2(mxKeySwapBitsD(mxKeySwapBitsD(mxKeyReverseBits(changeDuplicatesC2(mxKeyAlg2(mxKeyReverse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SwapBitsD(mxKeySwapBitsRound(changeDuplicates(mxKeyXor(mxKeyAlg1(p2kproc3(p2kproc3(mxKeyXorB(mxKeyAlg2(mxKeyReverse(mxKeySwapBitsG(mxKeySwapMinors3(mxKeyAlg1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RotEnc(mxKeyXorRR(mxKeySwapBitsG(mxKeyRotEnc(mxKeyByBitEnc(mxKeyReverse(mxKeyXorRR(mxKeyRotEnc2(mxKeyXorRR(mxKeyNot(mxKeyXorB(mxKeyRotEnc2(mxKeyAlg1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ByBitEnc(mxKeySwapMinors3(mxKeyNot(mxKeyAddRR(mxKeySwapBitsEE2(mxKeySwapMinors3(changeDuplicates(mxKeyRotateLeftBits(mxKeyAlg2(changeDuplicatesC2(mxKeySwapBitsG(mxKeyReverse(mxKeyXorB(p2kproc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SwapBitsG(mxKeyNot(mxKeyAddRR(mxKeyAlg2(changeDuplicates(p2kproc3(mxKeyReverse(mxKeyXorB(mxKeyByBitEnc(mxKeyXorRR(mxKeySwapBitsE(mxKeySwapBitsRound(mxKeyRotEn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ateLeftBits(mxKeyNot(mxKeySwapBitsE(changeDuplicatesC2(p2kproc3(mxKeyAddRR(mxKeyXorB(mxKeySwapBitsG(mxKeyXorRR(mxKeySwapBitsEE2(mxKeySwapMinors3(mxKeySwapBitsRound(mxKeySwapBitsD(mxKeyXorB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RotEnc2(mxKeyByBitEnc(mxKeyReverse(mxKeySwapBitsRound(mxKeyByBitEnc(mxKeyReverseBits(mxKeyByBitEnc(mxKeySwapBitsF(mxKeyXorB(mxKeyRotEnc(mxKeyReverse(mxKeyNot(mxKeyXo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mxKeyReverse(mxKeyReverseBits(mxKeyXorB(changeDuplicates(mxKeySwapBitsF(mxKeyAlg1(mxKeySwapBitsRound(mxKeyAddRR(p2kproc3(mxKeyRotEnc(mxKeyNot(changeDuplicates(mxKeySwapBitsG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mxKeySwapBitsF(mxKeySwapBitsEE2(mxKeySwapBitsD(mxKeyRotEnc2(mxKeyByBitEnc(changeDuplicates(mxKeyReverse(changeDuplicatesB(mxKeyRotEnc(mxKeySwapMinors3(mxKeyReverse(mxKeySwapMinors3(mxKeyRotateLeftBit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changeDuplicatesC2(changeDuplicatesB(mxKeySwapMinors3(mxKeyAlg1(mxKeySwapBitsEE2(mxKeyNot(mxKeyXor(mxKeyShuffle(p2kproc3(mxKeyAlg2(mxKeyRotateLeftBits(changeDuplicatesC2(changeDuplicates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RR(mxKeyRotateLeftBits(mxKeyByBitEnc(mxKeyNot(mxKeySwapBitsF(mxKeyXorRR(changeDuplicates(mxKeyXorB(mxKeySwapBitsEE2(mxKeySwapBitsE(mxKeySwapBitsRound(changeDuplicates(mxKeyNot(mxKeyXo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Xor(mxKeyNot(p2kproc3(mxKeyReverse(mxKeySwapBitsG(mxKeyXorB(changeDuplicatesC2(mxKeyXorB(mxKeySwapBitsE(p2kproc3(mxKeySwapBitsG(mxKeyAlg2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Not(mxKeyAlg2(mxKeySwapBitsE(mxKeyAddRR(mxKeyAddRR(mxKeyXor(mxKeyReverseBits(mxKeySwapMinors3(mxKeyAddRR(mxKeyNot(mxKeySwapMinors3(mxKeySwapBitsG(mxKeyAlg2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RR(mxKeyXorB(changeDuplicates(mxKeyAlg1(mxKeyAlg1(mxKeyByBitEnc(mxKeyAddRR(mxKeyShuffle(p2kproc3(changeDuplicatesC2(mxKeyByBitEnc(mxKeyShuffle(changeDuplicatesC2(mxKeyReverse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RotEnc(mxKeyNot(mxKeyXor(mxKeyXor(changeDuplicatesC2(mxKeySwapBitsF(mxKeyShuffle(mxKeySwapBitsRound(mxKeySwapBitsE(mxKeyAddRR(changeDuplicatesB(mxKeyRotEnc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2(mxKeySwapBitsRound(mxKeyReverseBits(mxKeySwapBitsRound(mxKeyXorRR(mxKeyXorRR(mxKeySwapBitsRound(changeDuplicates(mxKeyReverse(mxKeySwapBitsG(mxKeyByBitEnc(mxKeyReverseBits(mxKeyAlg1(mxKeyXor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ReverseBits(mxKeyRotEnc(mxKeyShuffle(changeDuplicatesC2(mxKeyXorRR(mxKeyAddRR(mxKeyNot(mxKeyReverseBits(mxKeyAddRR(mxKeySwapBitsEE2(mxKeyReverseBits(mxKeyByBitEnc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F(mxKeyXorB(mxKeyByBitEnc(mxKeyAlg2(mxKeyXor(mxKeyAlg1(mxKeyRotEnc2(mxKeyXorRR(mxKeySwapBitsF(mxKeyXorRR(mxKeyNot(changeDuplicatesC2(mxKeyShuffle(mxKeySwapMinors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Round(mxKeySwapBitsF(mxKeySwapBitsEE2(changeDuplicatesB(mxKeyAlg1(mxKeyRotEnc(mxKeySwapBitsD(mxKeyAlg1(mxKeyShuffle(mxKeySwapBitsE(mxKeyAddRR(mxKeyShuffle(mxKeyAddRR(changeDuplicatesB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RotEnc(mxKeyAlg1(changeDuplicatesC2(mxKeySwapBitsEE2(mxKeySwapBitsEE2(p2kproc3(mxKeyXorB(mxKeySwapBitsF(mxKeyRotateLeftBits(mxKeySwapBitsG(changeDuplicatesC2(mxKeyReverse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B(p2kproc3(mxKeyAlg2(mxKeyReverseBits(mxKeyXorB(mxKeyNot(mxKeyXorB(mxKeySwapBitsF(mxKeyShuffle(mxKeyRotateLeftBits(mxKeySwapBitsF(mxKeyReverse(mxKeyShuffle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D(mxKeySwapBitsF(mxKeyByBitEnc(mxKeySwapBitsF(mxKeyShuffle(mxKeyRotEnc2(mxKeySwapBitsD(mxKeyAlg1(mxKeySwapBitsE(changeDuplicates(mxKeyRotateLeftBits(mxKeyShuffle(mxKeyXorRR(mxKeySwapBitsF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ByBitEnc(mxKeyXorB(mxKeyXorRR(mxKeySwapBitsE(mxKeySwapMinors3(mxKeySwapBitsG(changeDuplicatesC2(mxKeyAlg2(mxKeySwapBitsF(mxKeySwapBitsE(mxKeyShuffle(mxKeyXor(changeDuplicates(mxKeySwapBitsD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(mxKeySwapBitsG(mxKeySwapMinors3(mxKeyAlg2(mxKeyAlg1(mxKeySwapMinors3(mxKeyRotEnc(changeDuplicates(mxKeyXorRR(mxKeyNot(mxKeySwapBitsF(mxKeyAddRR(mxKeySwapBitsEE2(mxKeyAlg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Shuffle(mxKeySwapMinors3(mxKeyReverseBits(mxKeyRotEnc2(mxKeySwapBitsG(mxKeyNot(mxKeySwapMinors3(mxKeyAddRR(mxKeySwapBitsE(changeDuplicatesB(mxKeyXorB(mxKeySwapBitsF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Shuffle(mxKeySwapBitsD(mxKeyRotEnc(mxKeyRotateLeftBits(mxKeyRotateLeftBits(mxKeyAlg1(mxKeySwapMinors3(changeDuplicatesC2(mxKeyXor(mxKeyRotEnc2(mxKeySwapBitsF(mxKeyXor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(mxKeySwapBitsF(mxKeyByBitEnc(mxKeyXor(mxKeySwapBitsE(mxKeyNot(mxKeyNot(changeDuplicatesB(mxKeySwapBitsG(changeDuplicatesB(mxKeySwapBitsD(mxKeyRotateLeftBits(mxKeyReverse(mxKeySwapBitsG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Not(mxKeyRotateLeftBits(mxKeySwapBitsD(changeDuplicates(mxKeyShuffle(mxKeyRotEnc2(mxKeySwapBitsE(mxKeyXorRR(mxKeyAlg1(mxKeyReverse(mxKeyShuffle(mxKeyAddRR(changeDuplicatesB(mxKeyRotEn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F(mxKeyXorRR(mxKeySwapBitsD(mxKeyRotEnc(mxKeyAddRR(mxKeyRotEnc2(mxKeyRotEnc(mxKeyRotEnc(changeDuplicates(changeDuplicatesC2(mxKeySwapBitsEE2(mxKeySwapBitsD(mxKeyRotEnc2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(mxKeySwapBitsEE2(mxKeySwapBitsEE2(changeDuplicates(mxKeySwapBitsD(mxKeyShuffle(mxKeyAddRR(mxKeyAddRR(mxKeyReverseBits(mxKeySwapBitsEE2(mxKeyShuffle(changeDuplicates(mxKeyAlg1(changeDuplicate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mxKeyNot(changeDuplicatesC2(p2kproc3(changeDuplicates(mxKeyNot(mxKeySwapMinors3(mxKeyByBitEnc(mxKeyXorRR(mxKeyAlg2(mxKeyRotEnc(mxKeyXorB(mxKeySwapBitsEE2(mxKeyAdd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(mxKeySwapBitsE(changeDuplicates(changeDuplicatesB(mxKeyXor(mxKeySwapBitsE(mxKeyByBitEnc(mxKeySwapBitsEE2(mxKeyRotateLeftBits(mxKeyRotEnc(mxKeySwapBitsE(mxKeyAddRR(mxKeyNot(changeDuplicatesB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huffle(p2kproc3(changeDuplicatesB(changeDuplicatesB(mxKeyAddRR(mxKeyRotEnc2(mxKeyShuffle(mxKeyRotEnc2(changeDuplicates(mxKeySwapBitsE(mxKeySwapBitsF(mxKeyRotEnc(mxKeySwapBitsF(mxKeyShuffl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otEnc(mxKeyRotateLeftBits(mxKeySwapBitsE(mxKeyReverse(changeDuplicates(mxKeyReverseBits(mxKeyAddRR(p2kproc3(mxKeyXorB(mxKeySwapBitsEE2(mxKeyAddRR(mxKeySwapBitsG(mxKeyXorB(mxKeySwapMinors3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Shuffle(changeDuplicates(mxKeyRotEnc(mxKeySwapBitsF(mxKeyAddRR(changeDuplicates(mxKeySwapBitsE(mxKeySwapBitsF(mxKeyRotEnc2(mxKeyShuffle(mxKeyReverse(mxKeyByBitEnc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SwapBitsD(mxKeySwapBitsE(mxKeyAddRR(mxKeyRotEnc2(mxKeyRotateLeftBits(mxKeyRotateLeftBits(mxKeyReverseBits(mxKeyRotEnc2(changeDuplicatesC2(mxKeyXor(mxKeyXor(mxKeyByBitEnc(changeDuplicate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B(mxKeySwapBitsE(p2kproc3(mxKeyAlg2(mxKeyRotateLeftBits(mxKeyReverseBits(mxKeySwapBitsD(mxKeyReverseBits(mxKeySwapBitsRound(mxKeyReverseBits(changeDuplicatesC2(mxKeyReverse(mxKeySwapMinors3(mxKeySwapBitsD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SwapBitsRound(mxKeySwapBitsG(changeDuplicatesB(mxKeySwapBitsRound(mxKeyRotEnc(mxKeyRotEnc2(mxKeyAlg1(mxKeyNot(mxKeyXorRR(mxKeyReverseBits(mxKeyXorB(mxKeyAlg1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mxKeyReverse(changeDuplicates(mxKeyXor(mxKeyRotateLeftBits(mxKeySwapBitsRound(changeDuplicates(mxKeyByBitEnc(mxKeySwapBitsRound(mxKeyXor(p2kproc3(mxKeyAddRR(mxKeySwapMinors3(mxKeyXo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E2(mxKeySwapBitsD(mxKeyAddRR(changeDuplicatesC2(p2kproc3(mxKeyNot(mxKeySwapMinors3(mxKeyXorRR(mxKeySwapBitsD(mxKeyRotEnc2(changeDuplicates(mxKeyReverseBits(p2kproc3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p2kproc3(mxKeyRotEnc2(mxKeyNot(mxKeySwapBitsD(mxKeySwapBitsEE2(mxKeyRotEnc(mxKeyXor(mxKeyAlg2(mxKeyNot(mxKeyXorB(mxKeyReverse(mxKeySwapBitsG(mxKeySwapBitsEE2(changeDuplicate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Minors3(mxKeySwapMinors3(mxKeyByBitEnc(mxKeyByBitEnc(changeDuplicatesC2(mxKeyByBitEnc(mxKeyReverse(changeDuplicates(mxKeySwapBitsEE2(mxKeyXorRR(mxKeySwapBitsEE2(changeDuplicatesC2(mxKeySwapBitsG(mxKeySwapBits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1(mxKeySwapBitsE(mxKeyXorB(mxKeyReverseBits(mxKeyRotEnc(mxKeyRotEnc2(mxKeySwapBitsEE2(mxKeyAddRR(changeDuplicates(mxKeyXor(mxKeyShuffle(mxKeyAlg1(mxKeyAlg2(mxKeyRotEn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Round(mxKeySwapBitsRound(changeDuplicatesC2(mxKeyAlg1(mxKeyAlg1(mxKeySwapMinors3(mxKeyReverse(mxKeySwapBitsEE2(mxKeySwapBitsG(mxKeyByBitEnc(mxKeyXor(changeDuplicates(changeDuplicatesB(mxKeyNot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p2kproc3(mxKeySwapBitsRound(mxKeySwapBitsRound(mxKeyXor(changeDuplicatesB(mxKeyXorB(mxKeyXor(mxKeySwapBitsRound(mxKeyAddRR(mxKeyXor(mxKeySwapBitsE(mxKeyXorRR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D(mxKeySwapBitsEE2(mxKeyAlg2(mxKeySwapBitsF(mxKeyAlg1(mxKeySwapBitsD(mxKeyAddRR(mxKeyRotateLeftBits(mxKeySwapMinors3(mxKeyAlg2(mxKeyRotateLeftBits(mxKeyXorRR(mxKeyShuffle(mxKeyAlg1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F(mxKeySwapBitsD(mxKeyRotateLeftBits(mxKeySwapBitsG(mxKeyByBitEnc(mxKeyAlg2(mxKeySwapBitsE(mxKeySwapBitsE(changeDuplicatesC2(mxKeyRotEnc2(mxKeySwapBitsF(mxKeySwapBitsD(changeDuplicatesC2(p2kproc3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SwapBitsRound(mxKeySwapBitsEE2(mxKeySwapMinors3(p2kproc3(changeDuplicates(mxKeyXorRR(mxKeyReverseBits(mxKeyXorB(p2kproc3(mxKeyAlg1(mxKeySwapBitsG(mxKeyRotEnc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Alg2(mxKeyByBitEnc(mxKeyAlg1(mxKeyXor(mxKeyXor(mxKeyRotEnc2(mxKeyReverse(mxKeyXorB(mxKeySwapBitsF(mxKeySwapBitsD(mxKeyRotateLeftBits(mxKeyRotateLeftBits(mxKeySwapBitsG(mxKeyShuffl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SwapBitsE(changeDuplicatesB(mxKeySwapBitsD(mxKeyRotEnc(mxKeySwapBitsF(mxKeySwapBitsD(mxKeySwapBitsF(mxKeyAddRR(changeDuplicatesB(mxKeySwapBitsG(mxKeySwapBitsE(mxKeySwapBitsF(mxKeyNot(mxKeyAddR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Bits(mxKeySwapBitsD(mxKeyXorRR(changeDuplicates(mxKeyAddRR(mxKeySwapBitsF(changeDuplicatesB(mxKeySwapBitsG(mxKeySwapBitsE(mxKeyXor(mxKeyByBitEnc(changeDuplicates(mxKeyNot(mxKeyRotEn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ByBitEnc(mxKeyXorRR(mxKeyReverse(mxKeyReverseBits(mxKeySwapBitsRound(mxKeyAlg2(mxKeyRotEnc(mxKeyAddRR(mxKeySwapBitsG(mxKeyAlg2(mxKeyXor(mxKeySwapBitsF(changeDuplicatesC2(mxKeyAlg1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changeDuplicates(mxKeyXorB(mxKeySwapBitsD(mxKeyByBitEnc(mxKeySwapBitsE(mxKeyReverse(mxKeyAlg2(mxKeyByBitEnc(p2kproc3(mxKeyNot(mxKeyRotateLeftBits(mxKeyRotateLeftBits(mxKeyAddRR(changeDuplicatesB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XorB(mxKeyReverse(mxKeyByBitEnc(mxKeyNot(mxKeyReverseBits(changeDuplicatesB(mxKeySwapMinors3(p2kproc3(changeDuplicatesC2(mxKeyAlg2(mxKeyAddRR(mxKeyShuffle(mxKeyAlg2(mxKeySwapBitsG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p2kproc3(mxKeyRotEnc2(mxKeyRotEnc(changeDuplicatesB(mxKeySwapBitsG(mxKeySwapBitsEE2(mxKeyAlg1(mxKeySwapBitsD(mxKeyXor(mxKeyAddRR(mxKeyXor(mxKeyAddRR(mxKeySwapMinors3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Reverse(mxKeyReverseBits(mxKeySwapBitsG(mxKeyNot(mxKeySwapBitsG(mxKeyRotEnc(mxKeyReverseBits(mxKeyAlg2(mxKeyXorB(mxKeyAlg2(mxKeySwapBitsG(mxKeySwapBitsG(mxKeyXor(mxKeySwapBit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(p2kproc2(p2kproc3(mxKeyNot(mxKeyReverse(mxKeyXorB(changeDuplicatesB(p2kproc3(mxKeyXorB(mxKeySwapBitsD(mxKeyXorRR(mxKeyNot(mxKeyReverseBits(mxKeyReverseBits(p2kproc3(mxKeyRotEnc(mxKeyAlg1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G(changeDuplicates(changeDuplicatesB(mxKeyXor(changeDuplicates(mxKeyNot(mxKeyNot(mxKeySwapBitsE(mxKeySwapMinors3(mxKeySwapBitsE(changeDuplicates(changeDuplicates(changeDuplicates(mxKeyAlg2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changeDuplicates(mxKeySwapMinors3(changeDuplicatesC2(mxKeySwapBitsE(mxKeySwapBitsE(mxKeySwapBitsF(changeDuplicatesC2(mxKeyXorRR(mxKeySwapBitsD(mxKeyByBitEnc(mxKeyReverse(mxKeySwapBitsD(mxKeyAlg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Round(mxKeySwapBitsRound(p2kproc3(mxKeyAddRR(mxKeySwapBitsF(mxKeySwapBitsF(mxKeyRotateLeftBits(mxKeySwapBitsF(mxKeyXorRR(mxKeySwapBitsG(mxKeySwapBitsE(mxKeyRotEnc2(mxKeyByBi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SwapBitsF(mxKeyAlg2(mxKeyReverseBits(changeDuplicatesB(mxKeySwapBitsD(mxKeyRotEnc2(mxKeyXorB(mxKeySwapMinors3(mxKeyXorRR(mxKeySwapMinors3(mxKeyAddRR(mxKeyReverseBits(mxKeyRotEn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Minors3(mxKeySwapBitsE(changeDuplicates(mxKeySwapBitsF(mxKeySwapBitsD(mxKeyXorRR(mxKeyRotateLeftBits(changeDuplicatesC2(mxKeyRotateLeftBits(mxKeySwapMinors3(mxKeyShuffle(mxKeySwapMinors3(mxKeyRotEnc2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SwapBitsF(mxKeyRotateLeftBits(mxKeySwapMinors3(mxKeyShuffle(mxKeyNot(mxKeyAlg1(mxKeySwapBitsF(mxKeyReverseBits(mxKeySwapMinors3(mxKeyAddRR(mxKeySwapBitsD(mxKeySwapBitsD(mxKeyReverseBit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Shuffle(mxKeyNot(mxKeySwapBitsRound(mxKeySwapBitsD(mxKeyReverseBits(mxKeyXorB(mxKeyXor(changeDuplicates(mxKeyRotateLeftBits(mxKeyShuffle(mxKeyAddRR(mxKeySwapBitsE(changeDuplicatesC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AddRR(p2kproc3(mxKeyRotEnc(mxKeyXorRR(p2kproc3(mxKeyXor(mxKeySwapBitsD(mxKeySwapBitsD(mxKeyNot(mxKeyRotEnc2(mxKeySwapBitsRound(mxKeyXorRR(mxKeyAlg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(mxKeyRotateLeftBits(mxKeySwapBitsG(mxKeyReverse(mxKeySwapBitsD(mxKeyXorRR(mxKeyAlg1(mxKeyAlg2(mxKeySwapBitsE(mxKeyAlg1(mxKeyXorRR(mxKeySwapBitsEE2(mxKeyRotEnc(mxKeyAdd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(mxKeySwapBitsE(mxKeySwapBitsEE2(mxKeySwapMinors3(mxKeySwapBitsRound(mxKeyXorB(mxKeySwapBitsRound(changeDuplicates(mxKeyAlg2(mxKeyXor(mxKeyShuffle(mxKeyShuffle(mxKeySwapBitsE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p2kproc3(mxKeySwapMinors3(mxKeyRotateLeftBits(mxKeyAddRR(mxKeyRotateLeftBits(mxKeySwapMinors3(mxKeyShuffle(mxKeySwapMinors3(mxKeySwapBitsEE2(mxKeyAlg1(mxKeySwapMinors3(mxKeyNot(mxKeySwapBitsG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(mxKeySwapBitsD(mxKeyRotateLeftBits(mxKeyNot(mxKeyNot(changeDuplicatesB(mxKeyAlg2(mxKeySwapBitsRound(mxKeyByBitEnc(mxKeyByBitEnc(mxKeyRotEnc2(mxKeyReverse(mxKeyReverseBits(mxKeyReverse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B(mxKeyShuffle(mxKeySwapBitsF(p2kproc3(mxKeyShuffle(mxKeyXorB(mxKeyRotEnc2(mxKeyByBitEnc(mxKeySwapBitsE(changeDuplicatesB(mxKeyRotEnc(mxKeyRotEnc(mxKeyAlg2(mxKeySwapBit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ByBitEnc(mxKeySwapBitsEE2(mxKeySwapBitsRound(mxKeyShuffle(mxKeyReverse(mxKeySwapBitsD(mxKeyNot(mxKeySwapBitsD(mxKeyAlg1(mxKeyXor(changeDuplicatesB(mxKeyXorRR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(mxKeyRotateLeftBits(mxKeyNot(mxKeyAlg2(mxKeySwapBitsRound(mxKeySwapBitsF(changeDuplicates(mxKeyRotateLeftBits(mxKeySwapBitsRound(mxKeyReverse(mxKeyAddRR(mxKeyReverseBits(mxKeySwapBitsG(mxKeyShuffle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ByBitEnc(mxKeySwapBitsD(mxKeyAlg1(changeDuplicates(mxKeyAddRR(mxKeyXorB(mxKeySwapBitsF(changeDuplicatesC2(mxKeyReverse(mxKeyRotEnc(mxKeyAlg1(mxKeyReverse(changeDuplicatesC2(mxKeySwapBitsF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G(mxKeyNot(mxKeyAddRR(mxKeyReverse(p2kproc3(mxKeyXorB(changeDuplicatesC2(changeDuplicates(mxKeyByBitEnc(mxKeyRotEnc(mxKeyRotEnc2(p2kproc3(changeDuplicatesB(mxKeySwapBitsD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Minors3(mxKeyNot(mxKeySwapMinors3(mxKeyAlg1(mxKeyRotEnc(mxKeyNot(mxKeyReverse(mxKeyRotateLeftBits(mxKeyShuffle(mxKeyRotEnc2(mxKeySwapBitsF(mxKeyXorRR(mxKeyAddRR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Not(changeDuplicatesB(changeDuplicatesC2(p2kproc3(mxKeySwapMinors3(mxKeyAlg1(mxKeyRotEnc(p2kproc3(mxKeyNot(mxKeySwapBitsF(mxKeySwapBitsD(mxKeySwapBitsG(mxKeyXorRR(changeDuplicatesB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p2kproc3(mxKeySwapBitsF(changeDuplicatesB(p2kproc3(mxKeyXorB(mxKeyAddRR(mxKeyRotEnc(mxKeySwapMinors3(mxKeyShuffle(mxKeyReverseBits(mxKeyReverseBits(mxKeySwapMinors3(mxKeyAlg2(mxKeySwapBit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(mxKeyXor(mxKeyReverseBits(mxKeySwapBitsD(mxKeySwapBitsD(mxKeyReverse(mxKeySwapBitsRound(mxKeyReverseBits(mxKeySwapBitsE(mxKeyXor(mxKeyByBitEnc(mxKeyReverse(mxKeyAlg2(mxKeyShuffl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p2kproc3(mxKeySwapMinors3(mxKeySwapBitsRound(mxKeySwapBitsEE2(changeDuplicates(mxKeySwapBitsEE2(mxKeyRotateLeftBits(mxKeyXor(mxKeyShuffle(changeDuplicatesB(mxKeyXorRR(mxKeyAlg1(mxKeySwapMinors3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RotEnc2(mxKeyNot(mxKeySwapBitsE(mxKeySwapMinors3(mxKeySwapMinors3(mxKeySwapMinors3(mxKeyRotEnc2(mxKeyXor(p2kproc3(mxKeyRotEnc(p2kproc3(mxKeyXorB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RotEnc2(changeDuplicatesC2(mxKeyAlg1(changeDuplicatesC2(mxKeySwapBitsEE2(mxKeySwapBitsEE2(mxKeyRotEnc(mxKeyRotateLeftBits(mxKeyByBitEnc(p2kproc3(mxKeyRotateLeftBits(mxKeySwapBitsF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p2kproc3(mxKeyXorRR(mxKeySwapBitsE(mxKeyXorB(mxKeyReverse(mxKeyByBitEnc(changeDuplicates(mxKeySwapMinors3(mxKeyRotEnc(mxKeyRotateLeftBits(changeDuplicatesC2(mxKeySwapBitsRound(mxKeyAlg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XorRR(mxKeyXor(mxKeyByBitEnc(mxKeySwapMinors3(mxKeyXorB(mxKeySwapBitsEE2(mxKeyNot(mxKeyXorB(mxKeySwapBitsE(mxKeyXorB(changeDuplicates(mxKeyAddRR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Bits(mxKeySwapBitsD(mxKeySwapBitsG(mxKeyReverse(mxKeySwapBitsG(mxKeyReverseBits(p2kproc3(mxKeyReverseBits(mxKeyRotEnc(mxKeySwapBitsG(mxKeyRotEnc(mxKeyXorRR(mxKeyReverse(mxKeyXor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(changeDuplicates(mxKeyRotEnc2(mxKeyAlg1(mxKeyReverse(mxKeyReverseBits(mxKeyByBitEnc(mxKeySwapMinors3(mxKeyAlg2(mxKeyAddRR(mxKeySwapBitsE(mxKeySwapMinors3(mxKeyShuffle(mxKeyShuffle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ddRR(changeDuplicatesC2(mxKeyNot(mxKeySwapMinors3(mxKeyAlg2(mxKeySwapBitsF(mxKeySwapBitsF(mxKeyByBitEnc(mxKeyNot(mxKeyRotateLeftBits(changeDuplicatesB(mxKeyXorRR(mxKeyAlg1(mxKeyRotEnc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Not(changeDuplicatesB(mxKeyNot(mxKeySwapBitsF(mxKeyRotEnc(mxKeyReverse(mxKeyAlg1(mxKeyAlg2(mxKeyRotEnc2(mxKeySwapBitsG(mxKeySwapBitsD(p2kproc3(mxKeyAlg2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ddRR(mxKeyByBitEnc(mxKeyAddRR(mxKeySwapBitsF(mxKeyShuffle(mxKeyXorB(mxKeyReverseBits(changeDuplicatesC2(mxKeyByBitEnc(mxKeyRotateLeftBits(mxKeySwapBitsF(mxKeyAlg1(changeDuplicatesB(mxKeyReverse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E2(mxKeyAlg2(changeDuplicatesB(changeDuplicatesB(mxKeyAlg1(mxKeySwapBitsF(mxKeyShuffle(mxKeySwapMinors3(p2kproc3(mxKeyAlg1(mxKeyByBitEnc(mxKeySwapBitsD(changeDuplicates(mxKeyAlg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E2(mxKeyAlg1(mxKeyAlg2(mxKeyXorB(mxKeyNot(mxKeySwapBitsG(mxKeyReverse(mxKeyNot(mxKeySwapBitsEE2(mxKeySwapBitsF(p2kproc3(mxKeyXorB(mxKeyAlg2(mxKeySwapBitsG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ByBitEnc(mxKeyReverse(mxKeyXor(changeDuplicatesB(mxKeySwapMinors3(mxKeySwapBitsF(changeDuplicates(mxKeyByBitEnc(mxKeyShuffle(changeDuplicatesC2(mxKeySwapBitsF(mxKeyNot(mxKeyXorB(changeDuplicates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(mxKeySwapMinors3(mxKeyByBitEnc(changeDuplicatesC2(mxKeySwapBitsRound(mxKeySwapBitsD(mxKeyAlg1(mxKeyXor(mxKeySwapBitsF(p2kproc3(mxKeySwapMinors3(mxKeyNot(mxKeyXorB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E2(mxKeySwapBitsRound(changeDuplicatesC2(mxKeyAlg1(p2kproc3(changeDuplicates(mxKeySwapBitsD(mxKeyAlg2(mxKeyXorB(changeDuplicatesB(mxKeyReverseBits(changeDuplicates(mxKeyXorRR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Not(mxKeyAddRR(mxKeyRotEnc(mxKeySwapMinors3(mxKeySwapBitsF(changeDuplicatesB(mxKeyRotateLeftBits(mxKeySwapBitsG(changeDuplicatesC2(mxKeyReverse(changeDuplicatesC2(mxKeyAlg2(mxKeyReverseBit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(mxKeyRotEnc(mxKeyXorB(mxKeyShuffle(mxKeyAddRR(mxKeyXor(mxKeyXorB(changeDuplicates(mxKeyAlg1(changeDuplicates(mxKeySwapBitsD(mxKeyRotateLeftBits(mxKeyXorB(mxKeyXorB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SwapBitsEE2(mxKeyAddRR(mxKeyXorB(mxKeySwapBitsG(mxKeySwapBitsF(mxKeyAlg1(mxKeyReverse(mxKeySwapMinors3(changeDuplicates(mxKeyReverseBits(mxKeySwapBitsD(mxKeySwapMinors3(mxKeySwapBitsG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Alg1(mxKeyNot(mxKeySwapBitsE(mxKeyAddRR(mxKeySwapBitsD(changeDuplicatesB(mxKeyRotEnc2(mxKeySwapBitsRound(p2kproc3(mxKeyXorB(mxKeyXor(mxKeySwapBitsE(mxKeySwapBitsG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C2(mxKeySwapBitsRound(mxKeyAlg2(mxKeyRotateLeftBits(mxKeySwapBitsEE2(mxKeyRotEnc(mxKeyRotateLeftBits(mxKeyXorB(mxKeyRotEnc(mxKeyRotEnc(mxKeyXorB(mxKeyReverseBits(mxKeyReverseBit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G(mxKeyByBitEnc(changeDuplicates(mxKeySwapBitsE(mxKeyXorB(changeDuplicates(mxKeySwapBitsD(mxKeyXorRR(mxKeySwapMinors3(mxKeySwapBitsF(mxKeyXor(mxKeyRotateLeftBits(mxKeySwapBitsG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(mxKeyRotEnc2(mxKeyNot(mxKeyRotateLeftBits(changeDuplicatesB(mxKeySwapBitsRound(mxKeyRotateLeftBits(mxKeyNot(mxKeyXorRR(mxKeySwapBitsG(mxKeySwapBitsG(p2kproc3(mxKeyNot(mxKeySwapBitsF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E2(mxKeyXor(mxKeyRotEnc2(mxKeyXor(mxKeyXorB(mxKeyAlg2(mxKeySwapBitsRound(mxKeyNot(mxKeySwapMinors3(mxKeyRotEnc2(mxKeyXor(mxKeySwapBitsF(changeDuplicatesB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p2kproc3(mxKeyXorB(mxKeyShuffle(changeDuplicatesC2(mxKeyXorRR(p2kproc3(mxKeyRotEnc(mxKeyShuffle(changeDuplicatesC2(mxKeyReverseBits(mxKeySwapBitsRound(changeDuplicatesC2(mxKeySwapMinors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SwapMinors3(changeDuplicatesC2(mxKeySwapMinors3(mxKeyRotEnc(mxKeySwapBitsG(mxKeyShuffle(mxKeyReverseBits(mxKeySwapBitsG(mxKeySwapBitsE(mxKeySwapBitsG(mxKeyNot(mxKeyXor(changeDuplicates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RotEnc(changeDuplicatesB(changeDuplicates(mxKeyAddRR(mxKeyXorB(mxKeyNot(mxKeyAlg2(p2kproc3(mxKeySwapBitsRound(mxKeyShuffle(changeDuplicates(mxKeySwapBitsD(mxKeyAdd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lg1(mxKeyReverseBits(mxKeySwapMinors3(mxKeyXorB(mxKeySwapBitsRound(mxKeyAlg1(mxKeySwapBitsD(mxKeyRotEnc2(mxKeySwapBitsRound(mxKeySwapBitsE(mxKeyRotateLeftBits(changeDuplicates(changeDuplicates(mxKeySwapBitsG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RotEnc2(mxKeySwapBitsEE2(mxKeyAlg2(mxKeyShuffle(mxKeyXorRR(mxKeySwapBitsEE2(mxKeyRotEnc(mxKeyAddRR(mxKeySwapBitsEE2(mxKeySwapBitsEE2(changeDuplicatesB(mxKeySwapBitsRound(changeDuplicatesC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Not(changeDuplicates(mxKeyXorRR(mxKeyXorRR(mxKeyXorB(mxKeyAlg1(mxKeyAddRR(mxKeyAlg1(mxKeyAlg1(mxKeyAddRR(mxKeySwapBitsEE2(mxKeyByBitEnc(mxKeyRotateLeftBits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lg1(mxKeyByBitEnc(mxKeySwapBitsF(mxKeyAddRR(mxKeySwapBitsE(changeDuplicatesC2(mxKeySwapBitsF(mxKeyXor(mxKeyAddRR(mxKeyXorB(mxKeyXorB(changeDuplicatesB(mxKeyXorRR(mxKeyReverse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lg1(mxKeySwapBitsRound(changeDuplicatesB(mxKeySwapBitsD(changeDuplicates(mxKeyAlg1(mxKeyRotateLeftBits(mxKeyXor(mxKeyXorB(mxKeyRotateLeftBits(mxKeySwapBitsG(changeDuplicates(p2kproc3(changeDuplicatesB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lg1(mxKeyReverse(mxKeySwapBitsG(mxKeySwapBitsF(mxKeyXorRR(mxKeySwapBitsD(mxKeyReverseBits(mxKeyRotEnc(mxKeyReverseBits(mxKeySwapBitsF(changeDuplicatesB(mxKeySwapBitsEE2(mxKeyAlg2(mxKeyRever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ReverseBits(mxKeySwapBitsRound(mxKeyRotEnc2(mxKeySwapBitsEE2(mxKeyRotateLeftBits(mxKeyXor(mxKeyNot(mxKeyByBitEnc(mxKeySwapBitsF(mxKeyAddRR(mxKeyAddRR(mxKeyXorRR(mxKeyAlg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ReverseBits(mxKeyNot(mxKeyRotateLeftBits(mxKeyRotateLeftBits(mxKeyRotateLeftBits(mxKeyXorB(mxKeyAddRR(p2kproc3(mxKeySwapBitsD(mxKeyXor(changeDuplicates(changeDuplicates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(mxKeyNot(mxKeyAddRR(mxKeyAlg1(changeDuplicates(changeDuplicatesB(mxKeyReverse(mxKeyReverseBits(mxKeyByBitEnc(mxKeySwapBitsD(mxKeyRotateLeftBits(mxKeyXorRR(mxKeyAlg1(mxKeyReverse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Round(mxKeySwapBitsRound(mxKeySwapBitsF(changeDuplicatesC2(mxKeyNot(changeDuplicatesB(mxKeyAlg1(mxKeyXorRR(mxKeyRotateLeftBits(mxKeyAlg1(mxKeyRotEnc(mxKeyReverse(changeDuplicatesC2(mxKeyAlg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XorB(mxKeyNot(mxKeyReverse(mxKeyReverseBits(mxKeyXorRR(changeDuplicates(mxKeySwapMinors3(mxKeyAlg1(mxKeyRotateLeftBits(mxKeyRotEnc2(mxKeyXor(mxKeyAddRR(mxKeyRotEnc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Xor(mxKeyReverseBits(mxKeyRotEnc2(mxKeyByBitEnc(mxKeyReverse(mxKeySwapBitsG(mxKeyNot(changeDuplicates(mxKeyAddRR(changeDuplicatesC2(changeDuplicatesB(mxKeySwapBitsG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mxKeyNot(mxKeySwapBitsD(mxKeyNot(changeDuplicatesC2(mxKeyShuffle(mxKeySwapBitsF(mxKeyXorRR(mxKeyReverseBits(changeDuplicatesC2(mxKeySwapBitsRound(mxKeyXorRR(mxKeyReverseBits(changeDuplicate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C2(mxKeySwapBitsF(changeDuplicatesB(mxKeyRotEnc(mxKeyAlg2(mxKeyNot(mxKeyRotEnc(mxKeyAlg1(mxKeyByBitEnc(mxKeyNot(mxKeyShuffle(mxKeyAlg2(mxKeySwapBitsF(mxKeyXor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(p2kproc3(mxKeyXorRR(mxKeyByBitEnc(mxKeyNot(mxKeySwapBitsD(mxKeySwapBitsE(mxKeySwapBitsF(mxKeyAlg1(mxKeyShuffle(mxKeyRotEnc(mxKeyAddRR(mxKeyRotEnc2(mxKeyXo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Alg2(mxKeyAddRR(mxKeyReverseBits(mxKeyAddRR(mxKeyShuffle(mxKeySwapBitsE(mxKeyRotateLeftBits(mxKeyXorRR(mxKeyAddRR(changeDuplicates(changeDuplicates(mxKeyXor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C2(p2kproc3(mxKeySwapBitsEE2(mxKeySwapBitsE(mxKeyReverseBits(mxKeySwapBitsD(mxKeySwapBitsEE2(mxKeySwapBitsRound(mxKeySwapBitsE(changeDuplicatesC2(mxKeySwapBitsD(mxKeyRotateLeftBits(mxKeyXorB(mxKeyShuffle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Round(mxKeyNot(mxKeyRotEnc2(mxKeyXorB(mxKeyNot(mxKeyXorB(mxKeySwapBitsG(changeDuplicates(mxKeyRotateLeftBits(mxKeySwapMinors3(changeDuplicatesB(mxKeySwapBitsD(mxKeySwapBitsG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SwapMinors3(mxKeyShuffle(mxKeyAlg1(mxKeySwapBitsF(changeDuplicatesC2(mxKeyRotEnc(mxKeyByBitEnc(mxKeyReverse(mxKeySwapMinors3(mxKeySwapBitsD(mxKeySwapBitsRound(mxKeySwapBitsG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(mxKeySwapMinors3(mxKeyShuffle(mxKeyRotateLeftBits(changeDuplicatesC2(mxKeySwapBitsG(mxKeySwapBitsD(mxKeySwapBitsD(changeDuplicates(mxKeyShuffle(mxKeySwapBitsG(mxKeyXor(changeDuplicates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SwapBitsF(mxKeySwapBitsRound(mxKeyAlg1(mxKeyXorB(mxKeyByBitEnc(changeDuplicates(mxKeyReverse(mxKeyAlg1(mxKeyReverse(mxKeySwapBitsE(mxKeyReverse(mxKeyRotEnc2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B(mxKeySwapBitsG(mxKeySwapBitsEE2(mxKeyByBitEnc(mxKeyRotEnc(mxKeyRotateLeftBits(mxKeySwapBitsF(mxKeySwapMinors3(changeDuplicatesB(changeDuplicatesB(changeDuplicatesC2(mxKeyRotateLeftBits(mxKeyReverseBits(mxKeyNot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(mxKeyXor(mxKeySwapBitsD(mxKeyXor(changeDuplicatesB(mxKeyReverse(changeDuplicates(mxKeyAddRR(mxKeyXor(mxKeyAlg1(mxKeyXorRR(mxKeyByBitEnc(changeDuplicatesC2(mxKeyReverseBit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C2(mxKeyAlg2(changeDuplicatesB(mxKeyReverseBits(mxKeyRotEnc2(mxKeySwapMinors3(p2kproc3(mxKeyRotateLeftBits(mxKeyReverse(mxKeyByBitEnc(changeDuplicates(mxKeySwapBitsD(mxKeyRotEnc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(mxKeySwapBitsRound(changeDuplicatesB(mxKeySwapBitsE(mxKeySwapBitsG(mxKeyNot(mxKeyAlg2(mxKeyXor(mxKeyByBitEnc(mxKeySwapBitsEE2(mxKeySwapBitsEE2(mxKeyAddRR(mxKeyReverse(mxKeySwapBitsF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RotEnc2(mxKeyByBitEnc(mxKeyByBitEnc(p2kproc3(mxKeyShuffle(mxKeySwapBitsRound(mxKeyShuffle(mxKeyAddRR(mxKeyReverse(changeDuplicatesB(changeDuplicatesB(mxKeySwapBitsD(mxKeyReverse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SwapBitsG(mxKeySwapBitsD(mxKeyAlg1(mxKeySwapMinors3(mxKeyXorB(mxKeyShuffle(mxKeyRotateLeftBits(mxKeySwapBitsF(mxKeyAlg1(changeDuplicates(mxKeyRotEnc2(mxKeyNot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Round(mxKeyRotEnc2(mxKeyRotEnc(mxKeyAddRR(mxKeyRotEnc2(mxKeyAddRR(mxKeyNot(mxKeyAddRR(mxKeyNot(mxKeyXor(mxKeyRotEnc2(mxKeyNot(mxKeySwapMinors3(p2kproc3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B(mxKeySwapBitsG(mxKeyXor(mxKeyXor(mxKeyAddRR(mxKeyXorRR(changeDuplicatesC2(mxKeySwapBitsRound(mxKeyXorRR(changeDuplicatesB(mxKeyReverse(mxKeyShuffle(mxKeyXorRR(mxKeyAlg1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(mxKeyByBitEnc(mxKeySwapBitsEE2(changeDuplicatesC2(mxKeyRotEnc2(mxKeyXorRR(mxKeyNot(mxKeySwapBitsG(mxKeyAddRR(mxKeyShuffle(changeDuplicatesC2(mxKeyAlg1(mxKeySwapBit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RotateLeftBits(mxKeySwapBitsG(mxKeyReverse(mxKeyXorRR(mxKeyReverseBits(mxKeyXorRR(mxKeyAddRR(mxKeySwapMinors3(mxKeyNot(mxKeyAddRR(mxKeyAlg1(mxKeySwapBitsF(mxKeyAddRR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Minors3(mxKeyAddRR(mxKeyShuffle(mxKeySwapBitsE(mxKeyAlg1(changeDuplicatesC2(mxKeyShuffle(mxKeyAlg2(mxKeyXor(changeDuplicates(mxKeyReverse(mxKeyAlg1(mxKeySwapMinors3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p2kproc3(mxKeyByBitEnc(mxKeyRotEnc2(mxKeyReverseBits(mxKeySwapBitsD(mxKeySwapBitsF(mxKeySwapBitsE(mxKeySwapBitsG(mxKeySwapBitsD(changeDuplicates(mxKeyRotEnc2(changeDuplicatesB(mxKeySwapBitsG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ByBitEnc(mxKeyXorRR(mxKeyXor(mxKeyRotateLeftBits(mxKeyShuffle(changeDuplicatesB(mxKeyXor(mxKeySwapBitsD(changeDuplicatesC2(mxKeyReverseBits(mxKeyRotEnc2(mxKeyXor(mxKeySwapBitsE(mxKeySwapBits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lg2(mxKeyXorB(changeDuplicatesC2(mxKeySwapBitsRound(mxKeySwapMinors3(mxKeySwapBitsE(mxKeyXorB(p2kproc3(mxKeyByBitEnc(mxKeySwapBitsEE2(mxKeyRotEnc(mxKeyByBitEnc(mxKeyXorRR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Xor(mxKeyReverse(mxKeyReverseBits(mxKeyXorB(mxKeyAddRR(mxKeyShuffle(mxKeyReverseBits(mxKeySwapBitsD(mxKeyRotEnc2(mxKeySwapBitsG(mxKeyRotEnc2(mxKeySwapBitsE(mxKeySwapMinors3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G(changeDuplicatesB(mxKeyRotEnc(mxKeyShuffle(mxKeyNot(mxKeyByBitEnc(mxKeySwapBitsE(mxKeySwapBitsF(mxKeyRotEnc(mxKeySwapBitsD(mxKeySwapBitsE(p2kproc3(mxKeyXorB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mxKeySwapBitsG(changeDuplicatesB(mxKeyRotateLeftBits(mxKeySwapBitsEE2(mxKeyReverse(mxKeySwapMinors3(mxKeySwapMinors3(mxKeyAddRR(mxKeyXorRR(mxKeyAlg2(mxKeyRotateLeftBits(mxKeyXorRR(mxKeyShuffl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mxKeyReverseBits(mxKeyByBitEnc(changeDuplicates(mxKeySwapBitsE(mxKeyRotEnc2(mxKeyRotEnc(mxKeyRotEnc(mxKeySwapBitsG(p2kproc3(mxKeySwapBitsF(mxKeySwapBitsE(changeDuplicatesC2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E(mxKeyShuffle(mxKeyNot(mxKeyRotEnc2(mxKeyNot(mxKeySwapMinors3(mxKeySwapBitsRound(mxKeyXor(changeDuplicatesC2(changeDuplicatesC2(mxKeySwapBitsD(mxKeySwapBitsE(mxKeySwapBitsE(mxKeyRotateLeft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D(mxKeyAlg2(p2kproc3(mxKeyRotEnc(changeDuplicates(mxKeySwapBitsD(p2kproc3(mxKeyRotEnc2(changeDuplicates(mxKeyReverse(mxKeyAlg1(mxKeyReverse(mxKeyReverseBits(mxKeySwapBitsG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Shuffle(mxKeyRotEnc(mxKeySwapBitsG(mxKeyReverseBits(mxKeySwapBitsEE2(mxKeySwapBitsD(mxKeyReverseBits(mxKeyAlg2(changeDuplicates(mxKeySwapBitsE(mxKeyRotateLeftBits(mxKeyReverseBits(changeDuplicatesB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ByBitEnc(mxKeySwapMinors3(mxKeyXorB(changeDuplicatesB(mxKeyRotEnc(mxKeyXorB(mxKeyXorRR(mxKeyRotateLeftBits(mxKeySwapBitsD(mxKeyAddRR(mxKeyXorRR(mxKeyAlg2(mxKeySwapBitsE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(mxKeySwapBitsEE2(changeDuplicatesB(mxKeyReverseBits(mxKeyRotEnc(changeDuplicatesB(changeDuplicates(mxKeySwapBitsD(mxKeyXorRR(mxKeyReverse(mxKeyAddRR(mxKeyXorRR(mxKeySwapMinors3(mxKeyAdd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ddRR(mxKeySwapBitsG(mxKeySwapBitsRound(mxKeySwapMinors3(mxKeyByBitEnc(mxKeySwapMinors3(p2kproc3(mxKeyNot(mxKeyAddRR(changeDuplicatesB(mxKeySwapBitsF(mxKeyByBitEnc(mxKeySwapBitsF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F(mxKeyReverse(mxKeyNot(mxKeySwapBitsG(mxKeyShuffle(mxKeySwapBitsF(mxKeySwapBitsD(mxKeyRotateLeftBits(mxKeySwapMinors3(changeDuplicates(mxKeyXorB(mxKeyAddRR(mxKeySwapBitsD(mxKeyShuffle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AddRR(mxKeyXor(changeDuplicatesC2(mxKeySwapBitsF(mxKeyNot(mxKeySwapBitsEE2(mxKeyRotEnc2(mxKeyAlg1(mxKeyXorB(changeDuplicatesC2(mxKeyXorRR(mxKeyShuffle(mxKeySwapBitsD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RR(mxKeyRotEnc2(mxKeyXorB(mxKeyXorRR(p2kproc3(mxKeyReverseBits(mxKeySwapMinors3(mxKeySwapBitsG(changeDuplicatesB(mxKeyShuffle(mxKeyXor(mxKeyAddRR(mxKeyAlg1(mxKeyRotateLeftBits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2(mxKeySwapBitsF(mxKeySwapBitsEE2(mxKeyRotateLeftBits(mxKeyShuffle(mxKeyAlg1(mxKeySwapBitsD(mxKeyXorRR(mxKeySwapBitsG(mxKeySwapBitsRound(p2kproc3(mxKeyXorB(mxKeyNot(mxKeySwapMinors3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SwapBitsD(mxKeySwapBitsF(mxKeySwapBitsEE2(mxKeySwapMinors3(changeDuplicatesC2(mxKeyReverseBits(mxKeyXorRR(mxKeySwapBitsEE2(mxKeyByBitEnc(mxKeyAddRR(mxKeyXor(changeDuplicatesB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changeDuplicates(mxKeyAlg1(changeDuplicates(mxKeySwapBitsG(mxKeyByBitEnc(mxKeySwapBitsE(mxKeyAlg1(mxKeySwapBitsRound(mxKeyNot(mxKeyAlg1(changeDuplicatesC2(mxKeyAlg2(mxKeySwapBitsRound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Not(p2kproc3(mxKeyByBitEnc(mxKeyReverse(mxKeyXorB(mxKeyXorB(mxKeySwapBitsF(changeDuplicatesB(mxKeyRotEnc(mxKeyRotEnc(mxKeyRotateLeftBits(mxKeyNot(mxKeySwapBitsRound(mxKeyShuffle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wapBitsRound(mxKeyXorRR(mxKeyRotateLeftBits(mxKeyNot(mxKeySwapBitsF(mxKeyReverse(mxKeySwapBitsF(changeDuplicatesB(mxKeyNot(mxKeySwapMinors3(mxKeySwapBitsF(mxKeyRotateLeftBits(mxKeyNot(mxKeyRotEn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Shuffle(mxKeySwapBitsE(changeDuplicates(mxKeySwapBitsRound(mxKeyXorB(changeDuplicatesB(mxKeyXorRR(mxKeyReverse(mxKeyAlg2(mxKeySwapBitsD(mxKeySwapBitsE(p2kproc3(mxKeyReverse(mxKeyRevers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Enc(mxKeyRotEnc2(mxKeyXorRR(mxKeyByBitEnc(changeDuplicates(mxKeyAlg1(mxKeySwapBitsD(mxKeyReverse(mxKeySwapBitsD(mxKeyAlg1(mxKeySwapBitsEE2(mxKeyAddRR(mxKeyAlg1(changeDuplicates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F(mxKeyNot(mxKeySwapMinors3(changeDuplicatesC2(mxKeyReverseBits(mxKeySwapMinors3(mxKeyXor(mxKeySwapBitsEE2(changeDuplicatesC2(p2kproc3(changeDuplicates(mxKeyXorRR(mxKeyAlg1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(p2kproc2(p2kproc3(mxKeyXorB(changeDuplicates(mxKeyRotEnc2(mxKeySwapBitsF(mxKeySwapBitsE(mxKeySwapBitsEE2(changeDuplicatesC2(mxKeyAddRR(mxKeyRotEnc(changeDuplicates(mxKeySwapBitsEE2(mxKeyShuffle(changeDuplicatesB(mxKeyAlg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p2kproc3(mxKeyByBitEnc(mxKeyReverse(mxKeySwapBitsF(changeDuplicatesB(p2kproc3(mxKeySwapBitsEE2(mxKeyAddRR(mxKeyReverseBits(mxKeySwapBitsF(mxKeyAlg1(mxKeySwapBitsF(mxKeyReverse(mxKeyXor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changeDuplicatesC2(mxKeyAlg2(p2kproc3(mxKeyXor(mxKeyNot(mxKeySwapBitsE(mxKeyRotEnc(mxKeyRotateLeftBits(p2kproc3(mxKeyRotateLeftBits(mxKeyByBitEnc(mxKeyRotEnc(changeDuplicate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mxKeySwapBitsEE2(mxKeyShuffle(mxKeyXor(mxKeyRotateLeftBits(mxKeyXorB(mxKeyReverseBits(mxKeyByBitEnc(mxKeySwapBitsRound(changeDuplicates(p2kproc3(mxKeySwapBitsF(mxKeySwapBitsRound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RR(mxKeyXorRR(mxKeyXorB(mxKeyAlg1(mxKeyByBitEnc(mxKeyRotEnc(mxKeyXorB(mxKeyShuffle(mxKeyAlg2(changeDuplicates(mxKeySwapBitsD(mxKeySwapMinors3(mxKeySwapBitsE(changeDuplicate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Bits(mxKeyAlg2(p2kproc3(mxKeySwapBitsEE2(mxKeySwapBitsEE2(mxKeyByBitEnc(mxKeySwapBitsG(mxKeyNot(mxKeyByBitEnc(changeDuplicatesB(mxKeySwapMinors3(mxKeySwapBitsEE2(mxKeyReverse(changeDuplicate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Bits(mxKeyRotEnc2(mxKeySwapMinors3(changeDuplicatesB(mxKeyReverse(mxKeyAlg1(mxKeyXorB(p2kproc3(mxKeySwapBitsF(mxKeyAddRR(mxKeyRotateLeftBits(mxKeySwapBitsRound(mxKeyRotEnc2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(mxKeyReverse(mxKeyAddRR(mxKeyReverseBits(mxKeySwapBitsF(mxKeySwapBitsRound(mxKeyReverseBits(mxKeyShuffle(mxKeyXorB(mxKeyAlg1(mxKeyAddRR(mxKeyReverseBits(mxKeyRotateLeftBits(mxKeySwapBitsG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(mxKeyAlg1(mxKeySwapBitsE(mxKeyReverse(mxKeySwapBitsE(mxKeySwapBitsF(mxKeySwapBitsD(mxKeySwapBitsEE2(mxKeySwapBitsEE2(mxKeySwapBitsD(mxKeySwapMinors3(mxKeyByBitEnc(mxKeyXorRR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(p2kproc3(mxKeySwapBitsEE2(mxKeyAddRR(mxKeyRotEnc(mxKeyRotEnc(mxKeySwapMinors3(mxKeySwapBitsD(p2kproc3(mxKeySwapBitsD(mxKeyByBitEnc(mxKeyAlg1(mxKeyShuffle(mxKeySwapBitsD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G(changeDuplicatesB(mxKeyAlg2(mxKeySwapBitsG(mxKeySwapBitsD(changeDuplicatesC2(changeDuplicatesB(mxKeyAlg1(mxKeySwapBitsEE2(mxKeySwapBitsF(changeDuplicatesC2(mxKeySwapBitsD(mxKeyAddRR(changeDuplicates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(p2kproc3(mxKeyReverse(mxKeyByBitEnc(mxKeyXorRR(mxKeySwapBitsEE2(mxKeyShuffle(changeDuplicatesB(mxKeyShuffle(mxKeyNot(mxKeyAlg2(mxKeyAddRR(mxKeyXorRR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mxKeyRotEnc(mxKeyAlg1(mxKeySwapBitsE(mxKeyByBitEnc(mxKeyXorRR(mxKeyAddRR(p2kproc3(mxKeyAlg1(mxKeyXorRR(mxKeyNot(changeDuplicatesC2(mxKeySwapBitsF(mxKeyAdd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(mxKeyAlg2(changeDuplicatesB(mxKeyNot(mxKeyByBitEnc(changeDuplicatesC2(mxKeySwapBitsEE2(mxKeySwapBitsRound(mxKeyReverse(mxKeyNot(changeDuplicatesC2(changeDuplicatesB(mxKeyRotateLeftBits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C2(mxKeyRotEnc2(changeDuplicates(mxKeyByBitEnc(p2kproc3(mxKeyShuffle(mxKeyXor(mxKeyRotateLeftBits(mxKeyXorRR(mxKeyXorB(mxKeyXor(mxKeyAddRR(mxKeyByBitEnc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F(mxKeyAddRR(mxKeyAlg2(mxKeyRotEnc(mxKeyAlg1(mxKeyNot(mxKeySwapBitsF(mxKeyXorRR(mxKeySwapBitsG(changeDuplicatesB(mxKeySwapBitsG(mxKeyXorB(mxKeyRotEnc2(p2kproc3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2(mxKeyShuffle(p2kproc3(mxKeyShuffle(mxKeyByBitEnc(mxKeySwapBitsG(changeDuplicates(mxKeyReverseBits(mxKeySwapMinors3(mxKeyXor(mxKeySwapBitsE(mxKeyNot(mxKeySwapBitsF(mxKeyAlg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ddRR(mxKeySwapMinors3(mxKeyRotEnc(mxKeyNot(mxKeyXor(p2kproc3(mxKeyAddRR(mxKeyAlg2(mxKeyXorB(mxKeySwapBitsD(changeDuplicatesC2(mxKeyRotEnc(mxKeySwapBitsE(mxKeyAlg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2(mxKeyXorRR(mxKeySwapBitsE(mxKeyReverse(mxKeyReverse(mxKeyByBitEnc(mxKeyShuffle(mxKeyReverse(mxKeyAlg2(mxKeySwapBitsF(mxKeySwapMinors3(mxKeyAddRR(mxKeyRotateLeftBits(p2kproc3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Alg1(mxKeyAddRR(mxKeyAlg1(mxKeyRotateLeftBits(changeDuplicatesB(changeDuplicatesB(mxKeyXorRR(mxKeyAlg2(changeDuplicatesB(mxKeyShuffle(mxKeySwapBitsG(mxKeySwapBitsEE2(mxKeyXor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2(mxKeyAddRR(mxKeySwapMinors3(mxKeyRotEnc2(mxKeySwapMinors3(mxKeySwapMinors3(mxKeyReverse(mxKeyShuffle(p2kproc3(mxKeyAddRR(changeDuplicatesC2(mxKeySwapBitsG(mxKeySwapBitsRound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changeDuplicatesC2(mxKeyAlg2(mxKeyXor(mxKeyXorB(mxKeySwapBitsEE2(mxKeyAlg1(changeDuplicatesB(changeDuplicatesC2(mxKeyXorRR(mxKeyReverseBits(mxKeySwapBitsF(mxKeyReverse(mxKeyShuffle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(mxKeyNot(mxKeyXorB(mxKeyAlg2(mxKeyXorRR(mxKeyRotEnc2(mxKeyRotEnc2(mxKeyAlg1(changeDuplicatesC2(mxKeySwapMinors3(changeDuplicates(mxKeyXorB(mxKeySwapBitsD(mxKeySwapBitsE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mxKeySwapBitsG(changeDuplicatesB(mxKeyReverseBits(mxKeySwapBitsF(mxKeyReverseBits(mxKeySwapBitsEE2(mxKeySwapMinors3(p2kproc3(mxKeyRotEnc2(mxKeySwapBitsEE2(mxKeyAlg1(mxKeyRotateLeftBits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1(mxKeyRotateLeftBits(mxKeyShuffle(mxKeySwapBitsD(mxKeySwapMinors3(mxKeyXorRR(mxKeyXorB(mxKeyReverse(mxKeyReverseBits(mxKeySwapBitsD(mxKeyRotEnc(mxKeyRotEnc2(mxKeyAlg2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(mxKeySwapBitsE(changeDuplicatesC2(mxKeySwapMinors3(mxKeyXor(mxKeyNot(mxKeyNot(mxKeySwapBitsEE2(mxKeyAlg2(mxKeyRotEnc(mxKeySwapBitsD(mxKeyAlg2(mxKeyNot(mxKeyAdd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Not(mxKeySwapBitsF(mxKeySwapBitsEE2(mxKeyAlg1(changeDuplicatesC2(mxKeySwapBitsG(mxKeyByBitEnc(mxKeySwapBitsEE2(mxKeySwapBitsF(mxKeySwapBitsD(changeDuplicates(changeDuplicatesC2(mxKeySwapBitsF(mxKeyAlg1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changeDuplicatesC2(mxKeySwapBitsRound(mxKeySwapBitsG(mxKeyXorRR(mxKeyReverseBits(mxKeyRotEnc(mxKeyXor(mxKeySwapBitsE(mxKeySwapBitsEE2(mxKeyAlg2(changeDuplicatesB(mxKeySwapBitsF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mxKeyRotEnc2(mxKeyAlg2(mxKeyAddRR(mxKeySwapBitsD(mxKeyAlg2(changeDuplicatesC2(mxKeyAlg1(mxKeyReverseBits(mxKeyReverseBits(changeDuplicatesB(mxKeyRotateLeftBits(mxKeySwapBitsEE2(mxKeyByBi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(mxKeyShuffle(mxKeyByBitEnc(mxKeySwapBitsRound(changeDuplicates(changeDuplicates(mxKeyRotEnc2(mxKeyRotateLeftBits(mxKeyRotEnc(changeDuplicates(mxKeyShuffle(changeDuplicatesB(mxKeyAlg1(mxKeyShuffle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mxKeyNot(p2kproc3(mxKeyAddRR(mxKeySwapBitsE(p2kproc3(mxKeySwapBitsRound(p2kproc3(mxKeyRotEnc2(mxKeyAddRR(mxKeySwapBitsRound(mxKeyByBitEnc(mxKeyXor(changeDuplicates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E2(changeDuplicatesC2(changeDuplicates(mxKeyXor(mxKeyByBitEnc(mxKeyXor(mxKeyXor(mxKeyByBitEnc(mxKeyByBitEnc(mxKeyReverseBits(mxKeyAlg2(mxKeyRotEnc2(mxKeyReverse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Not(mxKeyAlg1(mxKeyAlg2(mxKeyByBitEnc(mxKeyByBitEnc(changeDuplicatesC2(mxKeySwapBitsEE2(mxKeySwapBitsG(mxKeySwapBitsRound(mxKeySwapBitsD(mxKeyShuffle(mxKeyRotEnc(mxKeyXorB(mxKeySwapMinors3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(mxKeyByBitEnc(mxKeyXorRR(mxKeySwapBitsD(mxKeyRotEnc(mxKeyAlg2(mxKeyAlg2(mxKeyAddRR(mxKeyXor(changeDuplicatesC2(mxKeySwapBitsF(mxKeyXorB(mxKeyRotEnc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Not(mxKeyAlg2(mxKeyReverseBits(mxKeyShuffle(mxKeyShuffle(mxKeyXorRR(mxKeySwapBitsG(mxKeyShuffle(changeDuplicates(mxKeyReverse(mxKeySwapMinors3(mxKeyByBitEnc(mxKeyReverseBits(mxKeyXo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ddRR(changeDuplicates(mxKeyXor(mxKeySwapBitsE(changeDuplicates(mxKeyReverseBits(changeDuplicates(mxKeyReverse(mxKeyShuffle(mxKeyReverseBits(mxKeySwapBitsD(mxKeyByBitEnc(mxKeySwapBitsG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RR(mxKeyXorB(mxKeyRotEnc2(mxKeyAddRR(changeDuplicatesC2(mxKeySwapMinors3(changeDuplicatesC2(mxKeyReverseBits(mxKeyShuffle(mxKeyAddRR(mxKeyAddRR(mxKeyRotEnc2(mxKeySwapBitsRound(mxKeyAlg2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XorB(mxKeySwapBitsEE2(changeDuplicatesC2(mxKeyByBitEnc(mxKeyAlg1(p2kproc3(mxKeyRotEnc2(mxKeyRotEnc2(mxKeyRotEnc(mxKeyByBitEnc(mxKeyReverseBits(mxKeyAlg2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Round(mxKeySwapBitsG(mxKeyByBitEnc(mxKeyAlg2(mxKeyReverse(mxKeySwapBitsEE2(changeDuplicatesB(mxKeyAlg1(changeDuplicatesB(mxKeyReverseBits(mxKeySwapBitsF(mxKeySwapBitsD(mxKeySwapBitsF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p2kproc3(mxKeyAlg1(mxKeyNot(mxKeyXorRR(mxKeyNot(mxKeyByBitEnc(mxKeyShuffle(mxKeyReverse(mxKeyRotEnc(mxKeySwapBitsEE2(mxKeyReverse(mxKeyXor(mxKeyAlg2(mxKeySwapBitsD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p2kproc3(mxKeyAddRR(mxKeySwapBitsRound(changeDuplicatesB(p2kproc3(mxKeyXor(mxKeyReverse(mxKeySwapMinors3(mxKeyXorB(mxKeyShuffle(mxKeyByBitEnc(changeDuplicates(mxKeyAlg1(mxKeyAlg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G(mxKeyXorRR(p2kproc3(mxKeyRotEnc(mxKeySwapBitsG(mxKeyXor(mxKeyRotateLeftBits(changeDuplicates(mxKeyRotEnc2(mxKeyAddRR(mxKeyNot(mxKeySwapBitsD(mxKeyNot(changeDuplicatesB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mxKeyReverseBits(mxKeyByBitEnc(mxKeyReverse(mxKeySwapBitsEE2(mxKeySwapBitsF(mxKeyRotEnc(changeDuplicatesB(mxKeyShuffle(mxKeySwapBitsF(mxKeySwapBitsEE2(changeDuplicatesB(mxKeyAlg1(changeDuplicates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mxKeyAddRR(mxKeyXorRR(mxKeySwapBitsD(mxKeyXor(mxKeyRotEnc(mxKeySwapBitsEE2(mxKeySwapMinors3(mxKeyAlg1(mxKeyRotEnc(mxKeyRotEnc(mxKeyNot(mxKeyShuffle(mxKeyRotateLeftBits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B(mxKeyRotateLeftBits(mxKeyAddRR(mxKeyReverse(mxKeyXorRR(mxKeyReverseBits(mxKeyNot(mxKeySwapMinors3(mxKeyByBitEnc(mxKeyXorB(mxKeyRotEnc(mxKeyNot(mxKeySwapBitsE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(mxKeyAddRR(mxKeyRotateLeftBits(changeDuplicatesC2(changeDuplicates(mxKeyAddRR(mxKeySwapBitsG(mxKeyShuffle(mxKeyAlg1(mxKeyByBitEnc(mxKeyAddRR(mxKeyRotateLeftBits(mxKeySwapBitsRound(mxKeyAlg1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changeDuplicatesC2(mxKeyXorRR(mxKeySwapMinors3(mxKeyXorB(mxKeyRotateLeftBits(mxKeySwapMinors3(mxKeyReverseBits(mxKeyAlg2(mxKeySwapBitsG(changeDuplicatesB(mxKeyXorB(mxKeyReverse(mxKeyAlg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2(mxKeySwapBitsE(mxKeyShuffle(changeDuplicatesC2(changeDuplicatesB(mxKeyAlg2(p2kproc3(mxKeySwapBitsEE2(mxKeyReverseBits(mxKeyNot(mxKeyByBitEnc(mxKeyAddRR(changeDuplicatesB(mxKeySwapBitsF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2(mxKeySwapBitsRound(mxKeySwapBitsD(mxKeySwapBitsF(mxKeyAlg1(p2kproc3(mxKeyRotEnc2(mxKeyReverseBits(mxKeySwapBitsEE2(mxKeyAlg1(changeDuplicatesC2(mxKeyReverse(mxKeyReverseBits(mxKeyReverse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1(p2kproc3(mxKeyAlg2(mxKeySwapBitsE(mxKeySwapBitsE(mxKeySwapBitsEE2(changeDuplicatesB(mxKeyNot(mxKeyByBitEnc(mxKeyByBitEnc(mxKeyReverse(mxKeyReverseBits(mxKeyAlg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(mxKeyXorRR(mxKeyAlg1(changeDuplicatesB(mxKeyXorRR(mxKeyNot(changeDuplicatesB(changeDuplicates(mxKeyByBitEnc(mxKeySwapBitsF(mxKeySwapBitsG(mxKeySwapBitsD(mxKeySwapBitsE(mxKeyXor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(changeDuplicates(mxKeySwapBitsEE2(mxKeyRotEnc(p2kproc3(mxKeySwapBitsF(mxKeySwapMinors3(mxKeySwapBitsRound(mxKeyRotEnc2(mxKeySwapBitsRound(p2kproc3(mxKeyRotEnc2(mxKeyXorB(mxKeySwapBitsG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mxKeySwapBitsD(changeDuplicatesB(mxKeyXorRR(mxKeyRotEnc2(changeDuplicatesC2(mxKeyNot(mxKeySwapBitsRound(changeDuplicates(mxKeySwapBitsEE2(mxKeyXorRR(changeDuplicates(mxKeySwapBitsD(mxKeyReverse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(mxKeyReverse(mxKeyXorB(mxKeySwapBitsF(mxKeyByBitEnc(changeDuplicatesB(changeDuplicatesC2(mxKeyReverse(p2kproc3(mxKeySwapBitsG(mxKeySwapBitsE(changeDuplicatesC2(mxKeySwapMinors3(mxKeyXorR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changeDuplicates(mxKeyXor(mxKeyReverse(mxKeyRotEnc2(mxKeySwapBitsE(mxKeyAlg1(mxKeyRotEnc(mxKeySwapBitsRound(mxKeyAlg2(mxKeyReverse(mxKeyRotEnc2(p2kproc3(mxKeyRotateLeftBit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2(mxKeyRotateLeftBits(mxKeyRotEnc2(mxKeyByBitEnc(mxKeyXorRR(mxKeySwapBitsE(mxKeySwapBitsD(mxKeyReverse(mxKeySwapBitsF(mxKeyRotEnc2(mxKeyAddRR(changeDuplicates(mxKeyRotateLeftBits(mxKeyShuffle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mxKeySwapMinors3(changeDuplicates(mxKeySwapBitsRound(mxKeyAddRR(mxKeyRotEnc2(p2kproc3(mxKeySwapBitsD(mxKeyAlg2(mxKeyRotEnc(mxKeyRotEnc(changeDuplicatesB(mxKeyReverseBits(mxKeyRotEnc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ReverseBits(mxKeyAlg2(mxKeySwapBitsEE2(mxKeyXorRR(changeDuplicatesB(mxKeySwapBitsF(mxKeySwapBitsG(mxKeyShuffle(mxKeySwapBitsE(changeDuplicates(mxKeySwapBitsD(mxKeyAlg2(mxKeyReverseBits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B(mxKeyAddRR(mxKeyAlg1(mxKeySwapBitsEE2(mxKeyRotEnc(mxKeyXorRR(mxKeyReverse(mxKeyAlg2(changeDuplicates(mxKeyRotEnc(mxKeySwapBitsD(mxKeyXor(mxKeySwapMinors3(mxKeyRo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mxKeyRotEnc2(mxKeyAlg1(mxKeySwapMinors3(mxKeyXorB(mxKeyXor(mxKeyReverseBits(mxKeySwapBitsG(changeDuplicatesB(mxKeyShuffle(mxKeyRotateLeftBits(mxKeySwapBitsG(mxKeySwapBitsF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G(mxKeyAlg1(mxKeySwapBitsG(p2kproc3(mxKeySwapMinors3(mxKeyXorRR(mxKeySwapBitsE(mxKeySwapBitsE(mxKeySwapBitsG(mxKeyAlg1(mxKeyReverse(changeDuplicates(changeDuplicates(mxKeyXor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mxKeySwapBitsG(mxKeyRotateLeftBits(mxKeySwapBitsF(mxKeyNot(mxKeyShuffle(mxKeySwapBitsF(mxKeyShuffle(mxKeySwapBitsRound(mxKeySwapBitsRound(mxKeySwapBitsD(mxKeyAlg2(mxKeyAlg2(mxKeySwapBitsG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Bits(mxKeySwapBitsEE2(mxKeySwapMinors3(mxKeySwapBitsRound(mxKeyRotEnc(mxKeySwapBitsG(mxKeyByBitEnc(mxKeyByBitEnc(mxKeyShuffle(changeDuplicates(mxKeySwapBitsF(mxKeySwapBitsRound(mxKeySwapBitsE(mxKeySwapBitsG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F(mxKeyReverseBits(mxKeySwapBitsEE2(mxKeySwapBitsD(mxKeySwapBitsD(mxKeyNot(mxKeyRotateLeftBits(changeDuplicates(mxKeyByBitEnc(mxKeySwapBitsD(mxKeyAlg2(changeDuplicatesB(mxKeyAlg1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1(mxKeyXorB(mxKeyAddRR(changeDuplicates(mxKeyXor(mxKeyRotEnc(mxKeySwapMinors3(mxKeySwapBitsD(mxKeyXorRR(mxKeyByBitEnc(changeDuplicatesC2(mxKeyRotateLeftBits(mxKeyNot(mxKeySwapBits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Minors3(mxKeySwapBitsD(mxKeyReverseBits(mxKeyReverseBits(mxKeyByBitEnc(mxKeyRotEnc(mxKeyNot(mxKeyRotateLeftBits(mxKeyReverse(changeDuplicatesC2(p2kproc3(mxKeyRotateLeftBits(mxKeyReverse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mxKeyReverseBits(mxKeySwapBitsD(changeDuplicatesC2(mxKeySwapBitsG(mxKeyAlg1(mxKeySwapBitsE(mxKeyReverse(changeDuplicatesC2(mxKeyXorRR(mxKeySwapBitsEE2(mxKeyReverse(p2kproc3(mxKeyShuffl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mxKeyReverse(mxKeyXorRR(p2kproc3(mxKeySwapBitsEE2(mxKeyShuffle(changeDuplicatesC2(mxKeyNot(mxKeySwapBitsG(mxKeyReverseBits(mxKeyAlg2(mxKeyXor(mxKeyAlg2(mxKeyXorR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2(mxKeyXor(mxKeyRotEnc(mxKeyAlg1(mxKeySwapBitsG(mxKeyRotEnc(mxKeyAlg1(mxKeySwapBitsG(mxKeyByBitEnc(mxKeySwapBitsRound(mxKeySwapBitsE(mxKeyShuffle(mxKeyAlg2(mxKeyShuffle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ByBitEnc(mxKeySwapMinors3(mxKeyNot(mxKeyRotateLeftBits(mxKeyXorB(mxKeyAlg1(mxKeyAlg2(mxKeySwapBitsF(mxKeySwapBitsEE2(mxKeyShuffle(mxKeyAlg1(mxKeySwapBitsRound(mxKeyXorR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Bits(mxKeySwapBitsE(mxKeyXor(mxKeyAddRR(mxKeyNot(mxKeyShuffle(mxKeySwapBitsG(mxKeySwapBitsF(mxKeyXorB(mxKeyAddRR(mxKeyReverse(mxKeyXor(mxKeyXor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ateLeftBits(mxKeyXor(mxKeySwapBitsE(mxKeyXorB(mxKeyXor(mxKeyReverse(mxKeySwapBitsEE2(mxKeyShuffle(mxKeySwapBitsD(mxKeyAddRR(mxKeyReverseBits(mxKeyXorRR(mxKeyXorRR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mxKeySwapMinors3(changeDuplicatesC2(mxKeyXorRR(mxKeyReverseBits(mxKeyAddRR(mxKeyAddRR(changeDuplicates(changeDuplicatesB(mxKeyAddRR(mxKeySwapBitsRound(changeDuplicatesC2(mxKeyNot(mxKeySwapBitsG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p2kproc3(mxKeySwapBitsEE2(mxKeyXorB(mxKeySwapBitsEE2(mxKeyXorRR(mxKeySwapBitsRound(mxKeyRotEnc(mxKeyXorRR(mxKeyAlg1(mxKeySwapBitsG(p2kproc3(p2kproc3(mxKeySwapBitsD(mxKeyAlg2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F(changeDuplicates(mxKeySwapBitsD(changeDuplicates(mxKeySwapBitsRound(p2kproc3(mxKeySwapBitsF(mxKeySwapBitsRound(mxKeyRotEnc2(mxKeySwapBitsEE2(mxKeyAlg1(mxKeySwapBitsG(mxKeyAlg2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RR(mxKeySwapBitsD(mxKeySwapBitsF(mxKeySwapBitsG(mxKeySwapBitsG(mxKeyNot(mxKeyXorRR(mxKeySwapBitsE(mxKeyReverseBits(mxKeySwapBitsE(mxKeySwapBitsRound(mxKeyAddRR(mxKeyRotEnc2(mxKeySwapMinors3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(mxKeyAddRR(mxKeySwapBitsD(changeDuplicates(mxKeyXor(mxKeyNot(mxKeyXor(mxKeySwapBitsD(changeDuplicatesC2(mxKeyByBitEnc(mxKeySwapBitsRound(mxKeySwapBitsF(mxKeySwapMinors3(mxKeyRo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1(mxKeySwapBitsF(changeDuplicatesB(mxKeyNot(mxKeyRotEnc(mxKeyAddRR(mxKeyReverseBits(mxKeySwapBitsEE2(mxKeyShuffle(mxKeyAlg1(mxKeyXorRR(mxKeyAlg2(mxKeySwapBitsEE2(changeDuplicate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1(p2kproc3(mxKeyShuffle(p2kproc3(changeDuplicatesC2(mxKeySwapMinors3(mxKeyAlg2(mxKeyXorRR(mxKeyReverseBits(mxKeyReverseBits(changeDuplicatesC2(mxKeyRotEnc2(mxKeyXorB(mxKeyXor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RR(mxKeyAlg1(p2kproc3(mxKeyAddRR(mxKeyXorRR(mxKeySwapMinors3(mxKeySwapBitsD(changeDuplicates(mxKeyAlg2(mxKeySwapBitsD(changeDuplicatesB(changeDuplicatesC2(mxKeySwapBitsG(changeDuplicates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Round(mxKeyReverseBits(mxKeySwapMinors3(mxKeyNot(mxKeyByBitEnc(mxKeyRotEnc2(mxKeyShuffle(mxKeyXorRR(mxKeyReverse(mxKeyShuffle(mxKeyReverse(mxKeyReverseBits(mxKeyRotateLeftBits(mxKeySwapBitsG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ddRR(mxKeyAlg1(changeDuplicates(mxKeyShuffle(mxKeySwapBitsG(mxKeyRotEnc(p2kproc3(mxKeyAlg2(changeDuplicates(mxKeySwapMinors3(mxKeyAlg1(p2kproc3(mxKeySwapBitsD(changeDuplicatesB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Minors3(mxKeyShuffle(mxKeyAlg1(changeDuplicatesB(mxKeySwapBitsG(mxKeyShuffle(mxKeyShuffle(mxKeySwapBitsE(mxKeyAlg2(mxKeyXor(mxKeyAlg1(mxKeyAlg1(mxKeyShuffle(mxKeySwapBitsG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B(mxKeyAlg2(mxKeySwapBitsE(mxKeySwapBitsD(changeDuplicatesB(mxKeyReverse(mxKeySwapBitsRound(mxKeyReverse(mxKeyReverseBits(mxKeyRotateLeftBits(mxKeyByBitEnc(mxKeyShuffle(mxKeySwapBitsE(mxKeyXorR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p2kproc3(changeDuplicates(changeDuplicatesC2(changeDuplicates(mxKeyReverse(mxKeyReverse(mxKeySwapBitsE(mxKeySwapBitsD(mxKeySwapBitsE(mxKeyXor(mxKeySwapBitsRound(mxKeySwapBitsEE2(mxKeyRotEnc(mxKeyRevers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C2(mxKeySwapBitsF(mxKeyAlg2(mxKeySwapBitsE(mxKeyAlg1(mxKeyXorB(mxKeyReverse(mxKeyXor(mxKeyReverseBits(p2kproc3(changeDuplicates(mxKeySwapBitsD(mxKeyRotEnc2(mxKeyReverse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(mxKeyNot(mxKeyReverseBits(mxKeySwapMinors3(mxKeySwapBitsD(mxKeySwapBitsE(mxKeyXor(mxKeyXorRR(mxKeyXorRR(mxKeySwapBitsD(mxKeyXorB(p2kproc3(mxKeyAlg1(mxKeyXor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Alg2(mxKeyShuffle(mxKeySwapBitsE(changeDuplicates(mxKeyXorB(mxKeyRotEnc(mxKeySwapBitsD(mxKeyAlg1(mxKeyReverseBits(mxKeySwapBitsRound(mxKeyAddRR(mxKeyShuffle(mxKeyRotateLeftBits(mxKeyShuffle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otEnc(mxKeyReverseBits(mxKeySwapMinors3(mxKeyNot(mxKeySwapBitsG(mxKeySwapBitsG(changeDuplicatesB(mxKeyRotEnc2(mxKeySwapBitsE(mxKeyReverse(mxKeyRotEnc2(changeDuplicatesB(mxKeyXor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D(mxKeyAddRR(mxKeySwapBitsEE2(mxKeySwapBitsG(changeDuplicatesB(mxKeyRotEnc(mxKeyByBitEnc(mxKeyReverse(mxKeySwapBitsE(mxKeyAlg2(mxKeyXorB(mxKeyNot(changeDuplicatesC2(mxKeyXor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mxKeyAlg1(mxKeySwapBitsD(mxKeyXor(mxKeySwapMinors3(mxKeyReverse(mxKeyRotEnc(p2kproc3(mxKeyReverse(mxKeyAlg1(changeDuplicatesC2(mxKeyReverse(mxKeyXorB(mxKeyRotateLeftBits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huffle(mxKeySwapBitsD(mxKeyRotEnc2(p2kproc3(changeDuplicatesB(mxKeyRotEnc2(mxKeyAddRR(mxKeyRotateLeftBits(mxKeyShuffle(mxKeySwapBitsG(mxKeyXorRR(mxKeyRotEnc(mxKeyXor(mxKeyReverseBits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ByBitEnc(mxKeyRotEnc2(mxKeyNot(mxKeySwapMinors3(mxKeyAlg2(mxKeySwapBitsEE2(mxKeyAlg1(mxKeyByBitEnc(changeDuplicatesB(mxKeyXorRR(mxKeyRotEnc(mxKeyXorRR(mxKeyAlg1(mxKeySwapBit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C2(mxKeySwapBitsE(mxKeyReverseBits(mxKeySwapBitsEE2(mxKeyShuffle(mxKeyRotEnc(mxKeyAddRR(mxKeySwapBitsRound(changeDuplicates(mxKeySwapBitsG(changeDuplicates(mxKeySwapBitsD(changeDuplicatesB(mxKeyReverse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(mxKeySwapBitsG(mxKeyXor(mxKeySwapBitsD(mxKeySwapBitsF(mxKeyRotEnc2(mxKeyRotEnc2(mxKeyReverse(mxKeyReverse(mxKeySwapMinors3(mxKeyShuffle(mxKeyReverse(mxKeyXorB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Xor(mxKeyXorRR(mxKeyReverseBits(changeDuplicatesB(mxKeySwapBitsD(mxKeyAddRR(mxKeyShuffle(mxKeyRotateLeftBits(mxKeySwapMinors3(mxKeyRotateLeftBits(mxKeySwapMinors3(mxKeySwapBitsD(changeDuplicatesB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Reverse(mxKeyRotEnc(mxKeySwapBitsD(mxKeyXorB(mxKeySwapBitsRound(p2kproc3(mxKeyReverse(mxKeyAlg2(mxKeySwapBitsRound(changeDuplicates(mxKeySwapMinors3(mxKeySwapBitsG(mxKeyReverseBits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mxKeySwapBitsEE2(mxKeyXorRR(mxKeyXor(mxKeyXor(mxKeySwapBitsRound(changeDuplicatesB(mxKeySwapBitsD(mxKeyReverseBits(mxKeyByBitEnc(mxKeyNot(mxKeyXorB(mxKeySwapMinors3(mxKeySwapBitsG(mxKeySwapMinors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(p2kproc2(p2kproc3(changeDuplicatesB(mxKeyRotateLeftBits(mxKeySwapBitsRound(mxKeySwapBitsRound(mxKeyXorB(mxKeyRotateLeftBits(mxKeySwapMinors3(mxKeySwapBitsG(mxKeyXor(mxKeySwapBitsD(mxKeyAlg1(changeDuplicates(mxKeyByBitEnc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SwapBitsRound(mxKeyByBitEnc(mxKeySwapBitsF(mxKeySwapBitsG(mxKeySwapBitsD(mxKeyRotEnc2(mxKeyAlg1(mxKeyRotEnc2(mxKeyAddRR(changeDuplicatesC2(changeDuplicatesB(mxKeyAlg2(changeDuplicates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p2kproc3(mxKeyAlg1(mxKeyReverseBits(mxKeyXorRR(mxKeySwapBitsE(mxKeyAlg1(mxKeySwapBitsG(mxKeyRotEnc2(mxKeyRotEnc2(mxKeySwapBitsEE2(mxKeyXorB(p2kproc3(mxKeyShuffle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(mxKeyRotEnc(mxKeySwapBitsEE2(mxKeySwapBitsG(mxKeyAlg2(mxKeySwapBitsF(mxKeySwapBitsEE2(mxKeyByBitEnc(mxKeyXor(mxKeySwapBitsD(mxKeyRotEnc2(mxKeyXorB(changeDuplicatesB(mxKeySwapBitsD(mxKeyRotateLeft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Minors3(mxKeyAlg1(mxKeyAddRR(mxKeySwapMinors3(mxKeyAlg1(mxKeySwapBitsE(mxKeySwapBitsRound(mxKeyByBitEnc(mxKeyAddRR(mxKeySwapBitsG(mxKeyXorRR(p2kproc3(mxKeyAlg2(mxKeyRo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C2(changeDuplicatesC2(mxKeySwapBitsF(mxKeyReverse(mxKeySwapMinors3(mxKeyShuffle(mxKeySwapBitsRound(mxKeyAddRR(mxKeyXorRR(changeDuplicatesC2(changeDuplicates(mxKeyAddRR(changeDuplicatesB(mxKeySwapMinors3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RR(mxKeySwapMinors3(p2kproc3(mxKeyByBitEnc(mxKeyReverse(mxKeySwapBitsE(mxKeyAddRR(changeDuplicatesB(mxKeyReverse(mxKeySwapBitsD(changeDuplicates(mxKeyXor(mxKeySwapBitsG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mxKeyNot(mxKeySwapMinors3(mxKeySwapBitsE(mxKeyReverse(mxKeySwapMinors3(p2kproc3(changeDuplicatesC2(mxKeyRotEnc(p2kproc3(mxKeyAlg2(changeDuplicates(mxKeySwapBitsE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B(mxKeySwapBitsE(mxKeyRotEnc(changeDuplicatesB(mxKeyNot(changeDuplicates(mxKeySwapBitsE(mxKeyReverseBits(changeDuplicatesC2(mxKeySwapBitsRound(changeDuplicatesC2(mxKeyByBitEnc(changeDuplicatesB(mxKeyAlg1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XorRR(mxKeyReverseBits(mxKeyAddRR(mxKeyXorB(mxKeySwapBitsRound(mxKeyAlg2(mxKeySwapBitsG(mxKeyReverseBits(mxKeyAlg1(mxKeyShuffle(mxKeySwapBitsEE2(mxKeyXor(mxKeySwapBitsRoun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SwapBitsF(mxKeyRotEnc(mxKeyRotEnc(mxKeyReverse(mxKeyRotEnc(mxKeySwapBitsF(mxKeySwapBitsEE2(mxKeyXorRR(changeDuplicatesC2(mxKeyXorB(changeDuplicatesC2(mxKeySwapMinors3(mxKeyReverseBits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D(mxKeyByBitEnc(changeDuplicatesC2(mxKeyAddRR(mxKeyAlg1(mxKeyXor(changeDuplicatesB(mxKeyRotateLeftBits(mxKeyXorB(mxKeySwapBitsRound(mxKeySwapBitsE(mxKeyAlg2(mxKeyAddRR(mxKeyNot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(mxKeyXor(changeDuplicatesC2(mxKeySwapBitsG(mxKeyReverseBits(changeDuplicatesB(changeDuplicatesC2(mxKeyReverse(changeDuplicatesC2(mxKeyReverseBits(mxKeyReverse(mxKeyReverse(mxKeyRotateLeftBits(mxKeySwapBitsRoun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SwapBitsF(mxKeyRotEnc2(mxKeySwapBitsRound(changeDuplicatesC2(mxKeyAddRR(mxKeySwapBitsD(mxKeyShuffle(mxKeySwapBitsE(mxKeyXorB(mxKeySwapBitsF(mxKeySwapBitsRound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changeDuplicatesC2(mxKeyAlg1(mxKeyRotEnc2(mxKeySwapMinors3(mxKeySwapBitsG(mxKeyByBitEnc(mxKeyAlg1(mxKeyXorB(mxKeyReverse(mxKeyReverseBits(mxKeyRotEnc2(changeDuplicatesC2(mxKeySwapBitsF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ByBitEnc(mxKeyRotateLeftBits(mxKeySwapBitsD(mxKeyShuffle(mxKeyByBitEnc(mxKeyRotEnc(mxKeySwapBitsRound(changeDuplicates(mxKeySwapMinors3(mxKeySwapBitsD(changeDuplicatesB(mxKeySwapBitsRound(mxKeyShuffle(mxKeySwapBits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ByBitEnc(mxKeyRotEnc(mxKeySwapBitsEE2(changeDuplicates(mxKeyXorRR(mxKeyXorB(mxKeySwapBitsE(mxKeyRotateLeftBits(mxKeyReverseBits(mxKeyShuffle(mxKeyNot(mxKeyReverseBits(mxKeyShuffle(mxKeySwapBitsD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ddRR(mxKeyAddRR(mxKeyRotEnc(mxKeyShuffle(mxKeyXorB(mxKeySwapMinors3(mxKeyAlg2(changeDuplicatesB(mxKeyByBitEnc(mxKeyXor(mxKeyXorRR(mxKeyAlg1(mxKeySwapMinors3(mxKeyShuffl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1(mxKeyAddRR(mxKeyShuffle(mxKeySwapBitsD(mxKeySwapMinors3(mxKeySwapBitsG(mxKeyRotEnc(mxKeySwapBitsE(mxKeyRotEnc2(mxKeyAddRR(mxKeyXor(mxKeyAlg1(mxKeyAddRR(changeDuplicatesB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(mxKeyAlg1(mxKeySwapBitsD(mxKeyRotEnc(mxKeyNot(mxKeyReverseBits(mxKeyXorB(mxKeyXorRR(mxKeyRotEnc(mxKeyShuffle(mxKeyRotateLeftBits(mxKeyXorRR(mxKeyAlg1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RR(changeDuplicates(mxKeyReverseBits(mxKeyByBitEnc(mxKeyRotateLeftBits(mxKeyRotEnc(mxKeyReverseBits(mxKeySwapBitsRound(p2kproc3(mxKeySwapBitsRound(mxKeySwapMinors3(mxKeyRotEnc2(mxKeyShuffle(mxKeyRo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EE2(mxKeyRotEnc2(mxKeyRotEnc2(mxKeySwapBitsF(mxKeyReverse(mxKeySwapBitsD(changeDuplicatesB(mxKeyAddRR(mxKeyNot(mxKeyRotEnc(mxKeyAlg2(mxKeyByBitEnc(changeDuplicates(mxKeyAlg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B(changeDuplicatesC2(mxKeyShuffle(mxKeyShuffle(mxKeyNot(mxKeyRotateLeftBits(mxKeyShuffle(mxKeyByBitEnc(mxKeySwapBitsD(mxKeyXor(mxKeyAddRR(mxKeyRotEnc2(mxKeyShuffle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ByBitEnc(mxKeyRotEnc2(changeDuplicatesB(mxKeyXor(changeDuplicatesB(mxKeyReverse(mxKeyReverseBits(changeDuplicates(mxKeyShuffle(mxKeySwapBitsRound(mxKeyRotateLeftBits(mxKeyRotEnc2(mxKeyReverse(mxKeyRotEnc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huffle(changeDuplicates(changeDuplicates(mxKeyNot(mxKeyReverse(mxKeyAlg2(mxKeyXorRR(mxKeyByBitEnc(mxKeyAlg2(mxKeyRotateLeftBits(mxKeyXorRR(mxKeySwapBitsG(mxKeyRotEnc2(mxKeyRotateLeft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ByBitEnc(mxKeySwapBitsF(mxKeyXorB(mxKeySwapBitsRound(mxKeySwapBitsEE2(mxKeyXorB(p2kproc3(changeDuplicatesB(changeDuplicates(mxKeyRotEnc(changeDuplicates(changeDuplicatesC2(mxKeyShuffl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mxKeySwapBitsF(mxKeySwapBitsG(mxKeySwapMinors3(mxKeySwapMinors3(mxKeyReverseBits(mxKeyRotEnc2(mxKeyShuffle(mxKeyXorRR(mxKeyAddRR(mxKeyXorRR(mxKeySwapBitsG(mxKeySwapBitsRound(p2kproc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Alg2(mxKeyAlg1(mxKeyAddRR(mxKeyShuffle(mxKeyRotEnc2(changeDuplicatesC2(mxKeySwapBitsG(mxKeyXorB(changeDuplicates(mxKeySwapBitsE(mxKeyAlg2(mxKeyShuffle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p2kproc3(mxKeyXor(mxKeyReverseBits(mxKeySwapBitsEE2(mxKeyByBitEnc(mxKeyAlg2(mxKeyReverseBits(mxKeySwapBitsG(changeDuplicatesB(mxKeyReverseBits(mxKeyXor(mxKeySwapBitsD(mxKeyReverse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ByBitEnc(mxKeyRotEnc(mxKeySwapBitsEE2(mxKeySwapBitsEE2(changeDuplicatesB(mxKeyAlg2(mxKeySwapMinors3(mxKeyRotateLeftBits(mxKeyReverseBits(mxKeyRotEnc(mxKeyRotEnc2(mxKeyAddRR(mxKeyRotateLeftBit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Reverse(mxKeyByBitEnc(mxKeySwapBitsE(mxKeySwapBitsRound(mxKeyReverse(mxKeyXor(changeDuplicatesB(mxKeyAlg2(mxKeySwapBitsD(mxKeySwapBitsG(mxKeySwapBitsG(changeDuplicatesC2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C2(mxKeyByBitEnc(mxKeyRotEnc(changeDuplicates(changeDuplicatesB(mxKeySwapBitsRound(mxKeySwapBitsF(mxKeyReverseBits(mxKeySwapBitsD(mxKeyByBitEnc(mxKeyAddRR(changeDuplicatesC2(changeDuplicates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huffle(mxKeySwapBitsG(mxKeyNot(mxKeyXorB(mxKeyShuffle(changeDuplicatesB(mxKeyXorB(mxKeySwapBitsRound(mxKeySwapBitsF(p2kproc3(mxKeyXorRR(mxKeyAlg2(mxKeyReverse(mxKeyXo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B(mxKeyXorB(mxKeySwapBitsEE2(mxKeySwapBitsD(mxKeySwapBitsG(mxKeyReverse(mxKeyShuffle(mxKeyAlg1(mxKeySwapBitsE(mxKeyReverse(mxKeySwapBitsF(mxKeySwapBitsF(mxKeyAddRR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changeDuplicates(mxKeyXor(mxKeyShuffle(mxKeyAlg1(mxKeySwapBitsG(mxKeySwapBitsE(mxKeyXorRR(mxKeyXor(mxKeyXorB(changeDuplicates(mxKeyXorRR(p2kproc3(mxKeyRotEnc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RR(mxKeySwapBitsD(mxKeySwapBitsRound(changeDuplicatesC2(mxKeyReverse(mxKeyAlg2(mxKeyRotEnc(p2kproc3(changeDuplicatesB(mxKeySwapBitsD(p2kproc3(mxKeyNot(changeDuplicates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Bits(mxKeyRotEnc(mxKeyXorB(mxKeyXor(mxKeyXorRR(mxKeyXorRR(mxKeyRotateLeftBits(mxKeyAlg1(mxKeySwapBitsF(changeDuplicatesB(mxKeyShuffle(mxKeyXorRR(mxKeySwapBitsF(mxKeyReverse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Minors3(changeDuplicatesC2(mxKeyShuffle(mxKeyAlg2(mxKeyXorRR(changeDuplicatesC2(mxKeyAddRR(mxKeyAlg2(mxKeyReverseBits(mxKeyXor(mxKeyRotEnc(mxKeySwapBitsE(mxKeyAddRR(changeDuplicatesB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E(changeDuplicatesB(mxKeySwapBitsE(mxKeyRotEnc(changeDuplicates(mxKeyRotEnc2(mxKeyRotEnc(changeDuplicatesB(mxKeyAlg2(mxKeySwapBitsEE2(mxKeySwapMinors3(mxKeyRotEnc(mxKeyAddRR(mxKeySwapBitsD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mxKeyReverse(mxKeyAlg2(mxKeyXorRR(mxKeyAlg1(mxKeyRotateLeftBits(mxKeySwapBitsG(changeDuplicatesB(mxKeyReverseBits(mxKeySwapMinors3(mxKeyAlg1(mxKeyReverseBits(mxKeySwapBitsD(mxKeySwapBitsG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SwapBitsF(changeDuplicatesB(mxKeyRotateLeftBits(mxKeySwapBitsF(mxKeyReverseBits(mxKeySwapBitsEE2(mxKeyRotEnc2(mxKeyXor(mxKeyAlg1(mxKeyAddRR(mxKeyRotEnc2(mxKeyAddRR(mxKeyShuffl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C2(mxKeyRotateLeftBits(mxKeySwapBitsF(mxKeySwapBitsG(mxKeyAlg1(mxKeyByBitEnc(mxKeyShuffle(mxKeyXor(mxKeySwapBitsG(changeDuplicatesC2(changeDuplicatesB(mxKeyXorB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C2(mxKeySwapBitsF(mxKeyReverse(changeDuplicatesB(mxKeySwapBitsE(mxKeyXorB(mxKeyAddRR(mxKeyXorRR(mxKeyReverse(changeDuplicatesC2(mxKeyXorB(mxKeyAlg2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Alg1(mxKeyReverseBits(changeDuplicates(mxKeyByBitEnc(mxKeySwapBitsG(mxKeySwapBitsE(mxKeyReverse(mxKeyReverseBits(mxKeyNot(mxKeyAddRR(mxKeySwapBitsG(mxKeyAlg2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1(changeDuplicatesB(mxKeyXorB(p2kproc3(mxKeySwapBitsF(mxKeySwapBitsE(mxKeyReverse(mxKeyRotEnc2(mxKeyAddRR(mxKeyXorRR(mxKeySwapBitsD(mxKeySwapBitsRound(mxKeyAlg2(mxKeyRotateLeft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(mxKeyShuffle(mxKeySwapBitsRound(mxKeyXorB(changeDuplicates(mxKeyAlg2(changeDuplicates(mxKeyXorB(mxKeyRotateLeftBits(mxKeyRotEnc2(changeDuplicatesB(mxKeyRotateLeftBits(p2kproc3(changeDuplicates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F(mxKeyReverseBits(mxKeySwapBitsRound(mxKeySwapBitsF(mxKeyShuffle(mxKeySwapMinors3(mxKeyRotEnc2(mxKeySwapBitsEE2(mxKeyShuffle(mxKeyRotEnc2(changeDuplicatesB(changeDuplicates(mxKeyAlg2(mxKeyRotEnc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D(mxKeyAddRR(mxKeyRotateLeftBits(mxKeyAlg1(mxKeyXor(mxKeySwapMinors3(mxKeyRotateLeftBits(mxKeySwapBitsE(mxKeySwapBitsEE2(mxKeySwapBitsRound(mxKeyRotEnc(mxKeySwapBitsD(mxKeyReverse(mxKeyRotateLeft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2(mxKeySwapBitsG(mxKeyShuffle(mxKeyRotEnc2(mxKeyReverse(mxKeyByBitEnc(mxKeyAlg2(mxKeyByBitEnc(mxKeyReverse(mxKeyNot(mxKeyAddRR(mxKeyNot(mxKeyXor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Not(mxKeySwapBitsG(mxKeyXorRR(mxKeyXorRR(p2kproc3(mxKeyXor(changeDuplicatesB(mxKeyRotEnc(mxKeySwapBitsD(mxKeyAddRR(mxKeyRotEnc2(mxKeyAddRR(mxKeyAdd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E(p2kproc3(mxKeySwapBitsF(mxKeyRotEnc2(mxKeySwapBitsE(mxKeyReverse(mxKeyNot(mxKeyReverseBits(mxKeyReverse(mxKeySwapBitsD(mxKeySwapBitsG(changeDuplicatesB(mxKeyRotateLeftBits(mxKeySwapBit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RotEnc(mxKeySwapMinors3(mxKeyXorB(mxKeyXorB(mxKeyXorB(changeDuplicatesC2(mxKeyAlg2(mxKeyXorRR(mxKeyAlg2(mxKeyReverseBits(changeDuplicatesC2(mxKeySwapBitsRound(mxKeyRo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p2kproc3(mxKeySwapBitsRound(mxKeySwapMinors3(mxKeyNot(mxKeyXorB(changeDuplicates(mxKeyRotEnc2(mxKeyXorRR(mxKeyReverse(mxKeyShuffle(mxKeyAddRR(mxKeySwapMinors3(p2kproc3(changeDuplicatesB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ddRR(mxKeyShuffle(mxKeyRotEnc(mxKeyXorB(mxKeyNot(changeDuplicatesC2(mxKeyReverse(mxKeySwapBitsEE2(mxKeyAlg2(mxKeySwapBitsEE2(mxKeyReverseBits(mxKeyXorB(mxKeyRotateLeftBits(changeDuplicate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B(mxKeyXor(mxKeyAlg1(mxKeySwapMinors3(mxKeyAlg1(mxKeyAlg2(changeDuplicatesB(mxKeyRotEnc(mxKeyRotEnc(mxKeyRotEnc2(mxKeyXor(mxKeyXorRR(mxKeyShuffle(changeDuplicate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(mxKeyXorRR(mxKeySwapBitsF(mxKeyByBitEnc(mxKeyAlg2(mxKeyRotateLeftBits(mxKeyXor(mxKeySwapBitsRound(mxKeyRotEnc(mxKeyNot(mxKeySwapMinors3(mxKeyAddRR(mxKeyXorB(mxKeySwapBitsF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SwapBitsF(mxKeyXorB(mxKeyNot(mxKeySwapBitsRound(mxKeyXorRR(mxKeyReverse(changeDuplicates(mxKeyRotateLeftBits(mxKeyRotEnc(mxKeyAddRR(mxKeyXorRR(mxKeySwapBitsE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B(changeDuplicatesC2(changeDuplicatesC2(mxKeyRotEnc2(mxKeyXorB(mxKeySwapBitsEE2(mxKeyNot(mxKeySwapBitsG(changeDuplicatesC2(mxKeySwapBitsD(mxKeyRotateLeftBits(mxKeyAlg2(mxKeySwapBitsE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Alg1(changeDuplicatesB(mxKeySwapBitsG(mxKeyNot(mxKeySwapBitsD(mxKeyAlg1(changeDuplicatesB(changeDuplicatesC2(mxKeySwapBitsD(mxKeyNot(mxKeySwapBitsE(mxKeyRotEnc2(mxKeyReverseBits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mxKeySwapMinors3(mxKeySwapBitsD(mxKeyShuffle(mxKeyRotEnc2(mxKeyRotateLeftBits(p2kproc3(mxKeyRotateLeftBits(mxKeySwapBitsF(mxKeyXor(changeDuplicates(mxKeyAddRR(mxKeyAddRR(changeDuplicatesB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RR(mxKeySwapBitsE(mxKeySwapBitsD(mxKeySwapBitsRound(mxKeyNot(mxKeySwapBitsE(mxKeyReverse(mxKeySwapBitsD(mxKeyShuffle(mxKeyXor(mxKeyNot(changeDuplicatesC2(mxKeyRotateLeftBits(mxKeyReverseBits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huffle(mxKeyShuffle(changeDuplicatesC2(mxKeyXor(mxKeyRotEnc(mxKeyRotEnc(changeDuplicatesC2(changeDuplicates(mxKeySwapBitsE(mxKeyShuffle(changeDuplicates(mxKeyAlg2(changeDuplicatesC2(mxKeyXor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mxKeySwapBitsE(mxKeyShuffle(mxKeyReverseBits(mxKeyAddRR(p2kproc3(mxKeySwapBitsF(mxKeyRotEnc(mxKeyXorRR(mxKeySwapBitsRound(changeDuplicatesB(changeDuplicatesC2(mxKeyReverseBits(mxKeyReverse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F(changeDuplicatesB(mxKeySwapBitsRound(p2kproc3(mxKeyReverseBits(mxKeyRotEnc2(mxKeySwapBitsD(mxKeyAlg1(mxKeySwapBitsRound(mxKeyReverse(mxKeyAlg1(mxKeyXorRR(mxKeySwapBitsF(mxKeySwapMinors3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G(mxKeyXorRR(mxKeyAlg2(mxKeySwapBitsG(mxKeyRotEnc2(changeDuplicatesB(mxKeyRotateLeftBits(changeDuplicatesB(mxKeyRotEnc2(changeDuplicatesB(changeDuplicatesB(changeDuplicatesC2(mxKeyByBitEnc(mxKeyAdd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E(mxKeyXorB(mxKeyXor(mxKeyShuffle(mxKeySwapMinors3(changeDuplicatesC2(mxKeySwapMinors3(mxKeyReverseBits(mxKeyXor(p2kproc3(mxKeyXorB(mxKeyRotEnc2(mxKeyXorB(mxKeyReverse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C2(mxKeyXor(mxKeyReverseBits(mxKeyRotEnc2(changeDuplicatesB(mxKeyRotEnc(mxKeySwapBitsE(mxKeyReverse(mxKeyRotEnc2(mxKeyAlg2(mxKeyAddRR(mxKeyAlg2(mxKeyRotEnc2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ByBitEnc(mxKeySwapBitsEE2(mxKeyXorRR(mxKeySwapBitsF(mxKeyXorRR(mxKeyRotEnc(mxKeyXorB(mxKeySwapBitsG(mxKeyRotEnc2(changeDuplicatesB(mxKeyXorRR(mxKeySwapBitsE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p2kproc3(mxKeySwapBitsE(changeDuplicatesB(mxKeyReverse(mxKeySwapMinors3(mxKeyReverseBits(mxKeySwapBitsD(mxKeyAlg1(mxKeyRotateLeftBits(mxKeyNot(mxKeySwapBitsG(mxKeyRotateLeftBits(changeDuplicatesC2(changeDuplicatesB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changeDuplicates(mxKeySwapBitsEE2(p2kproc3(mxKeyRotEnc2(mxKeyXorB(mxKeyAddRR(mxKeyXorRR(mxKeyReverse(mxKeyAlg1(mxKeyXorB(mxKeyRotEnc(mxKeyXorB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(mxKeyReverseBits(mxKeyRotateLeftBits(mxKeyReverse(mxKeyRotateLeftBits(changeDuplicatesB(mxKeyAddRR(p2kproc3(mxKeyXorB(mxKeyXorB(mxKeyNot(mxKeyXor(mxKeyRotEnc2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huffle(mxKeyShuffle(mxKeySwapBitsD(mxKeyRotEnc(mxKeyReverseBits(mxKeyAddRR(mxKeyAlg1(mxKeyReverse(mxKeyAlg1(mxKeySwapBitsD(mxKeyXor(mxKeySwapBitsF(mxKeyRotEnc2(mxKeyNot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p2kproc3(mxKeySwapMinors3(p2kproc3(mxKeyReverseBits(mxKeyXorB(mxKeySwapMinors3(mxKeySwapBitsG(mxKeyRotEnc(mxKeyXorB(mxKeyAddRR(mxKeyReverseBits(mxKeyAlg1(mxKeyShuffle(mxKeyReverse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mxKeySwapMinors3(mxKeyRotEnc2(mxKeyShuffle(mxKeyAlg1(mxKeyReverseBits(p2kproc3(mxKeyRotEnc2(mxKeySwapBitsF(mxKeyXorRR(mxKeyRotEnc2(mxKeyXorRR(mxKeyAddRR(mxKeyNot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AddRR(mxKeySwapBitsRound(mxKeyByBitEnc(mxKeyAlg2(changeDuplicatesB(mxKeyXorRR(mxKeySwapBitsEE2(changeDuplicates(mxKeySwapMinors3(changeDuplicates(mxKeyReverse(changeDuplicatesB(changeDuplicate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2(mxKeyAddRR(mxKeyAddRR(mxKeyAlg1(mxKeySwapBitsRound(changeDuplicatesB(mxKeyXorRR(p2kproc3(mxKeyRotEnc2(mxKeyXor(mxKeySwapBitsE(changeDuplicatesC2(mxKeyXorB(mxKeyRotEnc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Round(mxKeyAlg2(mxKeySwapMinors3(mxKeyByBitEnc(changeDuplicates(mxKeySwapBitsF(mxKeyByBitEnc(mxKeyByBitEnc(mxKeySwapBitsD(changeDuplicates(mxKeySwapBitsRound(mxKeySwapMinors3(changeDuplicatesC2(mxKeyShuffle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F(mxKeySwapBitsG(mxKeySwapBitsRound(changeDuplicatesB(mxKeySwapBitsF(mxKeyXorB(mxKeyAlg1(mxKeyByBitEnc(mxKeyXor(mxKeyReverse(p2kproc3(mxKeyNot(changeDuplicatesB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(p2kproc3(mxKeySwapBitsF(mxKeyRotEnc2(mxKeyXorB(mxKeySwapBitsRound(mxKeyReverseBits(mxKeySwapBitsEE2(mxKeyRotEnc2(mxKeySwapBitsG(mxKeyAlg1(mxKeyXorRR(changeDuplicatesB(mxKeyXo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Xor(mxKeyRotateLeftBits(changeDuplicatesB(mxKeyRotEnc(mxKeyXorB(mxKeyAlg2(mxKeyRotEnc2(mxKeySwapBitsF(mxKeyNot(mxKeyByBitEnc(changeDuplicates(mxKeyReverseBits(changeDuplicates(changeDuplicates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Alg1(mxKeyRotEnc2(changeDuplicates(mxKeySwapMinors3(mxKeySwapBitsD(mxKeyShuffle(mxKeySwapBitsD(mxKeySwapBitsG(mxKeySwapBitsE(mxKeySwapBitsE(changeDuplicatesC2(mxKeyNot(mxKeyXorB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mxKeyShuffle(p2kproc3(mxKeySwapBitsF(mxKeyReverseBits(changeDuplicatesC2(mxKeySwapBitsG(mxKeyAddRR(mxKeySwapBitsF(changeDuplicatesC2(mxKeyReverse(mxKeySwapBitsEE2(changeDuplicatesC2(changeDuplicatesC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Alg1(mxKeyRotEnc(mxKeyXorB(mxKeyXorRR(mxKeySwapMinors3(mxKeyNot(mxKeyNot(mxKeyRotEnc(mxKeyByBitEnc(mxKeySwapBitsE(mxKeyXorB(mxKeyXor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mxKeyXor(mxKeySwapBitsF(mxKeyNot(changeDuplicates(mxKeySwapMinors3(mxKeySwapBitsF(mxKeyRotateLeftBits(mxKeyAlg2(mxKeyReverse(mxKeyReverseBits(mxKeyXorB(mxKeySwapBitsD(mxKeyXorR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p2kproc3(p2kproc3(mxKeySwapBitsD(mxKeyRotateLeftBits(mxKeySwapBitsG(mxKeyXorRR(mxKeyShuffle(mxKeySwapBitsD(p2kproc3(mxKeyRotateLeftBits(changeDuplicates(mxKeyAddRR(changeDuplicatesC2(mxKeySwapBits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D(p2kproc3(mxKeyRotEnc2(mxKeyXorRR(changeDuplicatesC2(mxKeySwapBitsG(mxKeyNot(mxKeySwapBitsD(mxKeyShuffle(changeDuplicates(mxKeySwapBitsRound(mxKeyByBitEnc(mxKeyXorRR(mxKeyRotateLeft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B(mxKeyXorB(mxKeyRotEnc(changeDuplicates(mxKeyXorB(mxKeySwapBitsE(mxKeyAlg2(mxKeyAlg1(mxKeyReverse(mxKeySwapBitsD(mxKeyXorB(p2kproc3(changeDuplicatesB(mxKeyNot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p2kproc3(mxKeyRotEnc(mxKeySwapBitsD(mxKeySwapMinors3(changeDuplicatesB(mxKeyNot(mxKeySwapBitsRound(mxKeyReverseBits(mxKeyAlg1(mxKeyRotEnc2(mxKeyAddRR(mxKeySwapBitsG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F(mxKeySwapBitsD(mxKeySwapBitsF(mxKeyAddRR(mxKeySwapBitsG(mxKeySwapBitsRound(mxKeySwapBitsD(mxKeyRotEnc2(mxKeyXorB(changeDuplicatesC2(mxKeySwapBitsD(mxKeySwapBitsF(mxKeyNot(mxKeyXorR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(mxKeyAddRR(mxKeyShuffle(mxKeyXorB(mxKeyByBitEnc(mxKeySwapBitsF(mxKeyReverseBits(mxKeyReverseBits(mxKeySwapBitsE(mxKeyNot(mxKeyRotateLeftBits(mxKeyAlg1(mxKeyXor(mxKeySwapBitsF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ateLeftBits(mxKeyXorRR(mxKeyShuffle(mxKeyXorRR(mxKeySwapBitsRound(mxKeyXor(mxKeyRotEnc2(mxKeyXorB(mxKeySwapBitsEE2(mxKeyReverse(mxKeyAlg1(mxKeySwapBitsE(changeDuplicatesC2(mxKeyAlg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F(mxKeyXor(mxKeyRotEnc2(mxKeyRotEnc2(mxKeyAddRR(mxKeyByBitEnc(mxKeySwapBitsRound(mxKeyShuffle(mxKeyNot(mxKeyRotateLeftBits(mxKeySwapBitsG(mxKeySwapBitsG(mxKeyReverseBits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C2(mxKeySwapBitsE(mxKeyXor(p2kproc3(mxKeyXor(mxKeyNot(mxKeyAddRR(mxKeyXorRR(mxKeyReverseBits(mxKeyRotEnc2(mxKeyXorB(mxKeySwapBitsG(changeDuplicatesC2(mxKeyXor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B(mxKeyShuffle(mxKeyXorRR(mxKeyXorRR(mxKeyReverse(mxKeyAlg2(mxKeyXor(mxKeyNot(mxKeySwapBitsRound(mxKeyRotateLeftBits(mxKeyByBitEnc(mxKeyAlg2(mxKeyRotEnc2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Alg1(mxKeySwapBitsG(mxKeyAlg2(mxKeySwapBitsG(mxKeyRotateLeftBits(changeDuplicatesB(changeDuplicatesB(mxKeyByBitEnc(mxKeyReverseBits(mxKeyRotateLeftBits(changeDuplicatesB(changeDuplicatesB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Minors3(mxKeyNot(mxKeySwapBitsD(mxKeySwapBitsD(p2kproc3(mxKeySwapMinors3(mxKeyAddRR(changeDuplicates(mxKeyByBitEnc(mxKeySwapBitsF(mxKeyReverse(changeDuplicatesB(changeDuplicatesB(changeDuplicate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EE2(mxKeySwapBitsE(mxKeyRotEnc(changeDuplicates(mxKeySwapBitsG(mxKeySwapBitsF(mxKeySwapBitsF(mxKeySwapBitsEE2(mxKeyAddRR(mxKeySwapBitsRound(mxKeyByBitEnc(mxKeyXor(mxKeyAlg2(mxKeyShuffl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C2(mxKeyReverseBits(mxKeyReverseBits(mxKeyXorB(mxKeyAlg1(mxKeyReverse(mxKeyAlg1(mxKeyShuffle(mxKeyXorB(mxKeyXor(mxKeyXorRR(mxKeySwapMinors3(mxKeySwapMinors3(mxKeyShuffle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ByBitEnc(mxKeySwapBitsF(changeDuplicatesC2(mxKeyAlg2(mxKeyShuffle(mxKeyReverse(mxKeyAlg1(p2kproc3(changeDuplicates(mxKeySwapBitsRound(mxKeyAlg1(mxKeySwapBitsEE2(mxKeyRotEnc2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Not(p2kproc3(mxKeyShuffle(mxKeySwapBitsEE2(mxKeyRotateLeftBits(changeDuplicatesB(mxKeySwapBitsEE2(mxKeyAddRR(mxKeyRotEnc(changeDuplicatesC2(mxKeyAlg2(mxKeyRotEnc2(mxKeyAddRR(mxKeyShuffle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B(mxKeySwapBitsE(mxKeySwapMinors3(mxKeyNot(mxKeyRotateLeftBits(mxKeyAlg1(mxKeyXor(mxKeyNot(mxKeyAddRR(mxKeyAlg1(mxKeySwapMinors3(mxKeySwapBitsD(changeDuplicatesC2(mxKeyAlg1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ByBitEnc(mxKeyAlg2(mxKeyXor(mxKeyReverse(mxKeyAlg2(mxKeyAddRR(mxKeySwapMinors3(mxKeySwapBitsG(mxKeyAlg1(changeDuplicatesB(mxKeyNot(mxKeySwapBitsG(changeDuplicates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XorRR(mxKeyAlg2(mxKeyRotEnc(mxKeyXor(mxKeyShuffle(mxKeyXorRR(changeDuplicatesC2(changeDuplicatesC2(mxKeyRotEnc(changeDuplicates(changeDuplicatesB(mxKeyRotEnc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otEnc2(mxKeyAlg1(mxKeyRotEnc2(mxKeyAlg1(mxKeyRotateLeftBits(changeDuplicatesB(mxKeyXorRR(mxKeyReverse(mxKeyXorB(mxKeyByBitEnc(mxKeyAlg2(mxKeyAddRR(mxKeySwapBitsD(mxKeyShuffle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ReverseBits(mxKeyReverseBits(mxKeyXorRR(changeDuplicates(mxKeyAlg1(mxKeyXorRR(mxKeyReverseBits(mxKeySwapBitsF(mxKeySwapBitsG(mxKeySwapBitsD(mxKeySwapBitsD(mxKeySwapBitsE(mxKeyAlg1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changeDuplicates(mxKeyReverse(mxKeySwapMinors3(mxKeyReverse(mxKeyXor(mxKeyXorRR(mxKeyXorB(mxKeyAlg1(mxKeyXorRR(mxKeyReverseBits(mxKeyAddRR(mxKeyAlg1(mxKeySwapBitsG(mxKeyShuffle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(p2kproc2(p2kproc3(mxKeySwapBitsG(mxKeySwapBitsG(mxKeyAlg1(changeDuplicatesB(mxKeyXor(changeDuplicatesB(mxKeyShuffle(changeDuplicates(mxKeyRotEnc2(mxKeySwapBitsF(mxKeyRotateLeftBits(mxKeyAlg1(mxKeyXorB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G(p2kproc3(mxKeyReverseBits(mxKeyRotEnc(mxKeyAlg1(mxKeySwapBitsE(mxKeyReverse(mxKeyReverseBits(changeDuplicatesC2(mxKeyAlg2(mxKeyReverseBits(mxKeyXor(mxKeySwapBitsE(mxKeyShuffle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C2(mxKeyAddRR(mxKeyAlg2(mxKeyRotEnc2(changeDuplicatesC2(mxKeyAlg1(mxKeyAlg1(mxKeySwapMinors3(mxKeySwapBitsE(mxKeyAddRR(changeDuplicatesC2(p2kproc3(mxKeyRotEnc2(mxKeyRevers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SwapBitsRound(p2kproc3(mxKeyNot(mxKeyReverse(changeDuplicatesC2(mxKeyXor(p2kproc3(changeDuplicatesB(mxKeyRotEnc2(mxKeySwapBitsG(mxKeySwapBitsD(mxKeySwapBitsF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B(mxKeyByBitEnc(changeDuplicates(changeDuplicates(mxKeySwapBitsF(mxKeySwapMinors3(mxKeyShuffle(mxKeyXorB(changeDuplicates(changeDuplicates(mxKeyXorB(mxKeyRotateLeftBits(mxKeyRotEnc2(changeDuplicatesB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AddRR(mxKeyXor(mxKeyXorRR(changeDuplicates(changeDuplicatesB(mxKeyReverse(mxKeySwapBitsF(mxKeySwapBitsE(mxKeyXorB(mxKeyXor(mxKeySwapBitsF(mxKeyRotateLeftBits(mxKeyXor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2(changeDuplicates(mxKeyAlg1(mxKeyAddRR(mxKeyXorB(mxKeyRotEnc2(mxKeySwapMinors3(mxKeyRotEnc2(changeDuplicatesB(mxKeySwapBitsE(mxKeyXorB(mxKeyXorRR(mxKeyRotateLeftBits(changeDuplicate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B(mxKeyRotEnc2(mxKeySwapBitsG(mxKeySwapBitsF(mxKeySwapBitsRound(mxKeyRotEnc2(mxKeyXorB(mxKeyShuffle(mxKeyAlg1(mxKeySwapBitsEE2(mxKeyAddRR(mxKeySwapBitsE(changeDuplicatesB(mxKeySwapBitsD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ddRR(mxKeyAlg1(p2kproc3(mxKeyXor(p2kproc3(mxKeyAlg2(mxKeyRotEnc(mxKeySwapBitsEE2(mxKeyAddRR(mxKeyNot(mxKeyXorRR(mxKeySwapBitsE(mxKeyXorB(mxKeySwapBitsD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F(changeDuplicatesB(mxKeyAddRR(changeDuplicatesC2(mxKeySwapBitsD(mxKeyXorRR(mxKeySwapBitsF(mxKeyXorRR(mxKeyShuffle(p2kproc3(mxKeyAlg1(mxKeyXor(mxKeyRotateLeftBits(mxKeyXo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C2(mxKeyReverseBits(mxKeyRotEnc2(mxKeyRotEnc(changeDuplicatesB(mxKeyByBitEnc(mxKeyXorB(mxKeyXorB(mxKeySwapBitsG(changeDuplicatesC2(mxKeySwapBitsRound(mxKeySwapBitsD(mxKeyReverseBits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Minors3(mxKeyRotEnc(mxKeyAlg1(mxKeyAlg1(mxKeyAlg2(mxKeyAddRR(mxKeyXorRR(mxKeyXorB(changeDuplicatesB(mxKeySwapMinors3(mxKeyByBitEnc(mxKeySwapMinors3(mxKeyAlg2(mxKeyXor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Round(mxKeySwapBitsE(p2kproc3(mxKeySwapBitsEE2(mxKeyRotEnc2(mxKeySwapBitsEE2(mxKeySwapBitsE(mxKeyAlg2(mxKeyReverse(changeDuplicatesB(mxKeySwapBitsF(mxKeyReverseBits(mxKeyReverse(mxKeySwapBitsEE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(mxKeySwapBitsD(mxKeyShuffle(mxKeyByBitEnc(changeDuplicates(mxKeySwapMinors3(changeDuplicatesC2(changeDuplicatesB(mxKeyNot(mxKeyRotEnc2(mxKeyReverse(mxKeySwapMinors3(mxKeySwapBitsD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C2(mxKeySwapMinors3(mxKeyRotEnc(mxKeyRotEnc2(mxKeyXorRR(mxKeySwapBitsG(changeDuplicatesC2(mxKeySwapBitsD(mxKeySwapBitsD(mxKeyAlg2(mxKeySwapBitsF(mxKeyXorB(mxKeySwapBit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Reverse(p2kproc3(mxKeyNot(mxKeyAlg1(mxKeyReverseBits(mxKeyRotEnc(mxKeySwapBitsEE2(mxKeyXorB(mxKeyAddRR(mxKeyXorB(mxKeySwapBitsD(p2kproc3(changeDuplicates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F(mxKeySwapBitsE(mxKeySwapBitsG(mxKeySwapBitsE(mxKeyReverse(changeDuplicates(changeDuplicates(mxKeyReverse(changeDuplicates(mxKeyReverse(mxKeySwapMinors3(mxKeyReverseBits(mxKeyByBitEnc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1(changeDuplicatesC2(mxKeySwapBitsRound(mxKeySwapBitsRound(mxKeySwapBitsRound(mxKeyRotEnc(changeDuplicatesB(mxKeyXor(mxKeySwapBitsE(mxKeyAddRR(changeDuplicatesC2(mxKeySwapBitsG(mxKeyReverseBits(changeDuplicates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XorRR(mxKeyRotateLeftBits(changeDuplicatesC2(p2kproc3(mxKeyRotateLeftBits(mxKeySwapBitsE(mxKeyXorB(mxKeyXor(mxKeySwapBitsRound(p2kproc3(mxKeyRotEnc2(changeDuplicatesB(mxKeyReverseBits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2(mxKeySwapMinors3(mxKeyAddRR(p2kproc3(mxKeyXorB(mxKeySwapMinors3(mxKeyNot(mxKeyNot(mxKeyByBitEnc(mxKeySwapMinors3(mxKeySwapBitsD(changeDuplicates(mxKeySwapBitsG(mxKeySwapBitsG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AddRR(mxKeyShuffle(mxKeyReverseBits(mxKeySwapBitsRound(mxKeyByBitEnc(mxKeyReverseBits(mxKeyByBitEnc(mxKeyByBitEnc(mxKeyShuffle(mxKeySwapBitsF(mxKeySwapMinors3(mxKeySwapBitsE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p2kproc3(changeDuplicatesC2(mxKeySwapMinors3(changeDuplicates(mxKeyRotEnc2(mxKeyXorRR(changeDuplicatesB(mxKeySwapMinors3(mxKeyAlg1(mxKeyByBitEnc(mxKeyReverse(changeDuplicates(mxKeyXorRR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RR(mxKeyXor(mxKeyXor(changeDuplicatesB(mxKeyAddRR(mxKeySwapBitsD(mxKeyShuffle(mxKeyAlg1(mxKeySwapBitsEE2(mxKeyAddRR(changeDuplicates(mxKeyAlg1(mxKeyAlg2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D(mxKeyXorRR(mxKeyRotateLeftBits(mxKeyAlg1(mxKeyXor(mxKeyXorRR(mxKeySwapBitsF(mxKeyReverseBits(mxKeyRotateLeftBits(mxKeyRotEnc2(mxKeySwapBitsRound(mxKeySwapMinors3(mxKeyXorB(mxKeyNot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1(mxKeyAddRR(mxKeyXorB(mxKeySwapBitsE(mxKeyRotEnc2(mxKeyRotEnc(mxKeyReverse(mxKeyShuffle(mxKeyReverseBits(mxKeySwapBitsE(mxKeyXorB(mxKeyAlg2(mxKeySwapBitsD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ByBitEnc(mxKeyAlg2(mxKeyShuffle(mxKeyAlg1(changeDuplicatesB(mxKeyXor(mxKeyRotateLeftBits(mxKeyAddRR(mxKeySwapBitsF(mxKeyXorB(mxKeySwapBitsEE2(mxKeyReverseBits(mxKeyXor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(mxKeyRotateLeftBits(mxKeyByBitEnc(mxKeySwapBitsD(p2kproc3(mxKeyByBitEnc(mxKeyReverse(mxKeyRotEnc2(mxKeyNot(mxKeyXorRR(mxKeyRotateLeftBits(changeDuplicates(mxKeySwapMinors3(changeDuplicates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G(mxKeyNot(mxKeySwapBitsE(mxKeyAlg1(mxKeySwapMinors3(mxKeySwapBitsD(mxKeyNot(mxKeySwapMinors3(mxKeySwapBitsF(mxKeyAlg1(changeDuplicates(mxKeySwapBitsD(changeDuplicatesC2(mxKeyAlg1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huffle(mxKeyByBitEnc(mxKeyReverseBits(changeDuplicates(mxKeySwapBitsF(mxKeySwapMinors3(mxKeyByBitEnc(mxKeyAlg1(mxKeyXorRR(mxKeyXorRR(mxKeyRotEnc2(mxKeyXorRR(mxKeyReverseBits(mxKeyAlg1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B(mxKeySwapBitsF(mxKeyReverse(mxKeyReverseBits(changeDuplicatesB(mxKeyAlg1(mxKeyReverseBits(mxKeyXor(changeDuplicates(mxKeyAlg1(mxKeySwapBitsF(mxKeyXorB(mxKeyReverseBits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huffle(mxKeySwapBitsEE2(changeDuplicates(mxKeySwapBitsEE2(mxKeyAlg1(changeDuplicates(p2kproc3(mxKeySwapBitsD(changeDuplicatesB(mxKeyAddRR(mxKeySwapBitsF(mxKeySwapBitsD(mxKeyXor(mxKeyShuffl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Not(mxKeyAddRR(mxKeyAlg2(mxKeyXorRR(changeDuplicates(mxKeyReverse(mxKeyAlg2(changeDuplicatesB(mxKeySwapMinors3(mxKeyXorRR(mxKeyRotEnc2(p2kproc3(mxKeyAlg2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p2kproc3(mxKeyXorB(changeDuplicates(mxKeyXorRR(mxKeySwapBitsF(changeDuplicatesB(mxKeyAlg2(mxKeyByBitEnc(changeDuplicatesC2(mxKeyXor(mxKeyShuffle(mxKeySwapBitsG(mxKeyShuffle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2(mxKeyXorB(mxKeySwapBitsG(mxKeyRotEnc(mxKeyAlg1(mxKeyRotEnc2(mxKeySwapBitsE(changeDuplicatesC2(mxKeyReverseBits(mxKeySwapBitsD(mxKeyAddRR(mxKeySwapBitsD(mxKeyAlg1(mxKeyReverse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B(mxKeySwapBitsG(mxKeySwapBitsRound(mxKeySwapBitsG(mxKeySwapBitsRound(mxKeyAddRR(mxKeySwapBitsG(mxKeyReverseBits(mxKeyShuffle(changeDuplicatesB(mxKeySwapBitsF(mxKeyReverse(mxKeySwapBitsE(mxKeyShuffl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(mxKeySwapBitsE(mxKeyRotEnc(mxKeySwapBitsD(mxKeySwapMinors3(mxKeyXorB(mxKeyNot(mxKeyShuffle(mxKeyNot(changeDuplicatesB(mxKeySwapBitsEE2(changeDuplicatesC2(mxKeyXor(mxKeyXor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F(mxKeySwapBitsEE2(changeDuplicatesB(mxKeyReverse(mxKeyByBitEnc(mxKeyXorB(mxKeyNot(mxKeyAlg1(mxKeySwapMinors3(mxKeyXorB(mxKeyNot(p2kproc3(mxKeyXorRR(mxKeySwapBitsG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E2(mxKeyNot(mxKeyAlg2(mxKeyRotEnc(mxKeySwapBitsD(mxKeySwapBitsG(mxKeyRotEnc(mxKeyNot(changeDuplicatesC2(mxKeySwapMinors3(mxKeyReverse(mxKeyShuffle(mxKeyRotEnc2(mxKeyXo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Xor(mxKeyReverse(changeDuplicates(changeDuplicatesC2(mxKeyXorRR(mxKeyRotEnc2(mxKeyAlg1(mxKeyReverse(mxKeyShuffle(mxKeyShuffle(changeDuplicatesB(mxKeySwapBitsE(changeDuplicates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2(mxKeyXorB(mxKeySwapBitsRound(mxKeyReverse(p2kproc3(mxKeySwapBitsEE2(mxKeyReverseBits(mxKeySwapBitsG(mxKeyAlg1(mxKeyAddRR(mxKeySwapBitsE(mxKeySwapBitsD(changeDuplicatesB(changeDuplicatesB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Round(mxKeyAddRR(mxKeyReverse(mxKeyByBitEnc(mxKeyRotEnc(mxKeyByBitEnc(mxKeyXorB(mxKeyRotateLeftBits(mxKeyReverseBits(mxKeySwapBitsEE2(mxKeySwapBitsG(mxKeySwapBitsD(mxKeyRotateLeftBits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D(mxKeySwapBitsE(mxKeyRotEnc(mxKeySwapBitsG(mxKeyNot(mxKeyNot(mxKeyRotEnc(mxKeySwapBitsF(mxKeySwapBitsEE2(mxKeyNot(mxKeyAlg1(mxKeyAlg1(mxKeyRotEnc2(mxKeyNot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E2(mxKeyXorRR(mxKeySwapBitsEE2(mxKeyRotEnc(mxKeyXorRR(mxKeyAlg1(mxKeySwapBitsEE2(mxKeySwapBitsD(mxKeyAlg1(mxKeySwapBitsD(mxKeyRotEnc2(mxKeySwapBitsD(mxKeyRotateLeftBits(mxKeyXo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p2kproc3(mxKeySwapBitsRound(mxKeyNot(mxKeyReverseBits(mxKeySwapBitsEE2(mxKeyXorRR(changeDuplicatesC2(mxKeySwapBitsEE2(mxKeyAddRR(mxKeySwapBitsG(mxKeySwapBitsF(mxKeyXorB(mxKeyAlg2(changeDuplicates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SwapBitsD(mxKeySwapBitsRound(mxKeyReverseBits(mxKeyAddRR(mxKeySwapBitsD(mxKeyXor(mxKeyRotEnc(mxKeyXorB(mxKeySwapBitsE(mxKeyXor(mxKeyByBitEnc(mxKeyByBitEnc(mxKeyXo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B(mxKeyAlg2(mxKeySwapBitsE(mxKeyReverseBits(mxKeyXor(mxKeyReverseBits(changeDuplicatesB(mxKeySwapBitsF(mxKeyAddRR(changeDuplicatesB(mxKeyAddRR(mxKeyXor(mxKeyRotEnc2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Not(mxKeyXorB(mxKeyRotateLeftBits(mxKeyReverseBits(mxKeySwapBitsE(mxKeyRotEnc2(mxKeyShuffle(mxKeyReverse(mxKeyNot(mxKeyRotEnc(mxKeyAddRR(mxKeyXorB(p2kproc3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Not(mxKeyReverseBits(mxKeyXorB(mxKeySwapBitsF(changeDuplicatesC2(mxKeyAlg1(mxKeyNot(mxKeyByBitEnc(changeDuplicatesB(mxKeySwapMinors3(changeDuplicatesC2(changeDuplicatesB(mxKeyAlg2(mxKeyRotEn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Shuffle(mxKeySwapBitsEE2(mxKeyReverse(mxKeyByBitEnc(mxKeyRotateLeftBits(mxKeyAlg1(mxKeySwapBitsEE2(mxKeySwapBitsG(mxKeyReverse(mxKeySwapBitsEE2(mxKeyXorB(mxKeyAddRR(mxKeyAlg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1(mxKeySwapBitsE(mxKeySwapBitsD(changeDuplicates(mxKeyRotEnc2(mxKeySwapMinors3(mxKeySwapMinors3(mxKeySwapBitsEE2(mxKeySwapBitsRound(mxKeySwapBitsF(mxKeySwapBitsF(mxKeyAlg1(mxKeyShuffle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Not(mxKeyRotEnc(mxKeyReverseBits(mxKeySwapBitsF(mxKeySwapBitsEE2(mxKeySwapBitsE(p2kproc3(mxKeyAddRR(mxKeyXor(mxKeySwapBitsG(mxKeySwapBitsEE2(mxKeyReverseBits(mxKeyAlg1(mxKeyRotateLeftBit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2(mxKeyRotateLeftBits(mxKeySwapBitsEE2(mxKeyRotateLeftBits(p2kproc3(mxKeyRotEnc(mxKeyRotateLeftBits(mxKeyAlg2(mxKeyAlg2(changeDuplicatesC2(mxKeySwapBitsE(mxKeySwapMinors3(mxKeySwapMinors3(changeDuplicatesB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2(mxKeyAlg2(mxKeyAlg2(mxKeySwapBitsG(mxKeyByBitEnc(mxKeyShuffle(mxKeyXor(mxKeyXorB(mxKeyShuffle(changeDuplicatesC2(mxKeyReverse(mxKeySwapBitsEE2(mxKeyRotEnc(mxKeyXo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SwapBitsE(mxKeyXorB(mxKeyXor(mxKeyShuffle(mxKeyShuffle(mxKeySwapBitsRound(changeDuplicates(mxKeyShuffle(mxKeySwapBitsF(mxKeySwapBitsE(mxKeyAlg1(mxKeySwapBitsE(changeDuplicatesB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Minors3(changeDuplicates(mxKeyXorRR(mxKeySwapBitsEE2(mxKeyXorRR(mxKeyReverseBits(mxKeyRotateLeftBits(mxKeyRotEnc(mxKeyXorRR(mxKeyAlg2(mxKeySwapBitsG(mxKeySwapBitsF(mxKeyXorRR(changeDuplicatesB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RR(p2kproc3(changeDuplicates(mxKeyRotateLeftBits(mxKeyAlg1(mxKeyAlg2(mxKeyAlg2(mxKeyRotEnc2(mxKeyXorB(mxKeyReverse(mxKeyReverseBits(mxKeySwapBitsE(changeDuplicatesB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B(mxKeyReverseBits(mxKeyByBitEnc(mxKeyRotEnc(changeDuplicatesC2(mxKeyShuffle(mxKeyNot(changeDuplicates(mxKeyXorB(mxKeyByBitEnc(mxKeySwapMinors3(mxKeyAlg2(mxKeySwapBitsF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Alg1(mxKeySwapBitsEE2(mxKeySwapBitsD(mxKeySwapBitsRound(mxKeySwapBitsF(mxKeyReverse(mxKeySwapBitsE(mxKeyRotateLeftBits(mxKeySwapBitsD(mxKeyNot(mxKeyRotEnc2(mxKeyShuffle(mxKeyAddR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ddRR(mxKeyShuffle(changeDuplicatesB(mxKeySwapBitsRound(mxKeyRotEnc(mxKeyRotEnc(mxKeyAlg2(mxKeyReverseBits(changeDuplicatesB(mxKeyAlg2(mxKeyNot(mxKeyReverseBits(changeDuplicates(mxKeySwapBitsF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ateLeftBits(mxKeyAlg2(mxKeyXorB(mxKeyAddRR(mxKeySwapBitsE(mxKeyByBitEnc(mxKeyRotEnc2(mxKeySwapBitsG(mxKeyAddRR(p2kproc3(changeDuplicatesB(mxKeyRotEnc(mxKeyReverseBits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RotEnc(mxKeyXor(mxKeyRotEnc(p2kproc3(mxKeySwapBitsG(changeDuplicates(mxKeyRotateLeftBits(mxKeyRotEnc(mxKeyAddRR(mxKeyRotateLeftBits(mxKeyXorB(mxKeyXorB(mxKeyShuffl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(mxKeySwapBitsG(mxKeyReverse(mxKeySwapBitsG(mxKeySwapBitsRound(mxKeyXorRR(mxKeyShuffle(mxKeyAlg2(changeDuplicatesB(mxKeyReverse(mxKeySwapBitsF(mxKeySwapBitsF(mxKeyXorB(mxKeySwapBitsD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D(mxKeyShuffle(mxKeyNot(mxKeyAlg1(mxKeyRotEnc2(mxKeyRotateLeftBits(mxKeySwapBitsE(mxKeyXor(mxKeyNot(mxKeyXorRR(mxKeyAlg1(mxKeyAddRR(mxKeySwapBitsE(mxKeyXor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ateLeftBits(p2kproc3(changeDuplicatesB(changeDuplicatesB(mxKeyByBitEnc(mxKeyXor(mxKeyRotEnc(mxKeyRotateLeftBits(p2kproc3(mxKeyAlg1(mxKeyAlg2(changeDuplicates(changeDuplicatesB(changeDuplicates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p2kproc3(mxKeyXor(mxKeySwapBitsD(mxKeyXorRR(mxKeyReverse(mxKeySwapBitsF(mxKeySwapMinors3(mxKeyAlg1(changeDuplicatesB(mxKeyXorB(mxKeyNot(mxKeyShuffle(changeDuplicates(mxKeySwapBits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D(mxKeySwapMinors3(mxKeyAlg2(mxKeyAlg1(mxKeySwapBitsRound(mxKeyXorRR(mxKeyAlg1(mxKeySwapBitsD(mxKeySwapBitsE(mxKeySwapBitsD(mxKeyAlg1(mxKeySwapBitsEE2(changeDuplicatesB(mxKeyAlg2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(mxKeyAlg2(mxKeyNot(mxKeyReverseBits(mxKeySwapBitsE(mxKeyAlg2(changeDuplicates(mxKeyRotEnc2(mxKeyAlg2(changeDuplicatesC2(mxKeyRotEnc(p2kproc3(mxKeySwapBitsE(mxKeyShuffle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RotEnc2(mxKeySwapBitsF(changeDuplicatesC2(mxKeyAlg1(mxKeyShuffle(changeDuplicates(mxKeyAlg2(mxKeyRotEnc(mxKeyByBitEnc(mxKeyAlg2(mxKeyReverse(mxKeySwapBitsRound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RotEnc2(mxKeyRotateLeftBits(mxKeySwapMinors3(mxKeySwapMinors3(mxKeySwapBitsRound(mxKeyRotEnc(mxKeyXor(mxKeyXorB(mxKeyRotateLeftBits(mxKeyRotateLeftBits(mxKeyXorRR(mxKeyReverseBits(mxKeySwapBits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(mxKeyShuffle(changeDuplicates(mxKeySwapBitsD(mxKeyRotateLeftBits(mxKeySwapBitsE(mxKeyReverse(p2kproc3(mxKeySwapBitsG(mxKeySwapBitsF(mxKeySwapBitsF(changeDuplicatesB(mxKeyRotEnc(mxKeySwapBitsRound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D(changeDuplicatesB(mxKeyAddRR(mxKeySwapBitsF(mxKeyReverse(mxKeyReverse(mxKeyNot(mxKeySwapBitsF(mxKeySwapBitsG(mxKeyShuffle(mxKeyXorRR(p2kproc3(mxKeyRotEnc2(mxKeyRevers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ddRR(mxKeySwapBitsD(mxKeySwapMinors3(mxKeyByBitEnc(mxKeyShuffle(mxKeySwapBitsE(mxKeySwapMinors3(mxKeyAlg1(mxKeySwapBitsD(mxKeyRotateLeftBits(changeDuplicatesB(changeDuplicatesC2(mxKeyXorRR(mxKeyAdd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Alg2(p2kproc3(mxKeyByBitEnc(mxKeySwapBitsG(mxKeyShuffle(changeDuplicatesC2(mxKeyReverse(changeDuplicatesC2(mxKeyRotEnc(mxKeyRotEnc(mxKeyShuffle(mxKeySwapBitsF(mxKeyAlg2(changeDuplicates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Not(mxKeyXor(mxKeyByBitEnc(mxKeyRotEnc(changeDuplicatesC2(mxKeyRotEnc(mxKeySwapBitsD(mxKeyRotEnc(mxKeyAlg1(mxKeySwapMinors3(mxKeyShuffle(mxKeyReverse(mxKeyReverse(mxKeyRotEnc2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Enc(mxKeySwapBitsRound(mxKeySwapBitsE(mxKeySwapBitsG(changeDuplicatesC2(mxKeyAlg1(mxKeyAlg1(mxKeyReverseBits(mxKeyRotEnc2(mxKeyReverseBits(mxKeyAlg1(mxKeyReverseBits(changeDuplicates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RotateLeftBits(changeDuplicates(changeDuplicatesB(changeDuplicatesB(mxKeySwapBitsRound(mxKeyRotEnc2(changeDuplicatesB(mxKeyReverse(mxKeySwapBitsG(mxKeyXor(mxKeySwapBitsE(mxKeySwapMinors3(mxKeyNot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F(changeDuplicates(mxKeyRotEnc(mxKeyAlg2(mxKeyRotEnc(mxKeyShuffle(changeDuplicatesC2(mxKeySwapBitsEE2(mxKeySwapMinors3(mxKeySwapBitsEE2(mxKeyReverseBits(mxKeyRotateLeftBits(changeDuplicates(mxKeySwapBitsD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(mxKeySwapBitsE(mxKeyReverseBits(mxKeyShuffle(mxKeySwapBitsF(mxKeyAlg1(mxKeyXorB(mxKeySwapBitsRound(mxKeyRotEnc(mxKeyByBitEnc(mxKeySwapMinors3(mxKeyReverseBits(mxKeyRotEnc2(mxKeyShuffl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p2kproc3(mxKeyRotEnc2(mxKeyAlg1(mxKeyXorB(mxKeySwapBitsF(mxKeySwapBitsRound(mxKeyRotEnc(mxKeyReverseBits(mxKeyShuffle(mxKeyAlg2(mxKeyXor(mxKeySwapBitsRound(changeDuplicates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RotEnc2(mxKeyXorRR(changeDuplicatesB(mxKeyRotEnc2(mxKeyNot(mxKeySwapBitsRound(mxKeyRotateLeftBits(mxKeyXorB(mxKeyRotEnc2(mxKeyRotEnc2(changeDuplicatesC2(mxKeyReverseBits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XorB(mxKeySwapBitsF(p2kproc3(mxKeyRotateLeftBits(p2kproc3(mxKeySwapBitsE(mxKeyAlg1(changeDuplicatesB(mxKeyRotEnc(mxKeySwapBitsD(p2kproc3(mxKeyShuffle(mxKeyAlg2(changeDuplicatesB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everseBits(mxKeySwapBitsRound(mxKeyRotEnc2(mxKeySwapMinors3(mxKeyAlg1(mxKeyXorRR(mxKeyReverse(p2kproc3(changeDuplicates(mxKeyXor(mxKeyRotEnc2(mxKeyReverse(mxKeyReverseBits(mxKeyRotEn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B(mxKeyRotEnc(mxKeyByBitEnc(mxKeySwapBitsF(mxKeySwapBitsE(mxKeySwapBitsF(mxKeySwapBitsE(mxKeySwapBitsF(mxKeySwapBitsEE2(mxKeyByBitEnc(mxKeyNot(mxKeyReverse(mxKeyAlg1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ByBitEnc(mxKeySwapBitsG(mxKeyXorRR(mxKeyNot(mxKeySwapBitsEE2(mxKeyByBitEnc(mxKeyRotEnc(mxKeySwapBitsEE2(changeDuplicatesC2(p2kproc3(mxKeyAlg1(mxKeyReverse(mxKeyReverseBits(mxKeySwapBitsF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(mxKeySwapBitsRound(mxKeyXorB(mxKeyReverse(mxKeySwapBitsRound(mxKeyRotateLeftBits(mxKeyRotateLeftBits(mxKeySwapBitsD(mxKeyReverse(mxKeySwapBitsD(mxKeySwapMinors3(mxKeyRotEnc(mxKeySwapBitsD(mxKeyRotEnc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changeDuplicatesC2(mxKeyXorB(mxKeyAlg2(mxKeyRotateLeftBits(mxKeySwapBitsRound(mxKeyByBitEnc(mxKeyShuffle(changeDuplicatesC2(p2kproc3(mxKeyRotEnc(mxKeyAlg1(mxKeyAlg1(mxKeySwapBitsE(mxKeyXor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F(mxKeyRotEnc(mxKeyNot(changeDuplicatesB(mxKeySwapBitsF(changeDuplicatesC2(mxKeySwapBitsD(mxKeySwapBitsD(mxKeySwapBitsRound(mxKeyXor(mxKeyReverseBits(mxKeySwapBitsRound(changeDuplicates(changeDuplicates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E2(mxKeySwapBitsF(changeDuplicatesB(mxKeyAddRR(mxKeyXorRR(mxKeySwapBitsD(mxKeyReverse(mxKeyXor(mxKeyXor(mxKeyXorB(mxKeyAlg2(changeDuplicatesC2(mxKeyAlg1(mxKeyShuffl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(p2kproc2(p2kproc3(mxKeySwapBitsE(mxKeyXorB(mxKeyXorB(changeDuplicatesB(mxKeyXorRR(mxKeyXorB(mxKeySwapBitsG(mxKeyXor(mxKeyXorRR(mxKeyXor(mxKeySwapBitsE(mxKeySwapBitsF(mxKeyReverseBits(changeDuplicates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F(mxKeyReverse(mxKeySwapBitsE(mxKeyAddRR(mxKeyAlg1(mxKeyRotEnc(mxKeyXorRR(changeDuplicatesB(mxKeyAddRR(mxKeyXorB(mxKeyNot(mxKeyAddRR(mxKeyXorB(mxKeyRever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(mxKeySwapBitsE(mxKeySwapBitsE(mxKeyNot(mxKeyXorB(mxKeyAlg2(mxKeySwapBitsE(mxKeyAlg2(mxKeyXor(mxKeyRotEnc(mxKeySwapBitsE(mxKeyXorRR(mxKeySwapBitsRound(mxKeySwapMinors3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changeDuplicates(mxKeyAddRR(mxKeySwapBitsD(mxKeyAddRR(mxKeyXor(mxKeyXorRR(mxKeyXor(mxKeyXorRR(mxKeySwapBitsEE2(mxKeyAlg2(mxKeyRotateLeftBits(mxKeySwapBitsG(changeDuplicatesC2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RotEnc(mxKeyReverse(mxKeyShuffle(mxKeyXorB(mxKeySwapBitsRound(mxKeyRotateLeftBits(mxKeyAddRR(mxKeyReverseBits(mxKeyReverse(mxKeyRotEnc2(mxKeyXorB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Enc(mxKeySwapBitsEE2(mxKeyRotEnc2(mxKeyByBitEnc(mxKeySwapBitsE(mxKeyByBitEnc(mxKeySwapBitsG(mxKeySwapBitsG(mxKeySwapBitsF(changeDuplicates(mxKeyRotEnc2(mxKeyShuffle(mxKeyRotateLeftBits(mxKeyShuffl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D(mxKeySwapMinors3(mxKeySwapBitsRound(mxKeyXorRR(mxKeySwapBitsEE2(mxKeySwapBitsG(mxKeyRotEnc(mxKeySwapBitsF(mxKeySwapMinors3(mxKeySwapMinors3(mxKeySwapBitsEE2(changeDuplicatesC2(p2kproc3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huffle(mxKeySwapMinors3(changeDuplicatesC2(mxKeyReverse(p2kproc3(mxKeyRotateLeftBits(p2kproc3(mxKeySwapBitsE(p2kproc3(mxKeySwapBitsF(mxKeyReverse(mxKeySwapBitsG(mxKeyAddRR(mxKeyRotateLeftBit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(mxKeyXorB(changeDuplicates(mxKeyReverse(mxKeyAlg1(mxKeySwapBitsEE2(mxKeySwapBitsEE2(mxKeyAddRR(mxKeyRotateLeftBits(mxKeyShuffle(changeDuplicatesB(changeDuplicates(mxKeyRotEnc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AddRR(mxKeyReverseBits(mxKeyReverse(mxKeyShuffle(mxKeySwapBitsEE2(mxKeyXorRR(mxKeySwapBitsE(mxKeyRotEnc(mxKeySwapBitsEE2(mxKeyXorRR(mxKeyAlg2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F(mxKeyReverseBits(mxKeyReverseBits(mxKeyAlg2(changeDuplicates(changeDuplicatesB(mxKeyAlg1(changeDuplicates(mxKeyByBitEnc(mxKeySwapBitsE(mxKeySwapBitsE(changeDuplicatesC2(p2kproc3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Enc(changeDuplicates(changeDuplicates(mxKeySwapBitsG(changeDuplicates(mxKeySwapMinors3(mxKeySwapBitsG(changeDuplicates(changeDuplicates(mxKeyXorRR(mxKeyReverse(mxKeyReverse(mxKeyNot(mxKeyReverse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G(mxKeyXorRR(mxKeyNot(p2kproc3(p2kproc3(mxKeyRotEnc(mxKeyNot(changeDuplicatesC2(mxKeyAlg2(mxKeyRotateLeftBits(mxKeyRotEnc2(mxKeyRotEnc2(mxKeyAlg1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D(mxKeyShuffle(p2kproc3(mxKeyAddRR(mxKeyAlg1(mxKeyXorB(mxKeyAlg1(mxKeyRotEnc(mxKeyAlg1(changeDuplicatesC2(mxKeyReverse(mxKeyAlg1(changeDuplicatesC2(mxKeyRevers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p2kproc3(mxKeyShuffle(mxKeyAddRR(mxKeyXorB(p2kproc3(mxKeyXorB(mxKeyXorRR(mxKeyNot(p2kproc3(mxKeyXorB(mxKeySwapBitsE(mxKeySwapBitsG(mxKeyReverse(mxKeyRotEn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EE2(mxKeySwapBitsE(mxKeyReverseBits(mxKeySwapBitsRound(mxKeyShuffle(mxKeySwapBitsE(mxKeySwapBitsRound(mxKeyAddRR(mxKeyReverse(mxKeySwapBitsEE2(mxKeyByBitEnc(mxKeyRotEnc2(mxKeySwapBitsD(mxKeyRotEnc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F(mxKeyXorB(changeDuplicatesC2(mxKeyByBitEnc(mxKeySwapBitsF(mxKeyXorB(changeDuplicatesC2(p2kproc3(mxKeySwapMinors3(mxKeyReverseBits(changeDuplicatesB(changeDuplicates(mxKeySwapBitsEE2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Minors3(mxKeyRotEnc2(mxKeySwapBitsRound(mxKeyShuffle(mxKeyXorRR(p2kproc3(changeDuplicatesB(changeDuplicatesC2(mxKeySwapBitsF(mxKeyReverseBits(mxKeySwapBitsRound(changeDuplicatesC2(mxKeyAlg2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G(changeDuplicatesC2(mxKeyByBitEnc(p2kproc3(mxKeyReverseBits(mxKeyRotEnc(p2kproc3(mxKeyReverseBits(mxKeyXorB(mxKeyXorRR(p2kproc3(mxKeyShuffle(mxKeyAddRR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Minors3(mxKeyByBitEnc(mxKeyRotateLeftBits(mxKeySwapBitsE(mxKeyRotEnc(mxKeyAlg2(mxKeySwapBitsE(mxKeySwapBitsF(mxKeyAddRR(mxKeyAlg1(mxKeySwapBitsD(mxKeyRotEnc(mxKeyReverseBits(mxKeyXorB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lg2(mxKeyNot(mxKeySwapBitsEE2(mxKeyReverseBits(mxKeyAddRR(mxKeyReverseBits(mxKeySwapBitsRound(mxKeySwapBitsD(mxKeyAddRR(mxKeySwapBitsD(mxKeyNot(mxKeyXorRR(mxKeyXorB(changeDuplicates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ByBitEnc(mxKeyRotEnc2(mxKeyAlg2(mxKeyRotEnc2(mxKeySwapBitsRound(mxKeyReverseBits(mxKeyShuffle(mxKeyXorRR(mxKeyByBitEnc(mxKeyRotEnc2(mxKeyRotEnc(mxKeyAlg2(changeDuplicatesB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Enc(mxKeySwapBitsF(changeDuplicatesB(mxKeySwapBitsE(changeDuplicatesB(changeDuplicatesC2(mxKeyAlg1(mxKeyRotEnc2(mxKeySwapBitsEE2(p2kproc3(mxKeyAlg1(mxKeyReverse(changeDuplicatesC2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Bits(mxKeySwapMinors3(mxKeyReverseBits(mxKeyReverseBits(changeDuplicatesC2(mxKeyAlg2(mxKeyReverseBits(mxKeyRotEnc2(mxKeyXor(mxKeySwapBitsE(mxKeySwapBitsG(mxKeyRotateLeftBits(mxKeyXorB(mxKeyXo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lg1(mxKeySwapBitsEE2(mxKeyRotEnc2(mxKeySwapBitsE(mxKeySwapBitsEE2(mxKeyShuffle(mxKeyNot(changeDuplicates(mxKeyRotEnc2(changeDuplicates(mxKeyRotateLeftBits(mxKeyAlg1(mxKeyReverseBits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lg1(mxKeyXor(mxKeySwapBitsEE2(mxKeyShuffle(mxKeyNot(mxKeySwapBitsG(mxKeyXorRR(mxKeySwapBitsRound(mxKeyRotateLeftBits(mxKeySwapBitsE(mxKeyNot(changeDuplicates(mxKeySwapBitsRound(changeDuplicates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G(changeDuplicates(mxKeyReverse(mxKeyShuffle(mxKeyAddRR(mxKeyXorRR(mxKeySwapMinors3(mxKeySwapBitsE(mxKeyShuffle(mxKeyAlg1(changeDuplicates(mxKeyReverseBits(changeDuplicatesC2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changeDuplicatesC2(changeDuplicates(mxKeySwapBitsD(mxKeyNot(changeDuplicatesC2(changeDuplicates(p2kproc3(p2kproc3(mxKeyAlg2(mxKeySwapBitsF(mxKeyAlg1(mxKeyRotEnc2(mxKeySwapBitsG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ateLeftBits(mxKeyNot(mxKeyXor(changeDuplicates(mxKeyRotEnc(p2kproc3(mxKeySwapBitsG(mxKeyRotEnc2(mxKeyRotEnc2(mxKeySwapBitsD(mxKeySwapBitsRound(mxKeyByBitEnc(p2kproc3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ByBitEnc(mxKeySwapBitsE(mxKeyXorRR(mxKeyXorB(mxKeySwapBitsEE2(mxKeyShuffle(mxKeyRotEnc(mxKeyByBitEnc(mxKeySwapBitsE(changeDuplicates(mxKeyRotEnc2(mxKeyRotEnc(mxKeyReverseBits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Enc2(mxKeyRotEnc(mxKeySwapMinors3(mxKeySwapBitsG(mxKeySwapMinors3(mxKeySwapBitsF(changeDuplicatesB(p2kproc3(mxKeyRotateLeftBits(mxKeyXorRR(mxKeyReverseBits(mxKeySwapBitsE(mxKeyXorB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Not(changeDuplicatesB(changeDuplicatesB(mxKeySwapBitsG(mxKeySwapBitsD(changeDuplicates(mxKeyAlg2(mxKeyReverse(mxKeyAlg2(mxKeyShuffle(changeDuplicatesC2(mxKeySwapMinors3(mxKeyReverseBits(mxKeyReverseBit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ByBitEnc(mxKeyAlg2(changeDuplicates(mxKeySwapBitsD(mxKeySwapBitsEE2(mxKeyXor(changeDuplicatesC2(mxKeyByBitEnc(mxKeyReverse(mxKeySwapBitsRound(mxKeySwapBitsRound(changeDuplicatesB(mxKeyRotEnc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Xor(mxKeyByBitEnc(mxKeyReverse(mxKeySwapMinors3(mxKeySwapBitsD(p2kproc3(mxKeyAlg2(mxKeyXorRR(mxKeySwapMinors3(mxKeySwapBitsE(mxKeyAddRR(mxKeySwapBitsD(mxKeySwapBitsD(changeDuplicatesC2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(mxKeyShuffle(mxKeyReverseBits(mxKeyXor(mxKeyAddRR(p2kproc3(changeDuplicatesC2(changeDuplicatesB(mxKeySwapBitsG(mxKeySwapBitsRound(mxKeyRotEnc2(mxKeyNot(changeDuplicates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Bits(p2kproc3(mxKeyAddRR(mxKeyAddRR(mxKeySwapBitsG(mxKeySwapBitsG(mxKeyRotateLeftBits(mxKeySwapBitsEE2(mxKeySwapMinors3(mxKeyAddRR(mxKeyXorB(mxKeyAlg1(mxKeyReverseBits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lg2(mxKeyXor(mxKeyRotEnc(mxKeySwapBitsE(mxKeyByBitEnc(mxKeySwapBitsF(mxKeyXorB(mxKeyRotateLeftBits(p2kproc3(mxKeyAlg2(mxKeyReverse(mxKeySwapBitsD(mxKeyAlg2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ddRR(mxKeySwapBitsF(mxKeyByBitEnc(mxKeyAddRR(mxKeySwapBitsE(mxKeyAddRR(mxKeyXorB(changeDuplicates(mxKeyRotateLeftBits(mxKeySwapBitsEE2(mxKeySwapBitsEE2(mxKeyRotEnc2(mxKeyAlg2(mxKeySwapBitsF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Alg1(mxKeyReverse(mxKeyNot(mxKeySwapBitsG(mxKeySwapBitsRound(mxKeySwapBitsRound(mxKeyXorRR(changeDuplicates(p2kproc3(mxKeySwapBitsD(mxKeyAddRR(mxKeySwapBitsD(changeDuplicates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changeDuplicates(mxKeyShuffle(mxKeyRotEnc2(mxKeyAlg2(mxKeySwapBitsG(mxKeyXorRR(mxKeyAlg2(changeDuplicatesC2(mxKeyRotateLeftBits(mxKeyShuffle(mxKeyReverseBits(mxKeyXor(changeDuplicates(mxKeySwapMinors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XorRR(p2kproc3(p2kproc3(mxKeySwapBitsD(mxKeySwapBitsF(mxKeySwapBitsEE2(mxKeyXorB(mxKeyNot(mxKeyReverseBits(mxKeyAddRR(mxKeySwapBitsE(mxKeySwapBitsE(mxKeySwapMinors3(mxKeyReverse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everseBits(mxKeyNot(mxKeyXorB(mxKeySwapMinors3(mxKeySwapBitsE(mxKeyAddRR(mxKeyShuffle(mxKeyReverse(p2kproc3(mxKeyRotEnc(mxKeyAddRR(changeDuplicatesC2(mxKeyAlg2(mxKeyRotateLeftBit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changeDuplicatesC2(mxKeyRotEnc2(mxKeyByBitEnc(mxKeyAlg2(mxKeyXorB(mxKeyReverse(p2kproc3(mxKeySwapMinors3(mxKeyXorB(mxKeyShuffle(mxKeyReverseBits(mxKeySwapBitsG(mxKeyRotEnc(mxKeyAlg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E(changeDuplicates(mxKeyAddRR(mxKeySwapBitsE(mxKeyAddRR(p2kproc3(mxKeyByBitEnc(mxKeyRotEnc(mxKeySwapBitsG(mxKeyAlg2(mxKeySwapBitsD(changeDuplicatesB(mxKeyAlg1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changeDuplicatesB(mxKeySwapBitsE(mxKeyReverse(mxKeyReverseBits(mxKeySwapBitsF(mxKeyShuffle(mxKeyByBitEnc(mxKeySwapBitsE(mxKeySwapBitsD(p2kproc3(mxKeyAddRR(p2kproc3(mxKeyByBitEnc(mxKeyRotEn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huffle(mxKeyRotEnc(mxKeySwapBitsD(p2kproc3(mxKeySwapBitsF(mxKeyReverseBits(p2kproc3(mxKeySwapBitsD(mxKeyAddRR(changeDuplicates(mxKeyAlg2(mxKeyShuffle(mxKeyNot(mxKeySwapBitsD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SwapBitsF(mxKeySwapBitsG(mxKeyXorRR(mxKeyXorRR(mxKeySwapBitsF(mxKeyRotateLeftBits(mxKeySwapBitsRound(mxKeySwapMinors3(mxKeySwapBitsG(mxKeySwapBitsRound(mxKeyAlg2(mxKeySwapBitsE(mxKeyRotateLeftBits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(p2kproc2(p2kproc3(mxKeyRotEnc2(mxKeyXor(mxKeyShuffle(mxKeySwapBitsEE2(mxKeyByBitEnc(mxKeySwapBitsG(mxKeySwapBitsEE2(changeDuplicatesC2(p2kproc3(mxKeyAlg2(mxKeyReverse(mxKeyNot(mxKeyAlg1(changeDuplicates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RR(mxKeySwapBitsF(mxKeySwapBitsRound(mxKeyAddRR(mxKeyRotEnc(p2kproc3(mxKeyByBitEnc(mxKeySwapBitsEE2(changeDuplicates(changeDuplicates(changeDuplicatesC2(mxKeyAddRR(mxKeyAddRR(mxKeySwapBit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ateLeftBits(mxKeyAddRR(mxKeySwapBitsE(mxKeyRotEnc2(mxKeySwapBitsEE2(mxKeySwapMinors3(mxKeySwapMinors3(mxKeyRotateLeftBits(mxKeySwapBitsF(mxKeyXorRR(mxKeyAlg1(mxKeyXor(changeDuplicates(mxKeyRotEn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(mxKeyXorRR(mxKeyXor(mxKeyXor(mxKeyAlg2(changeDuplicates(mxKeySwapBitsF(mxKeyRotateLeftBits(mxKeyAlg2(mxKeyAddRR(mxKeySwapBitsE(mxKeySwapBitsF(mxKeyAlg2(mxKeyShuffle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Minors3(changeDuplicatesC2(mxKeyRotateLeftBits(mxKeySwapBitsD(changeDuplicatesC2(mxKeyXor(mxKeyByBitEnc(mxKeyShuffle(mxKeyXor(mxKeyXorRR(mxKeyXorRR(mxKeyXorB(mxKeyAddRR(mxKeyXor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huffle(mxKeySwapBitsF(mxKeyAlg2(mxKeyRotEnc(mxKeyShuffle(mxKeySwapBitsRound(mxKeyAddRR(mxKeySwapBitsRound(mxKeySwapMinors3(mxKeySwapBitsE(changeDuplicatesB(mxKeyXor(mxKeyReverseBits(p2kproc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ddRR(changeDuplicatesB(mxKeySwapMinors3(mxKeySwapMinors3(mxKeyXor(mxKeyByBitEnc(mxKeyAddRR(mxKeyRotateLeftBits(mxKeyByBitEnc(mxKeyRotEnc(mxKeyXorRR(mxKeySwapMinors3(mxKeyByBitEnc(mxKeyAddR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F(changeDuplicates(mxKeyNot(mxKeySwapBitsG(mxKeyRotEnc2(mxKeySwapBitsRound(mxKeyRotateLeftBits(p2kproc3(mxKeySwapBitsF(mxKeyShuffle(mxKeyReverseBits(mxKeyRotEnc2(mxKeyAlg1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Not(mxKeyXorB(mxKeyRotEnc(mxKeyShuffle(p2kproc3(mxKeySwapBitsD(mxKeyXorB(mxKeyRotEnc2(mxKeyNot(mxKeyRotEnc2(mxKeySwapBitsEE2(mxKeySwapBitsRound(changeDuplicatesC2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(changeDuplicatesB(mxKeyXorB(mxKeyReverse(mxKeyRotEnc2(mxKeySwapBitsD(mxKeyAlg1(changeDuplicatesC2(mxKeySwapBitsRound(mxKeyRotateLeftBits(mxKeyXorB(mxKeySwapMinors3(mxKeyAlg1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Round(mxKeySwapBitsG(mxKeyXorRR(mxKeyRotEnc(mxKeyAlg1(mxKeySwapMinors3(mxKeyXor(mxKeySwapBitsD(mxKeySwapBitsEE2(mxKeySwapBitsE(mxKeySwapBitsD(changeDuplicatesC2(mxKeyXorRR(mxKeySwapBitsF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B(mxKeyRotEnc2(mxKeyReverse(mxKeyReverseBits(mxKeySwapBitsRound(mxKeySwapBitsEE2(mxKeyByBitEnc(mxKeyReverseBits(mxKeyAlg2(mxKeySwapBitsG(mxKeySwapBitsF(mxKeyReverse(mxKeySwapBitsF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2(mxKeySwapBitsF(mxKeySwapBitsE(mxKeySwapBitsD(mxKeyRotateLeftBits(mxKeyAddRR(mxKeySwapBitsEE2(mxKeyRotEnc(mxKeyAddRR(mxKeySwapMinors3(changeDuplicatesB(changeDuplicates(mxKeySwapBitsD(mxKeyShuffle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ateLeftBits(mxKeyXorRR(mxKeySwapBitsE(changeDuplicates(changeDuplicates(mxKeySwapMinors3(mxKeyReverse(mxKeyNot(mxKeySwapBitsE(mxKeyAlg1(mxKeyReverseBits(p2kproc3(mxKeyRotateLeftBits(changeDuplicate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Enc(mxKeySwapBitsF(mxKeySwapMinors3(mxKeyReverseBits(mxKeyRotateLeftBits(mxKeyXorRR(mxKeyXor(changeDuplicatesC2(mxKeySwapBitsE(mxKeySwapBitsE(mxKeyReverseBits(mxKeySwapBitsG(mxKeySwapBitsE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F(mxKeySwapBitsD(changeDuplicatesC2(mxKeyReverseBits(mxKeyNot(mxKeyRotateLeftBits(mxKeyNot(mxKeySwapBitsE(p2kproc3(mxKeyNot(mxKeySwapBitsG(mxKeyReverseBits(changeDuplicates(mxKeySwapMinors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(mxKeyShuffle(mxKeySwapBitsG(mxKeyXorRR(mxKeyByBitEnc(mxKeyNot(mxKeyByBitEnc(mxKeyReverse(p2kproc3(mxKeyAddRR(mxKeyReverse(mxKeyByBitEnc(mxKeyXorB(mxKeyRotEn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C2(mxKeySwapBitsE(mxKeyXorRR(mxKeySwapBitsE(p2kproc3(mxKeyXorRR(mxKeySwapBitsRound(mxKeyXorB(mxKeyXorRR(mxKeyRotEnc(mxKeyAlg2(mxKeySwapBitsF(changeDuplicatesB(mxKeyXorR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p2kproc3(mxKeyXorB(mxKeyXorRR(mxKeyRotateLeftBits(mxKeyXorB(mxKeyRotateLeftBits(mxKeyReverseBits(mxKeyXorRR(mxKeyReverse(mxKeyRotEnc2(mxKeyRotEnc(mxKeyNot(mxKeySwapBitsG(mxKeyRotEnc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(mxKeyRotEnc(mxKeyNot(mxKeyXorRR(mxKeyRotateLeftBits(mxKeyNot(mxKeyXorB(mxKeyShuffle(mxKeyAlg1(mxKeySwapBitsEE2(mxKeyXorRR(mxKeyReverseBits(mxKeyAddRR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F(changeDuplicatesC2(mxKeyAlg2(mxKeySwapBitsEE2(mxKeyAddRR(mxKeySwapBitsG(mxKeySwapBitsD(p2kproc3(mxKeyAddRR(mxKeySwapBitsD(mxKeySwapBitsE(mxKeyRotEnc(mxKeyShuffle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Not(changeDuplicatesC2(mxKeyXorRR(mxKeySwapMinors3(mxKeySwapBitsD(mxKeyByBitEnc(mxKeyByBitEnc(mxKeyByBitEnc(mxKeyRotateLeftBits(changeDuplicatesC2(mxKeySwapBitsF(changeDuplicatesC2(mxKeyXor(mxKeyRotateLeftBits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G(mxKeyAlg2(mxKeyAddRR(mxKeyRotEnc2(mxKeySwapMinors3(mxKeyXorB(changeDuplicates(mxKeySwapBitsEE2(mxKeyAlg2(mxKeyShuffle(mxKeyReverseBits(mxKeyAddRR(mxKeyXorRR(mxKeyAddR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(mxKeyByBitEnc(mxKeySwapBitsRound(mxKeyRotEnc(mxKeyAlg2(mxKeyRotEnc2(p2kproc3(changeDuplicates(mxKeyByBitEnc(mxKeyRotateLeftBits(mxKeyAddRR(changeDuplicates(changeDuplicatesC2(mxKeyRotateLeftBit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(mxKeyReverse(mxKeyRotEnc(mxKeyReverse(p2kproc3(mxKeyAlg1(p2kproc3(mxKeySwapMinors3(mxKeySwapBitsG(mxKeyRotEnc(mxKeyRotateLeftBits(mxKeyXor(mxKeyAlg1(mxKeyReverse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E(changeDuplicatesC2(mxKeySwapBitsRound(mxKeyRotEnc(mxKeyRotateLeftBits(mxKeyRotateLeftBits(mxKeyXorRR(mxKeySwapBitsEE2(mxKeyReverse(mxKeyXor(p2kproc3(changeDuplicates(mxKeySwapBitsG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2(mxKeyAlg1(mxKeySwapMinors3(mxKeyByBitEnc(mxKeyAlg1(mxKeySwapBitsE(mxKeyAlg1(mxKeySwapBitsRound(changeDuplicatesB(mxKeyXorRR(mxKeyXorRR(mxKeyShuffle(mxKeyRotEnc2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B(mxKeySwapBitsRound(mxKeyAddRR(mxKeyReverseBits(mxKeySwapBitsE(mxKeySwapMinors3(mxKeySwapBitsF(mxKeyAlg2(changeDuplicatesC2(mxKeySwapMinors3(mxKeyXorRR(mxKeyByBitEnc(mxKeyReverse(changeDuplicates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B(mxKeySwapBitsRound(mxKeyRotEnc2(changeDuplicatesC2(mxKeySwapBitsD(mxKeySwapBitsE(mxKeySwapBitsG(mxKeyRotEnc(mxKeyAlg2(mxKeyXorB(mxKeySwapBitsG(mxKeySwapBitsG(mxKeyXorRR(mxKeySwapBitsG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Minors3(mxKeySwapMinors3(mxKeySwapMinors3(mxKeyRotEnc(mxKeyRotateLeftBits(mxKeyAddRR(mxKeySwapBitsF(mxKeyReverseBits(mxKeyReverseBits(p2kproc3(mxKeyByBitEnc(mxKeyAddRR(mxKeySwapBitsG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1(mxKeyXorB(mxKeySwapMinors3(mxKeySwapBitsD(mxKeyRotEnc(changeDuplicatesC2(mxKeyShuffle(mxKeyAddRR(mxKeyNot(p2kproc3(mxKeyXorRR(mxKeyReverse(mxKeyXorRR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1(mxKeyRotEnc(changeDuplicates(mxKeyReverseBits(mxKeyXor(mxKeySwapBitsE(changeDuplicatesB(mxKeyAlg2(mxKeyXor(mxKeyXor(mxKeySwapBitsE(mxKeyReverseBits(changeDuplicates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2(mxKeySwapBitsEE2(mxKeyXorB(p2kproc3(mxKeyXor(mxKeyRotateLeftBits(mxKeyByBitEnc(changeDuplicatesB(changeDuplicatesC2(mxKeyReverseBits(mxKeyNot(mxKeySwapBitsE(mxKeySwapBitsEE2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B(mxKeyRotEnc(mxKeyNot(mxKeyRotEnc2(mxKeyXor(mxKeyReverse(changeDuplicates(mxKeySwapBitsE(mxKeySwapMinors3(changeDuplicatesB(mxKeyAddRR(p2kproc3(changeDuplicates(mxKeyAdd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Minors3(mxKeyRotEnc(mxKeySwapBitsF(mxKeyRotEnc(mxKeySwapBitsEE2(mxKeyRotateLeftBits(mxKeySwapBitsE(changeDuplicatesB(mxKeyXor(mxKeyNot(mxKeyAlg1(mxKeySwapBitsE(mxKeySwapBitsE(mxKeyShuffle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p2kproc3(mxKeyAddRR(mxKeyAlg1(mxKeyAlg1(mxKeyAddRR(mxKeyReverseBits(mxKeyXorRR(mxKeySwapBitsEE2(mxKeyAddRR(mxKeyByBitEnc(mxKeyReverse(mxKeyShuffle(mxKeySwapBitsE(mxKeyXorR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(mxKeyRotEnc(mxKeySwapBitsEE2(mxKeySwapBitsEE2(mxKeyRotEnc2(mxKeySwapBitsE(mxKeySwapBitsEE2(mxKeySwapBitsEE2(mxKeyXorB(mxKeyXorB(mxKeyXor(mxKeyByBitEnc(mxKeyRotEnc(changeDuplicates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Enc(mxKeySwapBitsG(changeDuplicatesC2(mxKeySwapBitsE(mxKeySwapBitsE(mxKeyAddRR(changeDuplicatesB(mxKeyReverse(mxKeyRotEnc2(mxKeySwapBitsF(mxKeyAlg1(mxKeySwapMinors3(mxKeyXorRR(mxKeyXo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ByBitEnc(mxKeySwapBitsD(mxKeyAddRR(mxKeyReverse(mxKeyNot(mxKeyReverse(mxKeyShuffle(p2kproc3(mxKeyRotEnc(mxKeySwapBitsF(mxKeyRotEnc2(mxKeySwapMinors3(changeDuplicates(mxKeyRever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G(mxKeyRotEnc2(changeDuplicatesC2(mxKeyByBitEnc(mxKeyNot(changeDuplicatesB(mxKeySwapBitsF(mxKeySwapBitsE(changeDuplicatesB(mxKeyReverse(mxKeySwapBitsE(mxKeyRotateLeftBits(mxKeyByBitEnc(mxKeyXor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Round(changeDuplicates(changeDuplicates(p2kproc3(mxKeySwapBitsD(mxKeyXorB(mxKeySwapBitsG(changeDuplicatesC2(mxKeyRotEnc2(mxKeyAlg1(mxKeyShuffle(mxKeyRotateLeftBits(mxKeyXor(mxKeyShuffle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G(mxKeySwapBitsG(mxKeySwapBitsRound(mxKeyRotateLeftBits(changeDuplicates(mxKeyRotateLeftBits(changeDuplicatesB(mxKeyRotEnc(mxKeyShuffle(mxKeyAlg2(mxKeySwapBitsG(mxKeyAlg1(mxKeySwapBitsF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C2(mxKeyXorRR(changeDuplicates(mxKeyXor(mxKeySwapBitsE(mxKeyReverseBits(mxKeySwapBitsG(mxKeyShuffle(mxKeySwapBitsG(mxKeySwapBitsEE2(mxKeyNot(mxKeyRotEnc2(mxKeyReverseBits(mxKeyRotateLeftBit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C2(mxKeyByBitEnc(changeDuplicatesC2(mxKeySwapBitsF(mxKeyXorRR(mxKeyRotEnc(changeDuplicatesB(mxKeyRotateLeftBits(mxKeyNot(mxKeyAddRR(mxKeyXorB(changeDuplicatesB(mxKeyReverse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2(mxKeySwapMinors3(mxKeySwapBitsRound(mxKeySwapBitsF(mxKeyReverse(changeDuplicates(mxKeyAlg2(p2kproc3(mxKeyXorB(changeDuplicatesC2(mxKeyReverse(mxKeyRotEnc2(mxKeyAddRR(mxKeyXo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everse(mxKeyAddRR(mxKeySwapBitsF(mxKeyShuffle(mxKeySwapMinors3(changeDuplicatesB(changeDuplicatesC2(mxKeyReverse(changeDuplicates(mxKeySwapMinors3(p2kproc3(mxKeyAlg1(mxKeyXorRR(mxKeyShuffle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ddRR(mxKeyAlg2(mxKeySwapBitsEE2(mxKeyByBitEnc(mxKeyNot(changeDuplicatesB(mxKeyAlg1(p2kproc3(mxKeySwapBitsE(mxKeyByBitEnc(mxKeySwapBitsG(mxKeyByBitEnc(mxKeyAlg2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Enc2(mxKeyShuffle(mxKeySwapBitsD(mxKeyAlg1(mxKeyAlg2(mxKeyXor(mxKeyAlg2(mxKeyReverse(mxKeySwapBitsG(mxKeySwapBitsG(mxKeyReverseBits(mxKeySwapBitsG(changeDuplicates(mxKeyShuffl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BitsF(mxKeySwapBitsD(mxKeyAddRR(mxKeyXorRR(mxKeySwapBitsG(mxKeyShuffle(mxKeyReverseBits(mxKeySwapBitsE(mxKeyXorRR(mxKeySwapBitsRound(mxKeySwapMinors3(mxKeyAlg2(mxKeyByBitEnc(mxKeySwapBitsE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otEnc2(mxKeyXorB(mxKeySwapBitsG(mxKeySwapBitsE(mxKeyXor(mxKeyAlg1(mxKeyNot(mxKeySwapBitsF(mxKeySwapMinors3(p2kproc3(mxKeyReverse(mxKeyXorB(mxKeyAlg2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everse(mxKeySwapBitsG(mxKeyRotateLeftBits(mxKeyAlg1(mxKeyAddRR(mxKeyRotEnc2(mxKeyXorB(mxKeyRotEnc(mxKeySwapBitsD(mxKeySwapBitsE(mxKeyXorRR(mxKeyReverseBits(mxKeyAlg1(mxKeyAlg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1(mxKeyReverseBits(mxKeyReverseBits(mxKeyReverse(mxKeyAddRR(changeDuplicatesB(mxKeyReverse(mxKeySwapBitsD(mxKeyRotateLeftBits(mxKeyNot(changeDuplicates(mxKeyReverseBits(mxKeySwapBitsE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Alg1(mxKeySwapMinors3(mxKeySwapBitsF(mxKeyRotEnc2(changeDuplicates(mxKeySwapBitsEE2(mxKeySwapBitsE(mxKeySwapBitsRound(mxKeyXorRR(mxKeyShuffle(mxKeySwapBitsD(changeDuplicatesC2(changeDuplicatesC2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XorRR(p2kproc3(mxKeyXorRR(mxKeyReverse(mxKeyXor(mxKeySwapBitsRound(mxKeySwapMinors3(changeDuplicatesC2(mxKeyRotateLeftBits(mxKeySwapBitsF(mxKeySwapBitsG(mxKeyRotateLeftBits(mxKeyNot(mxKeySwapBits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changeDuplicatesB(mxKeyReverseBits(mxKeyRotateLeftBits(mxKeyRotEnc2(mxKeyRotEnc(mxKeySwapBitsRound(mxKeyXor(changeDuplicatesB(mxKeySwapBitsG(changeDuplicates(mxKeySwapBitsE(mxKeyReverse(mxKeyRotateLeftBits(mxKeyNot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SwapMinors3(mxKeyReverseBits(mxKeyNot(mxKeySwapBitsRound(mxKeyXor(mxKeyShuffle(mxKeySwapMinors3(mxKeySwapBitsD(mxKeySwapBitsRound(mxKeyRotEnc(mxKeyShuffle(mxKeySwapBitsRound(mxKeySwapBitsE(mxKeySwapBitsF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(p2kproc2(p2kproc3(mxKeyReverse(mxKeyNot(mxKeySwapBitsE(mxKeyXor(changeDuplicatesB(mxKeySwapMinors3(mxKeyAddRR(mxKeyReverseBits(p2kproc3(mxKeyAlg2(mxKeySwapBitsF(mxKeySwapBitsE(mxKeyByBitEnc(mxKeySwapBits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D(mxKeyReverse(mxKeyReverseBits(mxKeyAlg1(mxKeySwapBitsRound(mxKeyAlg1(mxKeyRotateLeftBits(mxKeySwapBitsRound(mxKeyByBitEnc(mxKeyRotEnc2(mxKeyAlg2(mxKeyReverse(mxKeySwapBitsF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changeDuplicatesC2(mxKeySwapBitsEE2(mxKeyAddRR(mxKeyXorRR(mxKeySwapBitsRound(mxKeyAlg2(mxKeyAddRR(mxKeyAlg1(mxKeyReverseBits(mxKeyNot(mxKeyAlg1(changeDuplicatesB(mxKeyReverse(mxKeySwapMinors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B(mxKeyReverseBits(changeDuplicatesB(changeDuplicatesB(mxKeyXorB(mxKeySwapBitsE(mxKeyShuffle(mxKeyAlg2(mxKeyNot(mxKeySwapBitsG(mxKeyAlg2(mxKeyAlg1(mxKeySwapBitsG(changeDuplicatesB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p2kproc3(changeDuplicatesC2(mxKeyXorRR(mxKeyNot(mxKeyAlg2(mxKeySwapBitsRound(mxKeySwapBitsF(mxKeySwapBitsF(mxKeyReverse(mxKeySwapBitsG(mxKeyReverse(mxKeyRotEnc(mxKeySwapBitsD(mxKeyXo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p2kproc3(mxKeySwapMinors3(mxKeyRotEnc(mxKeyXor(changeDuplicatesC2(mxKeyReverse(mxKeySwapBitsG(mxKeySwapMinors3(changeDuplicatesB(mxKeyAlg1(mxKeyXorRR(mxKeyRotateLeftBits(mxKeyReverseBits(mxKeySwapBits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B(mxKeyAlg2(p2kproc3(mxKeyRotateLeftBits(mxKeySwapBitsEE2(mxKeySwapBitsD(mxKeySwapBitsD(mxKeyAddRR(changeDuplicatesC2(changeDuplicatesB(mxKeyRotateLeftBits(mxKeyNot(mxKeyByBitEnc(mxKeyRevers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ByBitEnc(changeDuplicatesC2(mxKeyXorRR(mxKeyAddRR(mxKeyAlg2(mxKeyReverse(mxKeyShuffle(mxKeyXor(mxKeySwapBitsD(mxKeyAddRR(mxKeyRotEnc2(mxKeyXor(changeDuplicatesB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EE2(mxKeySwapMinors3(mxKeyReverse(mxKeySwapBitsRound(mxKeySwapBitsF(mxKeyShuffle(mxKeyRotEnc(mxKeyAddRR(mxKeyXorRR(mxKeyRotEnc2(mxKeyXorRR(mxKeySwapMinors3(mxKeySwapBitsRound(mxKeyReverseBit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changeDuplicatesB(mxKeySwapBitsEE2(mxKeyReverseBits(mxKeySwapBitsF(p2kproc3(mxKeySwapBitsE(mxKeySwapBitsF(changeDuplicates(mxKeyXorRR(mxKeySwapMinors3(mxKeySwapBitsE(mxKeyRotEnc(mxKeyXorRR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changeDuplicates(mxKeySwapBitsRound(mxKeyRotateLeftBits(mxKeyXorRR(mxKeyAlg1(changeDuplicates(mxKeySwapBitsRound(mxKeySwapBitsEE2(mxKeySwapBitsG(mxKeyAlg2(mxKeyAlg1(mxKeySwapBitsD(mxKeySwapBitsD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D(mxKeyRotEnc2(changeDuplicates(changeDuplicates(mxKeyRotateLeftBits(mxKeySwapBitsF(mxKeyNot(mxKeyNot(mxKeyAlg2(mxKeySwapBitsG(mxKeyXorRR(mxKeyReverse(mxKeyRotateLeftBits(mxKeyXor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F(mxKeyXorB(mxKeySwapBitsF(mxKeySwapBitsF(mxKeyReverse(mxKeyXor(mxKeySwapBitsEE2(mxKeySwapBitsD(mxKeyShuffle(mxKeyAlg1(mxKeyXor(mxKeySwapBitsD(mxKeyAddRR(mxKeyRotateLeft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RR(mxKeyRotEnc(mxKeyShuffle(changeDuplicates(changeDuplicatesB(mxKeyAddRR(mxKeyAddRR(mxKeySwapBitsRound(mxKeyReverse(mxKeySwapMinors3(mxKeyAlg1(mxKeySwapMinors3(mxKeyReverse(mxKeyXo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D(mxKeySwapBitsEE2(mxKeyAlg2(mxKeyRotEnc2(mxKeySwapBitsD(mxKeySwapBitsG(p2kproc3(changeDuplicates(mxKeySwapBitsF(mxKeySwapMinors3(p2kproc3(mxKeyReverseBits(mxKeySwapBitsRound(mxKeyNot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EE2(changeDuplicatesB(mxKeyXorB(p2kproc3(changeDuplicatesC2(p2kproc3(mxKeyNot(mxKeySwapMinors3(mxKeySwapBitsD(mxKeyAlg1(mxKeyByBitEnc(mxKeyRotEnc(mxKeySwapBitsE(p2kproc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otEnc(changeDuplicatesC2(mxKeyByBitEnc(mxKeyByBitEnc(mxKeyShuffle(mxKeyAlg2(mxKeyRotateLeftBits(mxKeyAlg1(mxKeyRotEnc(mxKeyRotateLeftBits(mxKeyReverse(mxKeyRotEnc(mxKeyRotateLeftBits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everse(changeDuplicatesB(mxKeyRotEnc(mxKeySwapBitsG(mxKeyXorRR(mxKeyXor(mxKeyRotateLeftBits(mxKeyShuffle(mxKeySwapBitsF(mxKeySwapBitsF(mxKeyAddRR(changeDuplicatesB(changeDuplicatesC2(mxKeyAlg1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everse(mxKeyByBitEnc(mxKeyRotEnc(mxKeyXor(mxKeySwapBitsEE2(mxKeyXor(mxKeySwapBitsRound(mxKeyAlg1(mxKeyReverse(mxKeyRotEnc(mxKeySwapBitsRound(changeDuplicates(mxKeyXorB(mxKeyAdd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AddRR(mxKeySwapBitsRound(mxKeySwapBitsRound(mxKeyShuffle(mxKeyXor(mxKeyAlg2(mxKeySwapBitsF(mxKeyShuffle(changeDuplicates(mxKeySwapBitsRound(mxKeyRotEnc2(mxKeySwapBitsEE2(changeDuplicates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E(mxKeyRotEnc2(mxKeyNot(mxKeyXorRR(mxKeyXorB(mxKeyXor(mxKeySwapBitsG(mxKeySwapBitsE(mxKeySwapBitsF(mxKeyAlg2(changeDuplicatesC2(mxKeyRotateLeftBits(changeDuplicatesB(mxKeyNot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changeDuplicatesB(changeDuplicatesC2(mxKeySwapBitsG(mxKeyAlg2(changeDuplicatesB(mxKeyRotateLeftBits(mxKeyRotEnc2(mxKeyAddRR(mxKeySwapBitsG(changeDuplicatesC2(mxKeyRotEnc2(changeDuplicatesC2(mxKeySwapBitsEE2(mxKeyByBi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p2kproc3(mxKeyByBitEnc(mxKeyRotEnc2(mxKeyXor(mxKeyNot(mxKeyRotEnc2(mxKeyAlg2(mxKeyRotEnc2(mxKeySwapBitsRound(mxKeyAddRR(mxKeySwapBitsEE2(mxKeyRotEnc2(mxKeyRotEnc2(mxKeyShuffle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huffle(mxKeyRotEnc2(changeDuplicatesC2(mxKeyNot(changeDuplicatesC2(changeDuplicatesB(mxKeyXorRR(mxKeyXorB(mxKeySwapMinors3(changeDuplicatesC2(mxKeyAddRR(mxKeyXor(changeDuplicatesC2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AddRR(mxKeyAlg2(mxKeyRotateLeftBits(mxKeyReverse(mxKeyRotEnc2(p2kproc3(changeDuplicatesB(mxKeyByBitEnc(mxKeyByBitEnc(mxKeyXorB(mxKeyByBitEnc(changeDuplicatesC2(mxKeyAddRR(mxKeyNot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otEnc(mxKeySwapBitsF(changeDuplicatesB(mxKeyRotEnc2(mxKeySwapBitsEE2(mxKeyAddRR(changeDuplicatesB(mxKeyReverse(mxKeyNot(mxKeyRotEnc2(mxKeyAddRR(mxKeyReverse(mxKeySwapBitsRound(mxKeySwapBitsG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AddRR(mxKeyByBitEnc(mxKeyAddRR(p2kproc3(mxKeySwapMinors3(mxKeySwapBitsE(mxKeyRotateLeftBits(p2kproc3(changeDuplicatesC2(mxKeyRotateLeftBits(mxKeyAlg1(mxKeyReverse(mxKeyShuffle(mxKeySwapBitsE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changeDuplicatesB(mxKeyReverse(mxKeyXorB(mxKeyXorB(mxKeyRotateLeftBits(mxKeySwapBitsF(changeDuplicatesB(p2kproc3(mxKeySwapBitsEE2(p2kproc3(changeDuplicatesC2(mxKeySwapBitsD(mxKeyReverseBits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D(mxKeySwapBitsEE2(mxKeySwapBitsE(mxKeySwapMinors3(mxKeyRotateLeftBits(changeDuplicatesB(mxKeyAlg1(mxKeySwapBitsRound(mxKeyAddRR(mxKeyNot(mxKeyNot(mxKeySwapMinors3(mxKeySwapBitsE(mxKeySwapBitsG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B(mxKeySwapBitsE(mxKeyRotEnc2(changeDuplicates(changeDuplicatesC2(mxKeyReverseBits(mxKeyXorRR(mxKeyReverseBits(mxKeySwapBitsE(changeDuplicates(mxKeyXor(mxKeyXor(mxKeyShuffle(mxKeyNot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(mxKeyNot(changeDuplicatesB(mxKeySwapBitsEE2(mxKeyXorB(changeDuplicates(mxKeyAddRR(mxKeyNot(mxKeySwapBitsEE2(mxKeyXorRR(mxKeySwapBitsE(mxKeyAlg1(mxKeyXorRR(mxKeyShuffl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D(mxKeyXorRR(mxKeySwapBitsD(mxKeySwapBitsE(mxKeyReverseBits(mxKeyAlg1(mxKeySwapBitsD(changeDuplicatesB(mxKeySwapBitsG(mxKeyReverse(mxKeySwapBitsF(mxKeyXorB(mxKeyAlg2(changeDuplicates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otEnc2(mxKeySwapBitsEE2(mxKeySwapBitsG(changeDuplicatesC2(changeDuplicatesB(mxKeyAlg1(mxKeySwapMinors3(mxKeyAlg1(mxKeyXorRR(mxKeyAddRR(mxKeyReverseBits(mxKeyRotateLeftBits(mxKeyXorB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Alg2(mxKeySwapBitsRound(mxKeySwapBitsRound(mxKeyAlg1(mxKeyRotEnc2(mxKeySwapBitsD(mxKeySwapBitsF(changeDuplicates(mxKeyXorB(mxKeyAlg1(mxKeySwapBitsF(mxKeySwapBitsRound(mxKeyShuffle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otateLeftBits(mxKeySwapBitsE(mxKeySwapBitsD(p2kproc3(mxKeySwapBitsEE2(mxKeyRotEnc(mxKeyAlg2(mxKeySwapBitsRound(mxKeyShuffle(mxKeyReverseBits(mxKeySwapBitsD(mxKeyRotEnc2(mxKeyNot(mxKeyShuffl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RR(mxKeySwapBitsF(mxKeyByBitEnc(mxKeyXor(mxKeyNot(changeDuplicatesC2(mxKeySwapBitsRound(mxKeyAlg2(changeDuplicates(changeDuplicates(mxKeyAddRR(changeDuplicatesB(mxKeySwapBitsE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Xor(mxKeySwapMinors3(mxKeySwapBitsEE2(mxKeyReverse(mxKeyXorRR(mxKeySwapBitsG(mxKeyReverseBits(mxKeySwapBitsEE2(mxKeyAlg2(mxKeyReverse(changeDuplicates(changeDuplicates(mxKeyReverseBits(mxKeySwapBitsF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Not(mxKeySwapMinors3(mxKeyRotEnc2(mxKeyReverse(changeDuplicatesC2(mxKeySwapBitsG(changeDuplicatesB(changeDuplicatesB(mxKeySwapBitsF(mxKeySwapBitsRound(mxKeyAlg1(mxKeyReverse(mxKeyXorB(mxKeySwapBitsG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G(changeDuplicatesB(mxKeyByBitEnc(mxKeyNot(mxKeySwapBitsEE2(mxKeyXorRR(mxKeyRotEnc2(mxKeySwapBitsRound(mxKeyReverse(mxKeyAddRR(mxKeySwapBitsEE2(mxKeyReverse(mxKeyRotEnc(mxKeySwapMinors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Minors3(mxKeyXor(mxKeyByBitEnc(mxKeySwapBitsRound(p2kproc3(mxKeyRotEnc(mxKeyRotateLeftBits(changeDuplicates(mxKeyAddRR(mxKeySwapMinors3(mxKeyRotEnc2(mxKeySwapBitsG(changeDuplicates(mxKeyShuffle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G(mxKeySwapBitsE(p2kproc3(mxKeyReverseBits(changeDuplicatesB(mxKeySwapBitsG(mxKeyRotateLeftBits(mxKeyReverse(mxKeyRotateLeftBits(mxKeyAlg2(changeDuplicates(mxKeyReverseBits(mxKeyReverse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SwapBitsF(mxKeyXor(mxKeyShuffle(changeDuplicatesB(mxKeyXor(mxKeyAddRR(mxKeyXorB(mxKeySwapBitsG(mxKeyReverse(mxKeySwapBitsF(mxKeyRotateLeftBits(mxKeySwapMinors3(mxKeyShuffle(mxKeySwapBitsG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ReverseBits(mxKeyByBitEnc(mxKeyRotEnc2(mxKeyShuffle(mxKeySwapBitsRound(mxKeySwapBitsE(mxKeyRotateLeftBits(mxKeyNot(mxKeySwapBitsRound(mxKeyNot(mxKeySwapBitsEE2(mxKeyXor(changeDuplicates(mxKeySwapBitsRound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(p2kproc2(p2kproc3(mxKeyAlg1(mxKeySwapBitsRound(p2kproc3(mxKeyByBitEnc(mxKeyByBitEnc(mxKeySwapBitsEE2(mxKeyXorB(mxKeySwapBitsE(mxKeyAlg1(mxKeySwapBitsRound(mxKeySwapMinors3(mxKeyRotateLeftBits(changeDuplicates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Round(mxKeyReverseBits(mxKeyXorB(mxKeyRotateLeftBits(mxKeySwapBitsF(changeDuplicatesB(mxKeyByBitEnc(mxKeySwapBitsF(mxKeySwapMinors3(mxKeyShuffle(mxKeyRotateLeftBits(mxKeyNot(mxKeyRotEnc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Alg2(mxKeySwapBitsRound(mxKeyXorB(mxKeyReverse(mxKeyByBitEnc(mxKeyRotEnc2(mxKeyAlg2(mxKeyShuffle(mxKeyAlg2(mxKeySwapBitsG(mxKeyRotEnc2(mxKeySwapBitsG(mxKeyAddRR(mxKeyShuffl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XorRR(mxKeySwapBitsE(changeDuplicatesC2(mxKeyByBitEnc(mxKeyXorRR(mxKeyRotEnc(mxKeySwapBitsRound(changeDuplicates(mxKeyNot(mxKeySwapBitsD(mxKeySwapBitsG(mxKeyReverseBits(mxKeyReverseBits(mxKeySwapBitsF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huffle(mxKeyRotateLeftBits(mxKeySwapMinors3(changeDuplicates(mxKeyRotEnc(changeDuplicates(mxKeySwapBitsEE2(mxKeySwapBitsG(mxKeyShuffle(mxKeyShuffle(mxKeySwapBitsEE2(mxKeyByBitEnc(mxKeyReverse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Xor(mxKeySwapBitsEE2(changeDuplicates(mxKeySwapBitsF(changeDuplicatesC2(mxKeyRotateLeftBits(mxKeySwapBitsF(changeDuplicatesC2(mxKeyReverse(mxKeyNot(mxKeySwapBitsRound(mxKeyByBitEnc(mxKeyReverse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D(mxKeyRotEnc(mxKeyXor(mxKeySwapBitsRound(mxKeyXor(mxKeySwapMinors3(mxKeySwapBitsF(mxKeyRotateLeftBits(mxKeyXor(mxKeyByBitEnc(mxKeySwapMinors3(mxKeyAddRR(mxKeySwapMinors3(mxKeyShuffle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huffle(mxKeyRotateLeftBits(mxKeyAddRR(mxKeyNot(mxKeySwapBitsF(mxKeySwapMinors3(mxKeySwapBitsRound(mxKeyReverse(mxKeySwapBitsG(mxKeyXorB(mxKeyXor(changeDuplicatesB(mxKeyByBitEnc(mxKeyAlg1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RotEnc2(mxKeySwapBitsF(mxKeyByBitEnc(mxKeySwapBitsE(p2kproc3(mxKeyXorRR(mxKeyRotEnc(changeDuplicates(mxKeySwapBitsF(mxKeyByBitEnc(mxKeyReverseBits(mxKeyAlg2(changeDuplicatesB(changeDuplicatesC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ByBitEnc(mxKeyXorB(mxKeySwapBitsF(mxKeyReverse(mxKeyXorB(mxKeyNot(mxKeyXorRR(mxKeyRotEnc2(mxKeyXor(mxKeySwapBitsF(changeDuplicates(mxKeyRotEnc2(mxKeySwapMinors3(mxKeyNot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D(mxKeyRotEnc2(changeDuplicates(p2kproc3(mxKeyXorRR(mxKeySwapBitsRound(mxKeyReverse(mxKeyXorRR(changeDuplicatesC2(mxKeySwapBitsF(mxKeyReverse(mxKeyAddRR(changeDuplicatesC2(mxKeySwapBitsD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D(mxKeySwapBitsRound(mxKeyShuffle(mxKeyByBitEnc(mxKeyShuffle(mxKeyAlg2(mxKeySwapMinors3(mxKeySwapBitsE(mxKeySwapBitsE(mxKeySwapMinors3(mxKeyReverse(mxKeySwapBitsEE2(changeDuplicatesB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RotateLeftBits(changeDuplicatesB(mxKeyByBitEnc(mxKeySwapBitsRound(mxKeySwapBitsG(mxKeyNot(mxKeyReverse(mxKeySwapBitsD(mxKeyAlg2(mxKeyRotEnc2(mxKeySwapBitsG(mxKeySwapBitsE(changeDuplicatesC2(mxKeyAddRR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Reverse(mxKeyRotEnc(mxKeySwapBitsF(mxKeyAlg1(mxKeySwapMinors3(mxKeyAddRR(mxKeyXorB(mxKeySwapBitsF(mxKeyXorRR(mxKeySwapBitsD(mxKeyNot(mxKeyNot(mxKeyRotateLeftBits(mxKeySwapBitsD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XorB(mxKeySwapBitsRound(mxKeySwapBitsF(mxKeyShuffle(mxKeySwapBitsEE2(mxKeyXorRR(mxKeyAlg2(mxKeyReverse(changeDuplicatesC2(mxKeySwapBitsG(mxKeySwapBitsF(mxKeyAddRR(mxKeyAlg1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changeDuplicatesC2(mxKeyRotEnc2(mxKeySwapBitsRound(mxKeyAlg1(mxKeySwapBitsEE2(mxKeySwapBitsF(mxKeySwapMinors3(mxKeyRotEnc(changeDuplicatesC2(mxKeyReverseBits(mxKeyShuffle(mxKeySwapBitsRound(mxKeySwapBitsD(changeDuplicatesC2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Round(mxKeySwapBitsG(mxKeyShuffle(mxKeyAlg2(p2kproc3(mxKeyAddRR(mxKeyReverseBits(mxKeyRotateLeftBits(mxKeyRotEnc(mxKeyAlg2(mxKeySwapMinors3(p2kproc3(changeDuplicatesB(mxKeyShuffle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changeDuplicatesC2(mxKeySwapBitsG(changeDuplicatesB(mxKeyReverse(mxKeySwapBitsE(mxKeySwapBitsF(mxKeyReverseBits(mxKeyAlg1(mxKeyAddRR(p2kproc3(mxKeyByBitEnc(mxKeyRotateLeftBits(mxKeyAddRR(mxKeyRotEnc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AddRR(mxKeySwapBitsE(mxKeyAddRR(changeDuplicatesB(changeDuplicatesC2(mxKeySwapBitsD(mxKeyXor(mxKeyRotateLeftBits(mxKeySwapBitsE(mxKeyAddRR(changeDuplicatesC2(mxKeyShuffle(mxKeyAddRR(mxKeyRevers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D(mxKeySwapMinors3(mxKeyXor(mxKeyAddRR(mxKeySwapBitsF(mxKeyByBitEnc(changeDuplicatesB(mxKeyRotateLeftBits(mxKeySwapBitsRound(mxKeyAddRR(mxKeyAddRR(mxKeyXor(mxKeyAlg1(mxKeyXo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SwapBitsE(mxKeySwapMinors3(p2kproc3(mxKeyReverse(mxKeySwapBitsD(mxKeyRotEnc2(mxKeyReverseBits(changeDuplicatesC2(mxKeySwapBitsE(mxKeyXor(mxKeyXorB(mxKeySwapBitsRound(mxKeyXorRR(p2kproc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B(changeDuplicatesB(mxKeyShuffle(mxKeyByBitEnc(p2kproc3(mxKeySwapBitsD(mxKeySwapBitsE(mxKeyRotateLeftBits(mxKeySwapBitsRound(mxKeySwapBitsF(mxKeySwapBitsE(mxKeyXorRR(changeDuplicates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ByBitEnc(mxKeyAlg2(mxKeySwapBitsRound(mxKeySwapBitsEE2(mxKeyAlg1(mxKeyAlg2(mxKeyRotateLeftBits(mxKeyAlg2(mxKeyAddRR(mxKeySwapMinors3(mxKeyAlg1(mxKeySwapBitsD(mxKeyShuffle(mxKeyAlg1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changeDuplicates(mxKeySwapBitsF(mxKeySwapBitsEE2(mxKeyXorRR(changeDuplicatesC2(mxKeyRotEnc(mxKeySwapBitsD(mxKeyRotEnc2(mxKeyShuffle(changeDuplicatesB(mxKeyXorB(mxKeySwapMinors3(mxKeyNot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p2kproc3(mxKeySwapBitsRound(mxKeyAlg2(changeDuplicates(mxKeyNot(mxKeyAddRR(mxKeySwapBitsRound(mxKeySwapBitsF(mxKeyRotEnc2(mxKeySwapBitsEE2(mxKeyByBitEnc(mxKeyAlg2(mxKeyNot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XorRR(mxKeyXorRR(changeDuplicatesC2(mxKeySwapBitsEE2(p2kproc3(mxKeyByBitEnc(mxKeySwapBitsD(mxKeyRotateLeftBits(mxKeyRotateLeftBits(mxKeyReverseBits(mxKeyRotEnc2(mxKeyRotEnc(mxKeyShuffle(mxKeyReverseBits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(p2kproc2(p2kproc3(mxKeyReverseBits(mxKeyXorRR(mxKeyXorB(mxKeyNot(mxKeySwapBitsEE2(mxKeyAddRR(mxKeySwapBitsG(mxKeySwapBitsE(mxKeyRotateLeftBits(changeDuplicatesB(mxKeySwapBitsD(mxKeyReverse(changeDuplicatesC2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changeDuplicatesC2(mxKeyAlg1(mxKeyReverse(changeDuplicatesB(mxKeyRotateLeftBits(mxKeySwapBitsF(mxKeyRotateLeftBits(mxKeyRotateLeftBits(mxKeyXorB(mxKeySwapMinors3(mxKeySwapBitsRound(changeDuplicates(mxKeySwapMinors3(mxKeySwapBitsD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F(mxKeyNot(mxKeyRotEnc2(p2kproc3(mxKeySwapBitsD(changeDuplicates(mxKeySwapBitsD(mxKeyAddRR(mxKeyRotEnc2(mxKeyNot(mxKeyAlg2(mxKeyXorRR(mxKeyRotEnc2(mxKeyAddRR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AddRR(mxKeySwapBitsRound(changeDuplicates(mxKeyReverse(mxKeySwapBitsG(mxKeyReverseBits(mxKeySwapBitsRound(mxKeySwapBitsRound(mxKeyXorRR(mxKeyRotEnc2(mxKeyAlg2(mxKeySwapBitsD(mxKeyAddRR(mxKeyReverseBits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p2kproc3(mxKeyRotEnc2(mxKeySwapMinors3(changeDuplicates(mxKeyByBitEnc(changeDuplicates(mxKeyRotEnc(mxKeyXor(changeDuplicatesC2(mxKeySwapBitsD(mxKeySwapBitsE(mxKeySwapMinors3(mxKeySwapBitsRound(mxKeyAlg1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huffle(mxKeyAddRR(mxKeySwapBitsF(mxKeyAlg2(mxKeyReverseBits(mxKeySwapBitsE(mxKeyReverse(mxKeySwapBitsG(mxKeySwapBitsEE2(changeDuplicatesB(changeDuplicatesC2(mxKeySwapBitsEE2(mxKeyAlg2(mxKeyXor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XorRR(changeDuplicatesB(mxKeySwapBitsEE2(mxKeySwapBitsEE2(mxKeyRotEnc(changeDuplicatesC2(mxKeySwapBitsD(mxKeySwapBitsG(mxKeySwapBitsRound(mxKeySwapBitsG(changeDuplicatesB(mxKeySwapBitsD(changeDuplicates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XorRR(mxKeyRotEnc2(mxKeySwapMinors3(mxKeyRotEnc2(changeDuplicatesC2(mxKeyReverse(mxKeyReverse(mxKeyAlg1(mxKeySwapBitsEE2(mxKeyReverse(mxKeyXorB(mxKeySwapBitsEE2(mxKeySwapBitsF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G(mxKeyAddRR(mxKeyRotEnc2(changeDuplicates(mxKeyByBitEnc(changeDuplicatesC2(mxKeySwapBitsE(mxKeySwapBitsF(mxKeyRotateLeftBits(mxKeyRotateLeftBits(mxKeySwapBitsF(changeDuplicates(mxKeyShuffle(changeDuplicatesB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G(changeDuplicatesC2(changeDuplicatesB(changeDuplicatesB(changeDuplicatesB(mxKeyReverseBits(mxKeyAlg1(mxKeyXorB(mxKeyXorRR(mxKeyAlg2(mxKeySwapBitsE(changeDuplicates(mxKeyAlg1(mxKeySwapBitsF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Reverse(mxKeySwapBitsF(mxKeyRotEnc(mxKeyByBitEnc(changeDuplicatesB(mxKeySwapBitsRound(mxKeyAddRR(mxKeySwapBitsD(changeDuplicatesC2(mxKeyXorRR(mxKeyXorRR(p2kproc3(mxKeyRotateLeftBits(mxKeyRotEnc2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Alg2(mxKeyReverseBits(mxKeyNot(mxKeyReverse(mxKeyReverseBits(p2kproc3(mxKeyReverseBits(mxKeySwapBitsEE2(mxKeyAlg2(mxKeyXorB(mxKeyShuffle(mxKeyReverseBits(mxKeyXorB(mxKeyRotEnc2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G(mxKeyAlg1(mxKeySwapBitsEE2(mxKeyReverseBits(mxKeySwapBitsEE2(changeDuplicatesC2(mxKeyAlg2(changeDuplicates(mxKeyRotateLeftBits(p2kproc3(p2kproc3(mxKeyAlg2(changeDuplicatesB(mxKeyXor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Not(mxKeyXorB(mxKeyRotEnc(mxKeyRotEnc(mxKeyReverseBits(mxKeySwapBitsG(mxKeyXor(mxKeyNot(mxKeyReverse(mxKeyShuffle(mxKeyXor(p2kproc3(mxKeyAlg1(mxKeyXor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Alg2(mxKeySwapBitsRound(mxKeyRotateLeftBits(mxKeyAlg1(mxKeyAlg2(mxKeySwapBitsD(mxKeyRotEnc2(changeDuplicatesC2(mxKeyXorRR(mxKeyShuffle(mxKeyAddRR(mxKeySwapBitsE(mxKeyRotateLeftBits(mxKeyReverseBits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G(mxKeySwapBitsRound(mxKeyRotEnc2(p2kproc3(mxKeySwapBitsF(mxKeyRotEnc2(mxKeyAlg2(mxKeySwapBitsF(mxKeyNot(mxKeySwapBitsRound(mxKeySwapBitsG(mxKeyShuffle(mxKeyShuffle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RotEnc2(mxKeySwapBitsF(mxKeyXor(mxKeyXorB(changeDuplicates(mxKeySwapBitsE(mxKeyByBitEnc(mxKeyRotEnc(mxKeySwapBitsEE2(mxKeySwapBitsF(mxKeyAlg2(mxKeySwapBitsF(mxKeyRotateLeftBits(mxKeyShuffl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changeDuplicatesC2(mxKeyRotateLeftBits(mxKeyByBitEnc(p2kproc3(mxKeyXorRR(mxKeySwapBitsF(mxKeySwapBitsD(mxKeySwapBitsG(mxKeySwapBitsG(mxKeyAlg1(mxKeyReverse(mxKeyShuffle(mxKeyAlg1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p2kproc3(mxKeyByBitEnc(mxKeyXorB(mxKeySwapBitsG(mxKeyAlg1(mxKeySwapBitsE(mxKeyRotateLeftBits(mxKeyAlg1(mxKeyShuffle(mxKeyXorRR(changeDuplicates(mxKeyAlg2(mxKeyAlg2(mxKeyNot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huffle(mxKeyRotEnc2(mxKeySwapBitsF(mxKeySwapBitsG(mxKeyRotEnc2(mxKeyRotEnc(mxKeySwapMinors3(mxKeyByBitEnc(mxKeyXorB(mxKeySwapMinors3(p2kproc3(mxKeyRotEnc(mxKeyAddRR(mxKeySwapBitsG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Round(mxKeyXorB(changeDuplicatesC2(mxKeySwapBitsF(mxKeySwapBitsE(mxKeySwapBitsE(mxKeyXor(mxKeyAlg1(mxKeySwapBitsE(mxKeyAddRR(mxKeySwapBitsRound(changeDuplicates(mxKeySwapBitsD(mxKeyAlg1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Alg2(mxKeySwapBitsD(mxKeyXorRR(mxKeyByBitEnc(changeDuplicates(mxKeySwapBitsF(mxKeySwapBitsG(changeDuplicatesC2(mxKeyRotateLeftBits(mxKeyRotEnc2(mxKeySwapMinors3(mxKeyAlg2(mxKeyAlg1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huffle(mxKeySwapBitsG(mxKeyXorB(changeDuplicatesB(mxKeyRotateLeftBits(mxKeySwapBitsF(mxKeyAlg1(mxKeyReverseBits(mxKeySwapBitsE(mxKeySwapBitsRound(mxKeyAlg2(mxKeySwapBitsE(mxKeySwapBitsE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SwapBitsF(mxKeySwapBitsF(mxKeyXor(mxKeySwapBitsEE2(p2kproc3(mxKeyAddRR(mxKeySwapBitsF(mxKeyRotEnc(mxKeySwapBitsE(mxKeyXorRR(mxKeySwapBitsE(mxKeyReverseBits(mxKeyXorRR(mxKeySwapBitsD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Not(mxKeySwapBitsE(mxKeyReverseBits(mxKeySwapBitsEE2(mxKeySwapBitsEE2(mxKeySwapBitsE(mxKeyXorRR(mxKeyReverseBits(mxKeyAlg1(mxKeySwapBitsE(p2kproc3(mxKeySwapBitsG(mxKeyReverse(changeDuplicatesB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mxKeyRotEnc(mxKeySwapBitsEE2(mxKeySwapBitsRound(mxKeySwapBitsE(mxKeyXorB(mxKeyAlg2(mxKeyReverseBits(mxKeyAlg2(mxKeyAddRR(mxKeyXor(mxKeyShuffle(mxKeyReverseBits(mxKeyAlg1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(p2kproc2(p2kproc3(changeDuplicatesB(mxKeyAlg1(mxKeyAlg1(mxKeySwapBitsE(mxKeyAlg1(mxKeyReverseBits(mxKeyXorRR(mxKeySwapMinors3(changeDuplicates(mxKeyShuffle(mxKeyXor(mxKeyNot(mxKeySwapMinors3(mxKeySwapBit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changeDuplicatesC2(mxKeySwapBitsF(mxKeySwapBitsRound(mxKeyRotEnc(mxKeyAlg1(changeDuplicatesC2(mxKeyRotateLeftBits(mxKeyAlg2(mxKeyAlg1(mxKeySwapBitsRound(mxKeyAlg1(mxKeyRotEnc(mxKeySwapBitsD(mxKeySwapBitsD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SwapBitsF(mxKeyAlg2(mxKeyRotEnc(mxKeyByBitEnc(changeDuplicatesB(mxKeyReverseBits(mxKeyXor(mxKeyReverse(mxKeySwapBitsG(mxKeySwapMinors3(mxKeyNot(mxKeySwapBitsF(changeDuplicatesC2(mxKeySwapBitsEE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Alg1(mxKeyShuffle(mxKeyByBitEnc(mxKeyShuffle(mxKeySwapBitsG(mxKeyRotEnc2(mxKeyShuffle(mxKeySwapMinors3(changeDuplicates(mxKeySwapBitsG(mxKeySwapMinors3(mxKeySwapBitsD(mxKeySwapBitsG(mxKeyReverse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SwapBitsEE2(mxKeySwapMinors3(p2kproc3(mxKeyXorRR(mxKeyReverse(mxKeySwapBitsG(mxKeyReverse(mxKeyAddRR(mxKeyReverse(mxKeyRotEnc(mxKeyXor(mxKeyAddRR(mxKeySwapBitsF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SwapBitsRound(mxKeyReverseBits(mxKeyReverse(mxKeySwapBitsE(mxKeyByBitEnc(changeDuplicates(mxKeySwapMinors3(mxKeyByBitEnc(mxKeySwapBitsRound(mxKeyByBitEnc(mxKeyShuffle(changeDuplicatesB(mxKeyNot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Alg1(mxKeySwapBitsRound(mxKeySwapBitsF(mxKeySwapBitsG(mxKeyXorB(mxKeyRotEnc(mxKeyXor(mxKeySwapBitsE(changeDuplicatesB(changeDuplicates(mxKeySwapBitsF(changeDuplicatesB(changeDuplicatesC2(mxKeySwapMinors3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(p2kproc2(p2kproc3(mxKeyShuffle(mxKeyNot(mxKeyReverse(mxKeySwapBitsRound(changeDuplicatesB(mxKeyAddRR(mxKeyAlg1(mxKeyAddRR(mxKeyReverse(mxKeyNot(mxKeyRotateLeftBits(mxKeyRotEnc(mxKeyRotateLeftBits(mxKeyNot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SwapBitsD(mxKeyRotEnc2(mxKeyReverseBits(mxKeySwapBitsRound(mxKeyAlg1(mxKeyAlg1(mxKeySwapMinors3(mxKeyShuffle(mxKeyReverseBits(mxKeySwapBitsRound(mxKeySwapMinors3(mxKeySwapBitsD(mxKeyRotEnc2(mxKeySwapBitsG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Shuffle(mxKeySwapBitsRound(mxKeySwapBitsRound(mxKeySwapBitsG(mxKeyXorB(mxKeySwapMinors3(mxKeyRotateLeftBits(mxKeyAlg2(mxKeyShuffle(mxKeySwapBitsEE2(mxKeySwapBitsRound(mxKeyByBitEnc(mxKeyXorRR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SwapBitsRound(mxKeyReverse(mxKeyAlg2(mxKeyRotEnc2(mxKeySwapMinors3(mxKeySwapBitsRound(mxKeySwapBitsF(mxKeyRotEnc2(mxKeyXorB(changeDuplicatesB(changeDuplicates(changeDuplicatesC2(mxKeyReverseBits(mxKeySwapBitsG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Reverse(mxKeyAlg2(mxKeySwapBitsRound(mxKeyReverse(mxKeyXorRR(mxKeyAlg2(mxKeyNot(mxKeyReverseBits(mxKeyXorB(mxKeySwapBitsF(mxKeySwapBitsD(mxKeyRotEnc(mxKeyXorB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Not(mxKeySwapBitsD(mxKeyReverse(mxKeyXor(changeDuplicates(p2kproc3(mxKeySwapBitsEE2(mxKeyShuffle(mxKeyRotEnc(mxKeySwapBitsE(mxKeyRotEnc(changeDuplicates(changeDuplicates(mxKeySwapMinors3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Xor(mxKeyShuffle(mxKeyXorRR(changeDuplicatesB(mxKeyNot(mxKeyReverse(mxKeyRotateLeftBits(mxKeyReverse(mxKeyXorB(mxKeyShuffle(mxKeyNot(mxKeyRotateLeftBits(mxKeyReverse(mxKeySwapBitsF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XorB(p2kproc3(mxKeyShuffle(mxKeyAlg2(mxKeySwapBitsG(changeDuplicatesB(mxKeySwapBitsRound(mxKeyAlg1(mxKeySwapBitsD(mxKeyShuffle(mxKeyAddRR(mxKeySwapBitsG(mxKeyXorRR(mxKeyXor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SwapBitsF(mxKeyXor(mxKeySwapBitsEE2(mxKeySwapBitsD(mxKeySwapBitsRound(mxKeyRotateLeftBits(mxKeyXorRR(p2kproc3(mxKeyByBitEnc(mxKeySwapBitsG(changeDuplicatesC2(mxKeySwapMinors3(mxKeyXorB(mxKeyXor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SwapBitsG(changeDuplicatesC2(mxKeySwapBitsG(mxKeyShuffle(mxKeyShuffle(mxKeyAlg2(mxKeyShuffle(mxKeyByBitEnc(mxKeyXorB(changeDuplicatesC2(mxKeySwapBitsRound(changeDuplicatesB(mxKeyNot(mxKeyNot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changeDuplicates(mxKeyAddRR(mxKeyRotateLeftBits(mxKeyXorRR(mxKeyRotateLeftBits(mxKeySwapMinors3(mxKeySwapBitsE(mxKeyXor(p2kproc3(changeDuplicatesB(mxKeySwapBitsG(mxKeySwapBitsF(mxKeySwapBitsD(mxKeyShuffl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RotateLeftBits(p2kproc3(mxKeyByBitEnc(p2kproc3(mxKeyNot(mxKeySwapBitsE(changeDuplicatesC2(mxKeyByBitEnc(mxKeyReverseBits(mxKeyXorRR(mxKeyAddRR(mxKeySwapBitsG(mxKeySwapBitsG(mxKeyReverse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Alg2(changeDuplicatesB(mxKeyAlg1(changeDuplicates(p2kproc3(mxKeyShuffle(mxKeyXor(mxKeyShuffle(mxKeyReverseBits(mxKeySwapMinors3(mxKeyAlg2(mxKeySwapBitsG(p2kproc3(mxKeySwapBitsE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mxKeyXorB(mxKeyXorB(mxKeyReverseBits(changeDuplicatesB(mxKeyRotEnc(mxKeySwapBitsRound(mxKeyShuffle(mxKeyRotateLeftBits(mxKeyXorB(mxKeyRotateLeftBits(mxKeyXorB(mxKeySwapBitsG(mxKeySwapBitsRound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(p2kproc2(p2kproc3(changeDuplicatesC2(mxKeyRotEnc(mxKeySwapBitsE(mxKeySwapBitsD(mxKeyXorRR(mxKeyAlg2(mxKeySwapMinors3(changeDuplicates(mxKeyRotateLeftBits(mxKeyAlg2(mxKeyReverse(mxKeyAlg2(mxKeyAlg1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(p2kproc2(p2kproc3(mxKeyXorRR(mxKeyReverse(mxKeySwapBitsEE2(p2kproc3(mxKeyNot(changeDuplicates(mxKeySwapBitsG(mxKeyRotateLeftBits(mxKeyNot(mxKeyNot(mxKeyAlg1(mxKeyAlg2(mxKeySwapBitsE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(p2kproc2(p2kproc3(mxKeyAlg1(mxKeyShuffle(mxKeyAlg1(mxKeySwapBitsEE2(mxKeySwapBitsF(mxKeyByBitEnc(mxKeyReverse(p2kproc3(mxKeySwapBitsD(mxKeyAddRR(mxKeyReverse(mxKeyXorB(mxKeySwapBitsG(mxKeySwapBitsRound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(p2kproc2(p2kproc3(changeDuplicatesB(mxKeyRotEnc2(mxKeyXor(p2kproc3(mxKeyAlg2(changeDuplicatesB(mxKeyReverseBits(changeDuplicatesB(mxKeyNot(mxKeySwapBitsEE2(mxKeyNot(mxKeyRotEnc2(changeDuplicatesC2(changeDuplicatesB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(p2kproc2(p2kproc3(mxKeyAddRR(mxKeySwapBitsE(mxKeyReverse(mxKeyReverse(mxKeyReverse(mxKeySwapBitsRound(mxKeyXorRR(mxKeySwapBitsF(mxKeyAlg2(mxKeyRotateLeftBits(mxKeyXor(mxKeyAlg2(mxKeyReverseBits(mxKeySwapBitsD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(p2kproc2(p2kproc3(changeDuplicatesB(mxKeyNot(mxKeySwapBitsG(changeDuplicatesB(mxKeyNot(mxKeySwapBitsE(mxKeyXor(mxKeyReverseBits(changeDuplicatesC2(mxKeyRotEnc2(mxKeyAlg1(mxKeyReverseBits(changeDuplicatesC2(mxKeyByBi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(p2kproc2(p2kproc3(mxKeyNot(mxKeyAddRR(mxKeyXorB(mxKeyReverseBits(mxKeySwapBitsE(mxKeyAddRR(mxKeyXor(mxKeySwapBitsG(mxKeyReverse(mxKeyXor(mxKeyAlg2(p2kproc3(changeDuplicatesB(mxKeySwapBitsD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(p2kproc2(p2kproc3(changeDuplicatesC2(mxKeySwapBitsD(mxKeyReverse(changeDuplicatesC2(mxKeyShuffle(mxKeyXor(mxKeySwapBitsE(mxKeyXor(mxKeyShuffle(mxKeyAlg1(mxKeyShuffle(mxKeyReverseBits(changeDuplicatesB(mxKeySwapBitsG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(p2kproc2(p2kproc3(mxKeyAlg1(mxKeyXorB(mxKeyRotateLeftBits(mxKeyAlg2(mxKeyRotateLeftBits(mxKeyXorB(mxKeyAddRR(mxKeySwapBitsE(mxKeyNot(mxKeyShuffle(mxKeyAddRR(mxKeySwapBitsG(changeDuplicatesC2(mxKeySwapBitsF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(p2kproc2(p2kproc3(mxKeySwapBitsF(mxKeyRotEnc2(mxKeyNot(mxKeyByBitEnc(mxKeyAlg1(changeDuplicates(mxKeyAddRR(mxKeyAlg2(changeDuplicates(changeDuplicatesC2(mxKeySwapBitsE(mxKeyXorRR(mxKeySwapBitsRound(mxKeyAdd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(p2kproc2(p2kproc3(changeDuplicatesC2(mxKeySwapBitsRound(mxKeyNot(mxKeySwapBitsRound(mxKeyShuffle(mxKeySwapBitsE(mxKeySwapBitsF(mxKeyShuffle(mxKeySwapBitsG(mxKeyAlg2(p2kproc3(mxKeyAddRR(mxKeyAlg1(mxKeyShuffl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p2kproc1(p2kproc2(p2kproc3(changeDuplicatesB(mxKeySwapBitsF(mxKeySwapBitsG(changeDuplicates(changeDuplicatesC2(mxKeyAlg2(mxKeySwapBitsD(mxKeySwapBitsRound(mxKeyAddRR(mxKeySwapBitsF(mxKeySwapMinors3(mxKeyXorB(mxKeyReverse(mxKeySwapBitsRound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p2kproc1(p2kproc2(p2kproc3(mxKeyNot(mxKeyAddRR(mxKeySwapBitsF(mxKeySwapBitsE(changeDuplicatesC2(mxKeyRotEnc2(mxKeyAlg2(mxKeyReverseBits(mxKeySwapMinors3(p2kproc3(mxKeySwapBitsRound(changeDuplicatesB(changeDuplicatesB(mxKeyReverse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1024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6:00:06.531986938</dc:date>
    <meta:editing-duration>PT39S</meta:editing-duration>
    <meta:editing-cycles>1</meta:editing-cycles>
    <meta:document-statistic meta:table-count="1" meta:cell-count="4096" meta:object-count="0"/>
    <meta:generator>LibreOffice/6.3.4.2.0$Linux_X86_64 LibreOffice_project/30$Build-2</meta:generator>
  </office:meta>
</office:document-meta>
</file>